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3C000001F4000001F40032A19C.gif" manifest:media-type="image/gif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1060000016D05CDEF3F.jpg" manifest:media-type="image/jpeg"/>
  <manifest:file-entry manifest:full-path="Pictures/10000001000000780000009D9A4B4173.png" manifest:media-type="image/pn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18F000003061E7BE370.png" manifest:media-type="image/png"/>
  <manifest:file-entry manifest:full-path="Pictures/10000001000000CF0000004EA7A3B14A.png" manifest:media-type="image/png"/>
  <manifest:file-entry manifest:full-path="Pictures/100000000000015E000001F3F1FBE62E.jpg" manifest:media-type="image/jpeg"/>
  <manifest:file-entry manifest:full-path="Pictures/100000010000012C0000007DD21B82A1.png" manifest:media-type="image/png"/>
  <manifest:file-entry manifest:full-path="Pictures/100000000000014D000001F4FC4D77B5.jpg" manifest:media-type="image/jpe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 loext:decorative="false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53" style:family="graphic" style:parent-style-name="standard">
      <style:graphic-properties draw:textarea-vertical-align="middle" loext:decorative="false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6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69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7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7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7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7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 loext:decorative="false"/>
      <style:paragraph-properties style:writing-mode="lr-tb"/>
    </style:style>
    <style:style style:name="gr7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 loext:decorative="false"/>
      <style:paragraph-properties style:writing-mode="lr-tb"/>
    </style:style>
    <style:style style:name="gr8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 loext:decorative="false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 loext:decorative="false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 loext:decorative="false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 loext:decorative="false"/>
      <style:paragraph-properties style:writing-mode="lr-tb"/>
    </style:style>
    <style:style style:name="gr9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257cm" loext:decorative="false"/>
      <style:paragraph-properties style:writing-mode="lr-tb"/>
    </style:style>
    <style:style style:name="gr9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1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25cm" draw:shadow="visible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51" style:family="graphic" style:parent-style-name="standard">
      <style:graphic-properties draw:fill="solid" draw:fill-color="#eeeeee" draw:textarea-horizontal-align="left" draw:textarea-vertical-align="middle" draw:auto-grow-height="false" fo:min-height="2.549cm" fo:min-width="7.098cm" draw:shadow="visible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4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55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160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61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2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64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6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6pt" fo:language="ru" fo:country="RU" style:font-size-asian="16pt" style:font-size-complex="1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8pt" fo:language="ru" fo:country="RU" style:font-size-asian="18pt" style:font-size-complex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>
      <loext:graphic-properties draw:fill="solid" draw:fill-color="#000000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>
      <loext:graphic-properties draw:fill="solid" draw:fill-color="#000000"/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24" style:family="paragraph">
      <style:paragraph-properties fo:text-align="end"/>
    </style:style>
    <style:style style:name="P25" style:family="paragraph">
      <loext:graphic-properties draw:fill="solid" draw:fill-color="#6ad7e5"/>
      <style:paragraph-properties fo:text-align="end"/>
      <style:text-properties style:font-name="Liberation Sans" fo:font-size="12pt" fo:language="ru" fo:country="RU" style:font-size-asian="12pt" style:font-size-complex="12pt"/>
    </style:style>
    <style:style style:name="P26" style:family="paragraph">
      <style:paragraph-properties fo:line-height="100%"/>
    </style:style>
    <style:style style:name="P27" style:family="paragraph">
      <loext:graphic-properties draw:fill="solid" draw:fill-color="#eeeeee"/>
      <style:paragraph-properties fo:line-height="100%"/>
      <style:text-properties style:font-name="Liberation Mono1" fo:font-size="10pt" fo:language="ru" fo:country="RU" style:font-size-asian="10pt" style:font-size-complex="10pt"/>
    </style:style>
    <style:style style:name="P28" style:family="paragraph">
      <style:paragraph-properties fo:line-height="100%" fo:text-align="end"/>
    </style:style>
    <style:style style:name="P29" style:family="paragraph">
      <loext:graphic-properties draw:fill="solid" draw:fill-color="#eeeeee"/>
      <style:paragraph-properties fo:line-height="100%" fo:text-align="end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0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loext:graphic-properties draw:fill="solid" draw:fill-color="#ffffff"/>
      <style:paragraph-properties fo:text-align="center" style:writing-mode="lr-tb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loext:graphic-properties draw:fill="none" draw:fill-color="#ffffff"/>
      <style:text-properties style:font-name="Liberation Sans" fo:font-size="24pt" fo:language="ru" fo:country="RU" fo:font-style="normal" fo:text-shadow="none" style:font-size-asian="24pt" style:font-style-asian="normal" style:font-size-complex="24pt" style:font-style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1.5pt" fo:language="ru" fo:country="RU" fo:font-weight="normal" style:font-size-asian="11.5pt" style:font-weight-asian="normal" style:font-size-complex="11.5pt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1pt" fo:language="ru" fo:country="RU" style:font-size-asian="11pt" style:font-size-complex="11pt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4pt" fo:language="ru" fo:country="RU" style:font-size-asian="14pt" style:font-size-complex="14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c9211e" loext:opacity="100%" style:font-name="Liberation Sans" fo:font-size="16pt" fo:language="ru" fo:country="RU" style:font-size-asian="16pt" style:font-size-complex="16pt"/>
    </style:style>
    <style:style style:name="P40" style:family="paragraph">
      <style:paragraph-properties fo:margin-left="0cm" fo:margin-right="0cm" fo:margin-top="0cm" fo:margin-bottom="0cm" fo:line-height="100%" fo:text-align="start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7d9c" loext:opacity="100%" style:font-name="Liberation Sans" fo:font-size="16pt" fo:language="ru" fo:country="RU" style:font-size-asian="16pt" style:font-size-complex="16pt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5pt" fo:language="ru" fo:country="RU" style:font-size-asian="15pt" style:font-size-complex="15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4pt" fo:language="ru" fo:country="RU" style:font-size-asian="14pt" style:font-size-complex="14pt"/>
    </style:style>
    <style:style style:name="P47" style:family="paragraph">
      <style:paragraph-properties fo:text-align="center" style:writing-mode="lr-tb"/>
      <style:text-properties fo:color="#000066" loext:opacity="100%" fo:language="ru" fo:country="RU"/>
    </style:style>
    <style:style style:name="P48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9" style:family="paragraph">
      <style:paragraph-properties fo:text-align="center" style:writing-mode="lr-tb"/>
      <style:text-properties fo:font-size="18pt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1" style:family="paragraph">
      <style:paragraph-properties fo:text-align="center"/>
      <style:text-properties fo:language="ru" fo:country="RU"/>
    </style:style>
    <style:style style:name="P52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5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3pt" fo:language="ru" fo:country="RU" style:font-size-asian="13pt" style:font-size-complex="13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6pt" fo:language="ru" fo:country="RU" style:font-size-asian="16pt" style:font-size-complex="16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8pt" fo:language="ru" fo:country="RU" style:font-size-asian="18pt" style:font-size-complex="18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6pt" fo:language="ru" fo:country="RU" style:font-size-asian="16pt" style:font-size-complex="16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4pt" fo:language="ru" fo:country="RU" style:font-size-asian="14pt" style:font-size-complex="14pt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4pt" fo:language="ru" fo:country="RU" style:font-size-asian="14pt" style:font-size-complex="14pt"/>
    </style:style>
    <style:style style:name="P68" style:family="paragraph">
      <style:paragraph-properties fo:text-align="end" style:writing-mode="lr-tb"/>
      <style:text-properties fo:color="#000066" loext:opacity="100%" fo:language="ru" fo:country="RU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3pt" fo:language="ru" fo:country="RU" style:font-size-asian="13pt" style:font-size-complex="13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5pt" fo:language="ru" fo:country="RU" style:font-size-asian="15pt" style:font-size-complex="15pt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1pt" fo:language="ru" fo:country="RU" style:font-size-asian="11pt" style:font-size-complex="11pt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2pt" fo:language="ru" fo:country="RU" style:font-size-asian="12pt" style:font-size-complex="12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2pt" fo:language="ru" fo:country="RU" style:font-size-asian="12pt" style:font-size-complex="12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Mono1" fo:font-size="12pt" fo:language="ru" fo:country="RU" style:font-size-asian="12pt" style:font-size-complex="12pt"/>
    </style:style>
    <style:style style:name="P77" style:family="paragraph">
      <style:paragraph-properties fo:margin-left="0cm" fo:margin-right="0cm" fo:line-height="100%" fo:text-align="start" fo:text-indent="0cm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79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20pt" fo:language="ru" fo:country="RU" style:font-size-asian="22pt" style:font-size-complex="22pt"/>
    </style:style>
    <style:style style:name="P81" style:family="paragraph">
      <style:paragraph-properties fo:margin-left="2cm" fo:margin-right="0cm" fo:margin-top="0cm" fo:margin-bottom="0cm" fo:line-height="100%" fo:text-indent="0cm"/>
    </style:style>
    <style:style style:name="P82" style:family="paragraph">
      <style:paragraph-properties fo:margin-left="0cm" fo:margin-right="0cm" fo:margin-top="0cm" fo:margin-bottom="0cm" fo:line-height="100%" fo:text-align="end" fo:text-indent="0cm"/>
    </style:style>
    <style:style style:name="P8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4" style:family="paragraph"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5" style:family="paragraph">
      <style:paragraph-properties fo:text-align="end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6" style:family="paragraph">
      <loext:graphic-properties draw:fill="solid" draw:fill-color="#eeeeee"/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88" style:family="paragraph">
      <loext:graphic-properties draw:fill="solid" draw:fill-color="#ffffff"/>
      <style:text-properties fo:font-size="10pt" style:font-size-asian="10pt" style:font-size-complex="10pt"/>
    </style:style>
    <style:style style:name="P89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90" style:family="paragraph">
      <loext:graphic-properties draw:fill="solid" draw:fill-color="#eeeeee"/>
      <style:paragraph-properties fo:margin-left="0cm" fo:margin-right="0cm" fo:margin-top="0cm" fo:margin-bottom="0cm" fo:line-height="100%" fo:text-align="justify" fo:text-indent="0cm"/>
      <style:text-properties fo:font-size="14pt" style:font-size-asian="14pt" style:font-size-complex="14pt"/>
    </style:style>
    <style:style style:name="P91" style:family="paragraph">
      <style:paragraph-properties fo:text-align="justify" style:writing-mode="lr-tb"/>
      <style:text-properties fo:color="#000066" loext:opacity="100%" fo:font-size="18pt" fo:language="ru" fo:country="RU"/>
    </style:style>
    <style:style style:name="P92" style:family="paragraph">
      <loext:graphic-properties draw:fill="solid" draw:fill-color="#eeeeee"/>
      <style:paragraph-properties fo:text-align="justify" style:writing-mode="lr-tb"/>
      <style:text-properties fo:color="#000066" loext:opacity="100%" fo:font-size="18pt" fo:language="ru" fo:country="RU"/>
    </style:style>
    <style:style style:name="P93" style:family="paragraph">
      <style:paragraph-properties fo:text-align="justify"/>
    </style:style>
    <style:style style:name="P94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95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96" style:family="paragraph">
      <loext:graphic-properties draw:fill="none"/>
      <style:paragraph-properties fo:text-align="center"/>
      <style:text-properties fo:color="#ffffff" loext:opacity="100%" style:font-name="Liberation Sans" fo:font-size="80pt" fo:language="ru" fo:country="RU" style:font-size-asian="80pt" style:font-size-complex="80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color="#006699" loext:opacity="100%" style:font-name="Liberation Sans" fo:font-size="15pt" fo:language="en" fo:country="US" fo:font-weight="normal" style:font-size-asian="15pt" style:font-weight-asian="normal" style:font-size-complex="15pt" style:font-weight-complex="normal"/>
    </style:style>
    <style:style style:name="T50" style:family="text">
      <style:text-properties fo:color="#006699" loext:opacity="100%" style:font-name="Liberation Sans" fo:font-size="15pt" fo:language="ru" fo:country="RU" fo:font-weight="bold" style:font-size-asian="15pt" style:font-weight-asian="bold" style:font-size-complex="15pt" style:font-weight-complex="bold"/>
    </style:style>
    <style:style style:name="T5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6699" loext:opacity="100%" style:font-name="Liberation Sans" fo:font-size="15pt" fo:language="en" fo:country="US" fo:font-weight="bold" style:font-size-asian="15pt" style:font-weight-asian="bold" style:font-size-complex="15pt" style:font-weight-complex="bold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6699" loext:opacity="100%" style:font-name="Liberation Sans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6699" loext:opacity="100%" style:font-name="Liberation Sans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8" style:family="text">
      <style:text-properties fo:color="#007d9c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59" style:family="text">
      <style:text-properties fo:color="#007d9c" loext:opacity="100%" style:font-name="Liberation Sans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0" style:family="text">
      <style:text-properties fo:color="#006699" loext:opacity="100%" style:font-name="Liberation Sans" fo:font-size="15pt" fo:language="ru" fo:country="RU" style:font-size-asian="15pt" style:font-size-complex="15pt"/>
    </style:style>
    <style:style style:name="T61" style:family="text">
      <style:text-properties fo:color="#007d9c" loext:opacity="100%" style:font-name="Liberation Sans" fo:font-size="15pt" fo:language="ru" fo:country="RU" fo:font-weight="bold" style:font-size-asian="15pt" style:font-weight-asian="bold" style:font-size-complex="15pt" style:font-weight-complex="bold"/>
    </style:style>
    <style:style style:name="T62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3" style:family="text">
      <style:text-properties fo:color="#007d9c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4" style:family="text">
      <style:text-properties fo:color="#007d9c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d9c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9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0" style:family="text">
      <style:text-properties fo:color="#ffffff" loext:opacity="100%" style:text-outline="false" style:font-name="Liberation Sans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1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72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76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83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84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8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Liberation Sans" fo:font-size="12pt" fo:language="ru" fo:country="RU" fo:font-weight="bold" style:font-size-asian="12pt" style:font-weight-asian="bold" style:font-size-complex="12pt" style:font-weight-complex="bold"/>
    </style:style>
    <style:style style:name="T88" style:family="text">
      <style:text-properties style:font-name="Liberation Sans" fo:font-size="12pt" fo:language="ru" fo:country="RU" style:font-size-asian="12pt" style:font-size-complex="12pt"/>
    </style:style>
    <style:style style:name="T89" style:family="text">
      <style:text-properties fo:color="#3465a4" loext:opacity="100%" style:font-name="Liberation Sans" fo:font-size="12pt" fo:language="ru" fo:country="RU" style:font-size-asian="12pt" style:font-size-complex="12pt"/>
    </style:style>
    <style:style style:name="T90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font-name="Liberation Mono1" fo:font-size="10pt" fo:language="ru" fo:country="RU" style:font-size-asian="10pt" style:font-size-complex="10pt"/>
    </style:style>
    <style:style style:name="T94" style:family="text">
      <style:text-properties style:font-name="Liberation Mono1" fo:font-size="10pt" fo:language="ru" fo:country="RU" style:font-name-asian="Liberation Sans1" style:font-size-asian="10pt" style:font-name-complex="Liberation Sans1" style:font-size-complex="10pt"/>
    </style:style>
    <style:style style:name="T95" style:family="text">
      <style:text-properties fo:color="#3465a4" loext:opacity="100%" style:font-name="Liberation Mono1" fo:font-size="10pt" fo:language="ru" fo:country="RU" style:font-name-asian="Liberation Sans1" style:font-size-asian="10pt" style:font-name-complex="Liberation Sans1" style:font-size-complex="10pt"/>
    </style:style>
    <style:style style:name="T96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97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99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00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01" style:family="text">
      <style:text-properties fo:color="#ffffff" loext:opacity="100%" style:text-outline="false" style:font-name="Liberation Sans" fo:font-size="28pt" fo:language="ru" fo:country="RU" fo:font-style="normal" fo:text-shadow="none" style:font-size-asian="28pt" style:font-style-asian="normal" style:font-size-complex="28pt" style:font-style-complex="normal"/>
    </style:style>
    <style:style style:name="T102" style:family="text">
      <style:text-properties fo:color="#006699" loext:opacity="100%" style:font-name="Liberation Sans" fo:font-size="11.5pt" fo:language="ru" fo:country="RU" fo:font-weight="normal" style:font-size-asian="11.5pt" style:font-weight-asian="normal" style:font-size-complex="11.5pt" style:font-weight-complex="normal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06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07" style:family="text">
      <style:text-properties fo:color="#006699" loext:opacity="100%" style:font-name="Liberation Sans" fo:font-size="11.5pt" fo:language="ru" fo:country="RU" fo:font-weight="bold" style:font-size-asian="11.5pt" style:font-weight-asian="bold" style:font-size-complex="11.5pt" style:font-weight-complex="bold"/>
    </style:style>
    <style:style style:name="T108" style:family="text">
      <style:text-properties fo:color="#006699" loext:opacity="100%" style:font-name="Liberation Sans" fo:font-size="11.5pt" fo:language="en" fo:country="US" fo:font-weight="normal" style:font-size-asian="11.5pt" style:font-weight-asian="normal" style:font-size-complex="11.5pt" style:font-weight-complex="normal"/>
    </style:style>
    <style:style style:name="T1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1" style:font-size-asian="11.5pt" style:font-style-asian="normal" style:font-weight-asian="normal" style:font-name-complex="Liberation Sans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12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20" style:family="text">
      <style:text-properties fo:color="#ce181e" loext:opacity="100%" style:font-name="Liberation Mono1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21" style:family="text">
      <style:text-properties fo:color="#006699" loext:opacity="100%" style:font-name="Liberation Mono1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2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33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34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38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1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42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3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0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51" style:family="text">
      <style:text-properties fo:color="#006699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152" style:family="text">
      <style:text-properties fo:color="#006699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153" style:family="text">
      <style:text-properties fo:color="#006699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154" style:family="text">
      <style:text-properties fo:color="#006699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color="#006699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8" style:family="text">
      <style:text-properties fo:color="#006699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9" style:family="text">
      <style:text-properties fo:color="#006699" loext:opacity="100%" style:font-name="Liberation Sans1" fo:font-size="16pt" fo:language="en" fo:country="US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160" style:family="text">
      <style:text-properties fo:color="#006699" loext:opacity="100%" style:font-name="Liberation Sans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1" style:family="text">
      <style:text-properties fo:color="#006699" loext:opacity="100%" style:font-name="Liberation Sans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65" style:family="text">
      <style:text-properties fo:color="#ffffff" loext:opacity="100%" style:text-outline="false" style:font-name="Liberation Sans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66" style:family="text">
      <style:text-properties fo:color="#006699" loext:opacity="100%" style:text-outline="false" style:font-name="Liberation Sans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67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8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69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" fo:font-size="13pt" fo:language="ru" fo:country="RU" fo:font-weight="normal" style:font-size-asian="13pt" style:font-weight-asian="normal" style:font-size-complex="13pt" style:font-weight-complex="normal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2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color="#006699" loext:opacity="100%" style:font-name="Liberation Sans" fo:font-size="20pt" fo:language="ru" fo:country="RU" fo:font-weight="bold" style:font-size-asian="20pt" style:font-weight-asian="bold" style:font-size-complex="20pt" style:font-weight-complex="bold"/>
    </style:style>
    <style:style style:name="T186" style:family="text">
      <style:text-properties fo:color="#006699" loext:opacity="100%" style:font-name="Liberation Sans" fo:font-size="20pt" fo:language="ru" fo:country="RU" fo:font-weight="normal" style:font-size-asian="20pt" style:font-weight-asian="normal" style:font-size-complex="20pt" style:font-weight-complex="normal"/>
    </style:style>
    <style:style style:name="T187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0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1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5" style:family="text">
      <style:text-properties fo:color="#006699" loext:opacity="100%" style:font-name="Liberation Mono1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06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Sans" fo:font-size="10pt" fo:language="ru" fo:country="RU" fo:font-weight="normal" style:font-size-asian="10pt" style:font-weight-asian="normal" style:font-size-complex="10pt" style:font-weight-complex="normal"/>
    </style:style>
    <style:style style:name="T210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Liberation Mono1" style:font-size-asian="14pt" style:font-style-asian="italic" style:font-weight-asian="bold" style:font-name-complex="Liberation Mono1" style:font-size-complex="14pt" style:font-style-complex="italic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color="#006699" loext:opacity="100%" style:font-name="Liberation Mono1" fo:font-size="14pt" fo:language="ru" fo:country="RU" fo:font-style="italic" fo:font-weight="bold" style:font-name-asian="Liberation Mono1" style:font-size-asian="14pt" style:font-style-asian="italic" style:font-weight-asian="bold" style:font-name-complex="Liberation Mono1" style:font-size-complex="14pt" style:font-style-complex="italic" style:font-weight-complex="bold"/>
    </style:style>
    <style:style style:name="T244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5" style:family="text">
      <style:text-properties fo:color="#006699" loext:opacity="100%" style:font-name="Liberation Sans" fo:font-size="14pt" fo:language="ru" fo:country="RU" fo:font-weight="normal" style:font-size-asian="14pt" style:font-weight-asian="normal" style:font-size-complex="14pt" style:font-weight-complex="normal"/>
    </style:style>
    <style:style style:name="T246" style:family="text">
      <style:text-properties fo:color="#006699" loext:opacity="100%" style:font-name="Liberation Sans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7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53" style:family="text">
      <style:text-properties fo:color="#c9211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54" style:family="text">
      <style:text-properties fo:color="#c9211e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55" style:family="text">
      <style:text-properties fo:color="#006699" loext:opacity="100%" style:font-name="Liberation Mono1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56" style:family="text">
      <style:text-properties fo:color="#c9211e" loext:opacity="100%" style:font-name="Liberation Mono1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59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60" style:family="text">
      <style:text-properties fo:color="#006699" loext:opacity="100%" style:font-name="Liberation Mono1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Liberation Sans1" style:font-size-asian="15pt" style:font-style-asian="normal" style:font-weight-asian="bold" style:font-name-complex="Liberation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color="#006699" loext:opacity="100%" style:font-name="Liberation Sans1" fo:font-size="15pt" fo:language="ru" fo:country="RU" fo:font-style="normal" fo:font-weight="normal" style:font-name-asian="Liberation Sans1" style:font-size-asian="15pt" style:font-style-asian="normal" style:font-weight-asian="normal" style:font-name-complex="Liberation Sans1" style:font-size-complex="15pt" style:font-style-complex="normal" style:font-weight-complex="normal"/>
    </style:style>
    <style:style style:name="T265" style:family="text">
      <style:text-properties fo:color="#006699" loext:opacity="100%" style:font-name="Liberation Sans1" fo:font-size="15pt" fo:language="en" fo:country="US" fo:font-weight="normal" style:font-name-asian="Liberation Sans1" style:font-size-asian="15pt" style:font-weight-asian="normal" style:font-name-complex="Liberation Sans1" style:font-size-complex="15pt" style:font-weight-complex="normal"/>
    </style:style>
    <style:style style:name="T266" style:family="text">
      <style:text-properties fo:color="#006699" loext:opacity="100%" style:font-name="Liberation Sans1" fo:font-size="15pt" fo:language="en" fo:country="US" fo:font-style="italic" fo:font-weight="normal" style:font-name-asian="Liberation Sans1" style:font-size-asian="15pt" style:font-style-asian="italic" style:font-weight-asian="normal" style:font-name-complex="Liberation Sans1" style:font-size-complex="15pt" style:font-style-complex="italic" style:font-weight-complex="normal"/>
    </style:style>
    <style:style style:name="T267" style:family="text">
      <style:text-properties fo:color="#006699" loext:opacity="100%" style:font-name="Liberation Sans1" fo:font-size="15pt" fo:language="ru" fo:country="RU" fo:font-style="normal" fo:font-weight="bold" style:font-name-asian="Liberation Sans1" style:font-size-asian="15pt" style:font-style-asian="normal" style:font-weight-asian="bold" style:font-name-complex="Liberation Sans1" style:font-size-complex="15pt" style:font-style-complex="normal" style:font-weight-complex="bold"/>
    </style:style>
    <style:style style:name="T268" style:family="text">
      <style:text-properties fo:color="#006699" loext:opacity="100%" style:font-name="Liberation Sans1" fo:font-size="15pt" fo:language="ru" fo:country="RU" fo:font-style="italic" fo:font-weight="bold" style:font-name-asian="Liberation Sans1" style:font-size-asian="15pt" style:font-style-asian="italic" style:font-weight-asian="bold" style:font-name-complex="Liberation Sans1" style:font-size-complex="15pt" style:font-style-complex="italic" style:font-weight-complex="bold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Liberation Sans1" style:font-size-asian="15pt" style:font-style-asian="italic" style:font-weight-asian="bold" style:font-name-complex="Liberation Sans1" style:font-size-complex="15pt" style:font-style-complex="italic" style:font-weight-complex="bold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Sans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3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74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8" style:family="text">
      <style:text-properties fo:font-size="12pt" style:font-size-asian="12pt" style:font-size-complex="12pt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7" style:family="text">
      <style:text-properties fo:color="#006699" loext:opacity="100%" style:font-name="Liberation Sans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8" style:family="text">
      <style:text-properties fo:color="#006699" loext:opacity="100%" style:font-name="Liberation Sans" fo:font-size="20pt" fo:language="ru" fo:country="RU" fo:font-weight="normal" style:font-size-asian="22pt" style:font-weight-asian="normal" style:font-size-complex="22pt" style:font-weight-complex="normal"/>
    </style:style>
    <style:style style:name="T289" style:family="text">
      <style:text-properties fo:color="#006699" loext:opacity="100%" style:font-name="Liberation Sans" fo:font-size="20pt" fo:language="ru" fo:country="RU" fo:font-weight="bold" style:font-size-asian="22pt" style:font-weight-asian="bold" style:font-size-complex="22pt" style:font-weight-complex="bold"/>
    </style:style>
    <style:style style:name="T290" style:family="text">
      <style:text-properties fo:color="#006699" loext:opacity="100%" style:font-name="Liberation Sans" fo:font-size="18pt" fo:language="ru" fo:country="RU" fo:font-weight="bold" style:font-size-asian="18pt" style:font-weight-asian="bold" style:font-size-complex="18pt" style:font-weight-complex="bold"/>
    </style:style>
    <style:style style:name="T291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292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95" style:family="text">
      <style:text-properties fo:color="#006699" loext:opacity="100%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color="#006699" loext:opacity="100%" style:font-name="Liberation Sans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color="#069a2e" loext:opacity="100%" style:font-name="Liberation Sans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04" style:family="text"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T305" style:family="text">
      <style:text-properties fo:color="#000066" loext:opacity="100%" fo:font-size="12pt" fo:language="ru" fo:country="RU" fo:font-style="italic" style:font-size-asian="12pt" style:font-style-asian="italic" style:font-size-complex="12pt" style:font-style-complex="italic"/>
    </style:style>
    <style:style style:name="T306" style:family="text">
      <style:text-properties fo:color="#c9211e" loext:opacity="100%" fo:font-size="12pt" fo:language="ru" fo:country="RU" fo:font-style="normal" style:font-size-asian="12pt" style:font-style-asian="normal" style:font-size-complex="12pt" style:font-style-complex="normal"/>
    </style:style>
    <style:style style:name="T30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312" style:family="text">
      <style:text-properties fo:font-size="10pt" style:font-size-asian="10pt" style:font-size-complex="10pt"/>
    </style:style>
    <style:style style:name="T3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314" style:family="text">
      <style:text-properties fo:font-size="10pt" fo:font-style="italic" style:font-size-asian="10pt" style:font-style-asian="italic" style:font-size-complex="10pt" style:font-style-complex="italic"/>
    </style:style>
    <style:style style:name="T315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316" style:family="text">
      <style:text-properties fo:color="#3465a4" loext:opacity="100%" fo:font-size="10pt" style:font-size-asian="10pt" style:font-size-complex="10pt"/>
    </style:style>
    <style:style style:name="T317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318" style:family="text">
      <style:text-properties fo:font-size="10pt" fo:font-style="normal" style:font-size-asian="10pt" style:font-style-asian="normal" style:font-size-complex="10pt" style:font-style-complex="normal"/>
    </style:style>
    <style:style style:name="T31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323" style:family="text">
      <style:text-properties fo:color="#ffffff" loext:opacity="100%" style:text-outline="false" style:font-name="Liberation Sans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24" style:family="text">
      <style:text-properties fo:color="#ffffff" loext:opacity="100%" style:text-outline="false" style:font-name="Liberation Sans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25" style:family="text">
      <style:text-properties fo:color="#ffffff" loext:opacity="100%" style:text-outline="false" style:font-name="Liberation Sans1" fo:font-size="28pt" fo:language="ru" fo:country="RU" fo:font-style="normal" fo:text-shadow="none" style:font-name-asian="Liberation Sans1" style:font-size-asian="28pt" style:font-style-asian="normal" style:font-name-complex="Liberation Sans1" style:font-size-complex="28pt" style:font-style-complex="normal"/>
    </style:style>
    <style:style style:name="T326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27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28" style:family="text">
      <style:text-properties fo:color="#007d9c" loext:opacity="100%" fo:font-size="11pt" fo:language="ru" fo:country="RU" style:font-size-asian="11pt" style:font-size-complex="11pt"/>
    </style:style>
    <style:style style:name="T329" style:family="text">
      <style:text-properties fo:color="#ffffff" loext:opacity="100%" style:font-name="Liberation Sans" fo:font-size="80pt" fo:language="ru" fo:country="RU" fo:font-weight="normal" style:font-size-asian="80pt" style:font-weight-asian="normal" style:font-size-complex="80pt" style:font-weight-complex="normal"/>
    </style:style>
    <style:style style:name="T330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</text:span><text:span text:style-name="T27">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</text:span><text:span text:style-name="T27"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</text:span><text:span text:style-name="T28"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</text:span><text:span text:style-name="T28">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почти 2 года им никто не мешал </text:span><text:span text:style-name="T29">спокойно проектировать язык. В язык включалось только то, что было одобрено всеми </text:span><text:span text:style-name="T29">тремя создателями, каждый из которых имел ценный опыт разработки разных языков </text:span><text:span text:style-name="T29">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</text:span><text:span text:style-name="T33"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</text:span><text:span text:style-name="T33">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</text:span><text:span text:style-name="T33">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</text:span><text:span text:style-name="T39">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: они хотели сделать язык с простым </text:span><text:span text:style-name="T41">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14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43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44">стабильная спецификация языка</text:span><text:span text:style-name="T43">: совместимость с предыдущими и последующими версиями;</text:span></text:p>
              </text:list-item>
              <text:list-item>
                <text:p text:style-name="P18"><text:span text:style-name="T43">краткий и логичный </text:span><text:span text:style-name="T44">синтаксис</text:span><text:span text:style-name="T43">: легко освоить и однозначно понимать в команде;</text:span></text:p>
              </text:list-item>
              <text:list-item>
                <text:p text:style-name="P18"><text:span text:style-name="T44">строгая типизация, объявления, импорты</text:span><text:span text:style-name="T43">: компилятор контролирует программистов;</text:span></text:p>
              </text:list-item>
              <text:list-item>
                <text:p text:style-name="P18"><text:span text:style-name="T44">быстрый</text:span><text:span text:style-name="T43"> </text:span><text:span text:style-name="T44">компилятор</text:span><text:span text:style-name="T43">: минимизирует время сборки больших программных систем;</text:span></text:p>
              </text:list-item>
              <text:list-item>
                <text:p text:style-name="P18"><text:span text:style-name="T44">легко кросс-компилировать для разных ОС и архитектур </text:span><text:span text:style-name="T43">одни и те же исходники;</text:span></text:p>
              </text:list-item>
              <text:list-item>
                <text:p text:style-name="P18"><text:span text:style-name="T43"/></text:p>
              </text:list-item>
              <text:list-item>
                <text:p text:style-name="P18"><text:span text:style-name="T44">интерфейсы</text:span><text:span text:style-name="T43"> с неявным соответствием: позволят расширять готовые системы;</text:span></text:p>
              </text:list-item>
              <text:list-item>
                <text:p text:style-name="P18"><text:span text:style-name="T44">композиция</text:span><text:span text:style-name="T4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43">легковесные </text:span><text:span text:style-name="T44">goroutine</text:span><text:span text:style-name="T43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44">каналы</text:span><text:span text:style-name="T4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43">тип данных </text:span><text:span text:style-name="T44">error</text:span><text:span text:style-name="T43">: предоставляет все средства языка для явной обработки ошибок;</text:span></text:p>
              </text:list-item>
              <text:list-item>
                <text:p text:style-name="P18"><text:span text:style-name="T44">единый стиль </text:span><text:span text:style-name="T43">оформления исходников: задаётся утилитой </text:span><text:span text:style-name="T45">go fmt</text:span><text:span text:style-name="T43">;</text:span></text:p>
              </text:list-item>
              <text:list-item>
                <text:p text:style-name="P18"><text:span text:style-name="T43"/></text:p>
              </text:list-item>
              <text:list-item>
                <text:p text:style-name="P18"><text:span text:style-name="T43">богатая и надёжно работающая </text:span><text:span text:style-name="T44">стандартная библиотека</text:span><text:span text:style-name="T43">: предоставит готовые компоненты;</text:span></text:p>
              </text:list-item>
              <text:list-item>
                <text:p text:style-name="P18"><text:span text:style-name="T43">удобная распределённая </text:span><text:span text:style-name="T44">система управления внешними пакетами</text:span><text:span text:style-name="T43"> с идентификацией по URL;</text:span></text:p>
              </text:list-item>
              <text:list-item>
                <text:p text:style-name="P18"><text:span text:style-name="T43">мощный набор </text:span><text:span text:style-name="T44">стандартных инструментов</text:span><text:span text:style-name="T43"> всегда под рукой: </text:span><text:span text:style-name="T46">go </text:span><text:span text:style-name="T47">command</text:span><text:span text:style-name="T43">, </text:span><text:span text:style-name="T46">go tool </text:span><text:span text:style-name="T47">command</text:span><text:span text:style-name="T43">;</text:span></text:p>
              </text:list-item>
              <text:list-item>
                <text:p text:style-name="P18"><text:span text:style-name="T43">заложены </text:span><text:span text:style-name="T44">широкие возможности для автоматизации</text:span><text:span text:style-name="T43"> за счёт расширения набора инструментов;</text:span></text:p>
              </text:list-item>
              <text:list-item>
                <text:p text:style-name="P18"><text:span text:style-name="T43"><text:s/></text:span></text:p>
              </text:list-item>
              <text:list-item>
                <text:p text:style-name="P18"><text:span text:style-name="T44">открытый исходный код</text:span><text:span text:style-name="T4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Хронология и совместимость</text:span></text:p>
          </draw:text-box>
        </draw:frame>
        <draw:frame draw:style-name="gr15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49">Robert</text:span><text:span text:style-name="T10"> Griesemer, </text:span><text:span text:style-name="T49">Rob</text:span><text:span text:style-name="T10"> </text:span><text:span text:style-name="T49">Pike</text:span><text:span text:style-name="T10"> и </text:span><text:span text:style-name="T49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50">представлен</text:span><text:span text:style-name="T10"> язык Go. </text:span></text:p>
            <text:p text:style-name="P13"><text:span text:style-name="T51">2011-03-16</text:span><text:span text:style-name="T51"><text:tab/></text:span><text:span text:style-name="T51">go </text:span><text:span text:style-name="T49">r56: based on release weekly.2011-03-07.1</text:span></text:p>
            <text:p text:style-name="P13"><text:span text:style-name="T52">2012</text:span><text:span text:style-name="T49">-03-28</text:span><text:span text:style-name="T49"><text:tab/></text:span><text:span text:style-name="T52">go1.0</text:span><text:span text:style-name="T49">: language &amp; a set of core libraries.</text:span></text:p>
            <text:p text:style-name="P13"><text:span text:style-name="T51"/></text:p>
            <text:p text:style-name="P13"><text:span text:style-name="T51">2013-05-13</text:span><text:span text:style-name="T51"><text:tab/></text:span><text:span text:style-name="T51">go1.1: ~30%-40% performance improvement of </text:span><text:span text:style-name="T49">compiled code.</text:span></text:p>
            <text:p text:style-name="P13"><text:span text:style-name="T52">2015</text:span><text:span text:style-name="T49">-08-19</text:span><text:span text:style-name="T49"><text:tab/></text:span><text:span text:style-name="T49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49">type</text:span><text:span text:style-name="T10"> </text:span><text:span text:style-name="T49">aliases.</text:span></text:p>
            <text:p text:style-name="P13"><text:span text:style-name="T10">2018-08-24</text:span><text:span text:style-name="T10"><text:tab/></text:span><text:span text:style-name="T10">go1.11: </text:span><text:span text:style-name="T49">modules; experimental port to WebAssembly.</text:span></text:p>
            <text:p><text:span text:style-name="T10">2020-02-25</text:span><text:span text:style-name="T10"><text:tab/></text:span><text:span text:style-name="T10">go1.14: </text:span><text:span text:style-name="T49">Go</text:span><text:span text:style-name="T10"> </text:span><text:span text:style-name="T49">modules for production use; overlapping interfaces.</text:span></text:p>
            <text:p text:style-name="P13"><text:span text:style-name="T50">2022-</text:span><text:span text:style-name="T10">03-15</text:span><text:span text:style-name="T10"><text:tab/></text:span><text:span text:style-name="T10">go1.</text:span><text:span text:style-name="T50">18</text:span><text:span text:style-name="T10">: </text:span><text:span text:style-name="T49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49">min</text:span><text:span text:style-name="T10">, </text:span><text:span text:style-name="T49">max</text:span><text:span text:style-name="T10">, </text:span><text:span text:style-name="T49">clear</text:span><text:span text:style-name="T10"> </text:span><text:span text:style-name="T49">built-in</text:span><text:span text:style-name="T10"> </text:span><text:span text:style-name="T49">functions.</text:span></text:p>
            <text:p text:style-name="P13"><text:span text:style-name="T53">2024-02-06</text:span><text:span text:style-name="T53"><text:tab/></text:span><text:span text:style-name="T53">go1.22: </text:span><text:span text:style-name="T54">math/rand/v2</text:span><text:span text:style-name="T51"> package; </text:span><text:span text:style-name="T49">PGO (Profile-guided Optimization) in compiler.</text:span></text:p>
            <text:p text:style-name="P13"><text:span text:style-name="T52">2024</text:span><text:span text:style-name="T49">-08-13</text:span><text:span text:style-name="T49"><text:tab/></text:span><text:span text:style-name="T49">go1.</text:span><text:span text:style-name="T52">23</text:span><text:span text:style-name="T49">: range over function types; </text:span><text:span text:style-name="T55">iter, unique, structs</text:span><text:span text:style-name="T49"> packages. </text:span></text:p>
            <text:p text:style-name="P13"><text:span text:style-name="T49">2025-02-11</text:span><text:span text:style-name="T49"><text:tab/></text:span><text:span text:style-name="T49">go1.24: generic type aliases; weak pointers; post-quantum cryptography; FIPS mode.</text:span></text:p>
            <text:p text:style-name="P13"><text:span text:style-name="T56">2025</text:span><text:span text:style-name="T51">-08-12</text:span><text:span text:style-name="T51"><text:tab/></text:span><text:span text:style-name="T51">go1.</text:span><text:span text:style-name="T56">25</text:span><text:span text:style-name="T51">: experimental GC (10-40% faster), many changes in the standard library</text:span><text:span text:style-name="T57">.</text:span></text:p>
            <text:p text:style-name="P13"><text:span text:style-name="T58"/></text:p>
            <text:p text:style-name="P18"><text:span text:style-name="T59">Спецификация языка и стандартной библиотеки обратно совместимы с версиями </text:span><text:span text:style-name="T59">Go 1.x.</text:span></text:p>
            <text:p text:style-name="P18"><text:span text:style-name="T60">Поэтому многие крупные компании, выждав время, убедились в долговременной поддержке </text:span><text:span text:style-name="T60">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становка</text:span></text:p>
          </draw:text-box>
        </draw:frame>
        <draw:frame draw:style-name="gr16" draw:text-style-name="P20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</text:span><text:span text:style-name="T27"><text:a xlink:href="https://go.dev/doc/install" xlink:type="simple">компилятор</text:a></text:span><text:span text:style-name="T27"><text:s/>(Google) для ОС AIX, Android, *BSD, iOS, Linux, macOS, </text:span><text:span text:style-name="T27">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<text:a xlink:href="https://tinygo.org/" xlink:type="simple">TinyGo</text:a></text:span><text:span text:style-name="T28"><text:s/>для embedded systems и WebAssembly.</text:span></text:p>
            <text:p text:style-name="P18"><text:span text:style-name="T28"><text:tab/></text:span><text:span text:style-name="T28">4. </text:span><text:span text:style-name="T31"><text:a xlink:href="https://github.com/gopherjs/gopherjs" xlink:type="simple">GopherJS</text:a></text:span><text:span text:style-name="T28"><text:s/>– кросс-компилятор из Go в JavaScript.</text:span></text:p>
            <text:p text:style-name="P18"><text:span text:style-name="T28"><text:tab/></text:span><text:span text:style-name="T28">5. </text:span><text:span text:style-name="T31"><text:a xlink:href="https://github.com/usbarmory/tamago" xlink:type="simple">TamaGo</text:a></text:span><text:span text:style-name="T28"><text:s/>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58">Поддерживаются практически все </text:span><text:span text:style-name="T61">архитектуры</text:span><text:span text:style-name="T58">: i386, amd64, ARM, RISC-V, MIPS, ppc64, …</text:span></text:p>
            <text:p text:style-name="P18"><text:span text:style-name="T62"><text:tab/></text:span><text:span text:style-name="T62"><text:tab/></text:span><text:span text:style-name="T62">go tool dist list</text:span></text:p>
            <text:p text:style-name="P18"><text:span text:style-name="T63">Лёгкая кросс-компиляция!</text:span></text:p>
            <text:p text:style-name="P18"><text:span text:style-name="T64"/></text:p>
            <text:p text:style-name="P18"><text:span text:style-name="T65">Установка</text:span><text:span text:style-name="T66"> (описание </text:span><text:span text:style-name="T67"><text:a xlink:href="https://go.dev/doc/install" xlink:type="simple">https://golang.org/doc/install</text:a></text:span><text:span text:style-name="T64">):</text:span></text:p>
            <text:p text:style-name="P18"><text:span text:style-name="T68"><text:tab/></text:span><text:span text:style-name="T68"><text:tab/></text:span><text:span text:style-name="T62">sudo apt-get install golang</text:span></text:p>
            <text:p text:style-name="P18"><text:span text:style-name="T62"/></text:p>
            <text:p text:style-name="P18"><text:span text:style-name="T65">Обновление</text:span><text:span text:style-name="T64">:</text:span></text:p>
            <text:p text:style-name="P18"><text:span text:style-name="T68"><text:tab/></text:span><text:span text:style-name="T68"><text:tab/></text:span><text:span text:style-name="T62">go get go@1.25.3 # </text:span><text:span text:style-name="T69">или</text:span><text:span text:style-name="T62"> go get go@latest</text:span></text:p>
            <text:p text:style-name="P18"><text:span text:style-name="T68"/></text:p>
            <text:p text:style-name="P18"><text:span text:style-name="T64">The Go </text:span><text:span text:style-name="T68">Playground</text:span><text:span text:style-name="T64"> ~ интерактивное выполнение программ в браузере:</text:span></text:p>
            <text:p text:style-name="P18"><text:span text:style-name="T67"><text:tab/></text:span><text:span text:style-name="T67"><text:tab/></text:span><text:span text:style-name="T67">https://</text:span><text:span text:style-name="T62">play</text:span><text:span text:style-name="T69">.</text:span><text:span text:style-name="T62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ример </text:span><text:span text:style-name="T70">с приветом</text:span></text:p>
          </draw:text-box>
        </draw:frame>
        <draw:frame draw:style-name="gr17" draw:text-style-name="P21" draw:layer="layout" svg:width="26.8cm" svg:height="8.682cm" svg:x="0.6cm" svg:y="2.1cm">
          <draw:text-box>
            <text:p text:style-name="P13"><text:span text:style-name="T71">package</text:span><text:span text:style-name="T72"> main <text:s text:c="20"/>// все программы принадлежат к своему пакету</text:span></text:p>
            <text:p text:style-name="P13"><text:span text:style-name="T73">import</text:span><text:span text:style-name="T74"> ( <text:s text:c="24"/></text:span><text:span text:style-name="T72">// подключить...</text:span></text:p>
            <text:p text:style-name="P13"><text:span text:style-name="T72"><text:s text:c="2"/>"fmt" <text:s text:c="25"/>// ... пакет форматированного вывода</text:span></text:p>
            <text:p text:style-name="P13"><text:span text:style-name="T74"><text:s text:c="2"/></text:span><text:span text:style-name="T72">"os" <text:s text:c="26"/>// ... и взаимодействия с ОС</text:span></text:p>
            <text:p text:style-name="P13"><text:span text:style-name="T72">)</text:span></text:p>
            <text:p text:style-name="P13"><text:span text:style-name="T73">const</text:span><text:span text:style-name="T74"> world = "</text:span><text:span text:style-name="T74">世界</text:span><text:span text:style-name="T74">" <text:s text:c="12"/>// для исходного кода и литералов: только </text:span><text:span text:style-name="T72">UTF-8</text:span></text:p>
            <text:p text:style-name="P13"><text:span text:style-name="T75"/></text:p>
            <text:p text:style-name="P13"><text:span text:style-name="T71">func</text:span><text:span text:style-name="T72"> </text:span><text:span text:style-name="T76">main</text:span><text:span text:style-name="T72">() { <text:s text:c="19"/>// с main() начинается выполнение программы</text:span></text:p>
            <text:p text:style-name="P13"><text:span text:style-name="T74"><text:s text:c="2"/></text:span><text:span text:style-name="T73">var</text:span><text:span text:style-name="T74"> s string = world <text:s text:c="10"/>// var </text:span><text:span text:style-name="T77">переменная тип = значение</text:span></text:p>
            <text:p text:style-name="P13"><text:span text:style-name="T74"><text:s text:c="33"/>// len() — встроенная функция определения </text:span><text:span text:style-name="T74">размера </text:span></text:p>
            <text:p text:style-name="P13"><text:span text:style-name="T74"><text:s text:c="2"/></text:span><text:span text:style-name="T73">if</text:span><text:span text:style-name="T74"> len(os.Args) &gt; 1 { <text:s text:c="9"/>// в os.Args[0] — имя программы</text:span></text:p>
            <text:p text:style-name="P13"><text:span text:style-name="T74"><text:s text:c="4"/>s = os.Args[1] <text:s text:c="14"/>// имена с заглавной буквы доступны вне пакета</text:span></text:p>
            <text:p text:style-name="P13"><text:span text:style-name="T74"><text:s text:c="2"/>}</text:span></text:p>
            <text:p text:style-name="P13"><text:span text:style-name="T72"><text:s text:c="2"/>fmt.Printf("Привет, %s!\n", s) // вызов функции из импортированного пакета</text:span></text:p>
            <text:p text:style-name="P13"><text:span text:style-name="T72">} <text:s text:c="30"/></text:span></text:p>
          </draw:text-box>
        </draw:frame>
        <draw:frame draw:style-name="gr18" draw:text-style-name="P22" draw:layer="layout" svg:width="26.4cm" svg:height="4.418cm" svg:x="0.8cm" svg:y="10.782cm">
          <draw:text-box>
            <text:p><text:span text:style-name="T78">$ go run helloWorld.go</text:span></text:p>
            <text:p><text:span text:style-name="T78">Привет, </text:span><text:span text:style-name="T78">世界</text:span><text:span text:style-name="T78">!</text:span></text:p>
            <text:p text:style-name="P13"><text:span text:style-name="T78">$ go build helloWorld.go</text:span></text:p>
            <text:p text:style-name="P13"><text:span text:style-name="T79">$ ./helloWorld</text:span><text:span text:style-name="T78"> мир</text:span></text:p>
            <text:p text:style-name="P13"><text:span text:style-name="T78">Привет, мир!</text:span></text:p>
            <text:p text:style-name="P13"><text:span text:style-name="T79">$ </text:span><text:span text:style-name="T80">GOOS=windows GOARCH=amd64</text:span><text:span text:style-name="T79"> </text:span><text:span text:style-name="T78">go build helloWorld.go</text:span></text:p>
            <text:p text:style-name="P13"><text:span text:style-name="T79">$ ls </text:span><text:span text:style-name="T78">helloWorld*</text:span></text:p>
            <text:p text:style-name="P13"><text:span text:style-name="T81">helloWorld helloWorld.exe</text:span><text:span text:style-name="T7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19" draw:text-style-name="P23" draw:layer="layout" svg:width="26.4cm" svg:height="12.996cm" svg:x="0.811cm" svg:y="2.116cm">
          <draw:text-box>
            <text:p><text:span text:style-name="T82">$ echo $</text:span><text:span text:style-name="T83">GOROOT</text:span></text:p>
            <text:p><text:span text:style-name="T82">/usr/local/go</text:span></text:p>
            <text:p><text:span text:style-name="T82">$ echo $</text:span><text:span text:style-name="T83">GOPATH</text:span></text:p>
            <text:p><text:span text:style-name="T82">~/go</text:span></text:p>
            <text:p><text:span text:style-name="T82"/></text:p>
            <text:p><text:span text:style-name="T82">$ cd $GOPATH/</text:span><text:span text:style-name="T83">src</text:span></text:p>
            <text:p text:style-name="P13"><text:span text:style-name="T82"/></text:p>
            <text:p><text:span text:style-name="T82">$ mkdir </text:span><text:span text:style-name="T84">sample</text:span><text:span text:style-name="T82"> &amp;&amp; mkdir </text:span><text:span text:style-name="T84">sample</text:span><text:span text:style-name="T82">/</text:span><text:span text:style-name="T84">module</text:span></text:p>
            <text:p><text:span text:style-name="T82">$ cd </text:span><text:span text:style-name="T84">sample</text:span><text:span text:style-name="T82">/</text:span><text:span text:style-name="T84">module</text:span></text:p>
            <text:p text:style-name="P13"><text:span text:style-name="T85"/></text:p>
            <text:p text:style-name="P13"><text:span text:style-name="T85"># 1.</text:span><text:span text:style-name="T86"> Напишите program</text:span><text:span text:style-name="T85">.go</text:span><text:span text:style-name="T86">, которая будет использоваться в </text:span><text:span text:style-name="T85">main.go</text:span><text:span text:style-name="T86">. </text:span></text:p>
            <text:p text:style-name="P13"><text:span text:style-name="T85"/></text:p>
            <text:p text:style-name="P13"><text:span text:style-name="T85">$ cd $GOPATH/src/</text:span><text:span text:style-name="T86">sample</text:span></text:p>
            <text:p text:style-name="P13"><text:span text:style-name="T85"># 2.</text:span><text:span text:style-name="T86"> Напишите </text:span><text:span text:style-name="T85">main.go,</text:span><text:span text:style-name="T86"> которая делает </text:span><text:span text:style-name="T85">import "sample/module"</text:span></text:p>
            <text:p text:style-name="P13"><text:span text:style-name="T85"/></text:p>
            <text:p text:style-name="P13"><text:span text:style-name="T85"># 3. </text:span><text:span text:style-name="T86">Объявите модуль </text:span><text:span text:style-name="T85">sample</text:span><text:span text:style-name="T86"> в </text:span><text:span text:style-name="T85">go.mod</text:span></text:p>
            <text:p text:style-name="P13"><text:span text:style-name="T85">$ go mod init sample</text:span></text:p>
            <text:p text:style-name="P13"><text:span text:style-name="T85"/></text:p>
            <text:p text:style-name="P13"><text:span text:style-name="T82">$ go run main.go</text:span></text:p>
            <text:p text:style-name="P13"><text:span text:style-name="T82"/></text:p>
            <text:p text:style-name="P13"><text:span text:style-name="T82">$ go build main.go</text:span></text:p>
            <text:p text:style-name="P13"><text:span text:style-name="T85">$ ./main</text:span></text:p>
            <text:p text:style-name="P13"><text:span text:style-name="T82"/></text:p>
          </draw:text-box>
        </draw:frame>
        <draw:frame draw:style-name="gr20" draw:text-style-name="P25" draw:layer="layout" svg:width="5.2cm" svg:height="1.673cm" svg:x="21.5cm" svg:y="7.127cm">
          <draw:text-box>
            <text:p text:style-name="P24"><text:span text:style-name="T87">// go.mod</text:span></text:p>
            <text:p><text:span text:style-name="T88">module </text:span><text:span text:style-name="T89">sample</text:span></text:p>
            <text:p><text:span text:style-name="T88">go 1.25.1</text:span></text:p>
          </draw:text-box>
        </draw:frame>
        <draw:frame draw:style-name="gr21" draw:text-style-name="P27" draw:layer="layout" svg:width="9.2cm" svg:height="4.231cm" svg:x="17.5cm" svg:y="2.406cm">
          <draw:text-box>
            <text:p text:style-name="P26"><text:span text:style-name="T90">~/go/</text:span></text:p>
            <text:p text:style-name="P13"><text:span text:style-name="T91"><text:s text:c="4"/></text:span><text:span text:style-name="T90">│</text:span></text:p>
            <text:p text:style-name="P26"><text:span text:style-name="T91"><text:s text:c="4"/></text:span><text:span text:style-name="T92">└</text:span><text:span text:style-name="T91">─</text:span><text:span text:style-name="T90">src/</text:span></text:p>
            <text:p text:style-name="P26"><text:span text:style-name="T92"><text:s text:c="9"/></text:span><text:span text:style-name="T93">│ </text:span></text:p>
            <text:p text:style-name="P26"><text:span text:style-name="T92"><text:s text:c="9"/></text:span><text:span text:style-name="T93">└─</text:span><text:span text:style-name="T94">/</text:span><text:span text:style-name="T93">sample/</text:span></text:p>
            <text:p text:style-name="P13"><text:span text:style-name="T92"><text:s text:c="18"/>├─</text:span><text:span text:style-name="T93">go.mod</text:span></text:p>
            <text:p text:style-name="P26"><text:span text:style-name="T92"><text:s text:c="18"/>├─</text:span><text:span text:style-name="T93">main.go</text:span></text:p>
            <text:p text:style-name="P13"><text:span text:style-name="T92"><text:s text:c="18"/>├─</text:span><text:span text:style-name="T93">main</text:span></text:p>
            <text:p text:style-name="P13"><text:span text:style-name="T92"><text:s text:c="18"/>└─</text:span><text:span text:style-name="T95">/</text:span><text:span text:style-name="T96">module/</text:span></text:p>
            <text:p text:style-name="P26"><text:span text:style-name="T97"><text:s text:c="27"/>└─program</text:span><text:span text:style-name="T96">.go</text:span></text:p>
          </draw:text-box>
        </draw:frame>
        <draw:frame draw:style-name="gr21" draw:text-style-name="P29" draw:layer="layout" svg:width="6.6cm" svg:height="4.231cm" svg:x="12.1cm" svg:y="10.369cm">
          <draw:text-box>
            <text:p text:style-name="P28"><text:span text:style-name="T90">// main.go</text:span></text:p>
            <text:p text:style-name="P26"><text:span text:style-name="T98">package main</text:span></text:p>
            <text:p text:style-name="P26"><text:span text:style-name="T98"/></text:p>
            <text:p text:style-name="P26"><text:span text:style-name="T99">import "sample/module"</text:span></text:p>
            <text:p text:style-name="P26"><text:span text:style-name="T99"/></text:p>
            <text:p text:style-name="P26"><text:span text:style-name="T98">func main() {</text:span></text:p>
            <text:p text:style-name="P26"><text:span text:style-name="T98"><text:s text:c="4"/>object := module.Type{}</text:span></text:p>
            <text:p text:style-name="P26"><text:span text:style-name="T98"><text:s text:c="4"/>object.Method()</text:span></text:p>
            <text:p text:style-name="P26"><text:span text:style-name="T98">}</text:span></text:p>
          </draw:text-box>
        </draw:frame>
        <draw:frame draw:style-name="gr21" draw:text-style-name="P30" draw:layer="layout" svg:width="7.2cm" svg:height="4.231cm" svg:x="19.5cm" svg:y="10.37cm">
          <draw:text-box>
            <text:p text:style-name="P28"><text:span text:style-name="T100">// module/program.go</text:span></text:p>
            <text:p text:style-name="P26"><text:span text:style-name="T99">package module</text:span></text:p>
            <text:p text:style-name="P26"><text:span text:style-name="T99"/></text:p>
            <text:p text:style-name="P26"><text:span text:style-name="T99">type Type struct {</text:span></text:p>
            <text:p text:style-name="P26"><text:span text:style-name="T99">}</text:span></text:p>
            <text:p text:style-name="P26"><text:span text:style-name="T99"/></text:p>
            <text:p text:style-name="P26"><text:span text:style-name="T99">func (t Type) Method() {</text:span></text:p>
            <text:p text:style-name="P26"><text:span text:style-name="T99"><text:s text:c="4"/>println("Method() of Type")</text:span></text:p>
            <text:p text:style-name="P26"><text:span text:style-name="T99">}</text:span></text:p>
            <text:p text:style-name="P26"><text:span text:style-name="T99"/></text:p>
          </draw:text-box>
        </draw:frame>
        <draw:custom-shape draw:style-name="gr22" draw:text-style-name="P32" draw:layer="layout" svg:width="0.5cm" svg:height="0.5cm" svg:x="26.1cm" svg:y="5.8cm">
          <text:p text:style-name="P31"><text:span text:style-name="T9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3" draw:layer="layout" svg:width="0.5cm" svg:height="0.5cm" svg:x="21.001cm" svg:y="4.801cm">
          <text:p text:style-name="P31"><text:span text:style-name="T9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3" draw:layer="layout" svg:width="0.5cm" svg:height="0.5cm" svg:x="23.402cm" svg:y="4.402cm">
          <text:p text:style-name="P31"><text:span text:style-name="T9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интаксис: особенности</text:span></text:p>
          </draw:text-box>
        </draw:frame>
        <draw:frame draw:style-name="gr25" draw:text-style-name="P35" draw:layer="layout" svg:width="26.8cm" svg:height="13.103cm" svg:x="0.6cm" svg:y="2.1cm">
          <draw:text-box>
            <text:p text:style-name="P13"><text:span text:style-name="T102">Простой синтаксис. Минимум синтаксических конструкций. Однозначное выражение действий (без TIMTOWTDI).</text:span></text:p>
            <text:p text:style-name="P13"><text:span text:style-name="T102">Каждое утверждение (statement) начинается с ключевого слова (25 keywords). Исходники в UTF-8.</text:span></text:p>
            <text:p text:style-name="P13"><text:span text:style-name="T102"/></text:p>
            <text:p text:style-name="P13"><text:span text:style-name="T103">Ошибки – это тип данных </text:span><text:span text:style-name="T104">error</text:span><text:span text:style-name="T103">. Н</text:span><text:span text:style-name="T102">ет исключений (exceptions). Есть </text:span><text:span text:style-name="T105">panic()</text:span><text:span text:style-name="T102"> и </text:span><text:span text:style-name="T105">recover()</text:span><text:span text:style-name="T102">.</text:span></text:p>
            <text:p text:style-name="P13"><text:span text:style-name="T102">Нет классов, но в </text:span><text:span text:style-name="T105">struct</text:span><text:span text:style-name="T102"> описываются поля, и для всех типов данных можно определять методы: </text:span><text:span text:style-name="T105">func (o T)m()</text:span><text:span text:style-name="T102">.</text:span></text:p>
            <text:p text:style-name="P13"><text:span text:style-name="T105">inteface</text:span><text:span text:style-name="T102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02"/></text:p>
            <text:p text:style-name="P13"><text:span text:style-name="T106">;</text:span><text:span text:style-name="T102"> как перевод строки (line feed) — автоматически вставляется компилятором, где необходимо;. нельзя переносить </text:span><text:span text:style-name="T105">{</text:span><text:span text:style-name="T102"> на новую </text:span><text:span text:style-name="T102">строку.</text:span></text:p>
            <text:p text:style-name="P13"><text:span text:style-name="T106">,</text:span><text:span text:style-name="T102"> запятая обязательна в конце строки в списке, если нет </text:span><text:span text:style-name="T105">)</text:span><text:span text:style-name="T102"> как завершителя списка.</text:span></text:p>
            <text:p text:style-name="P13"><text:span text:style-name="T104">_</text:span><text:span text:style-name="T103"> “пустая переменная</text:span><text:span text:style-name="T102">“ (blank identifier) для игнорирования значения.</text:span></text:p>
            <text:p text:style-name="P13"><text:span text:style-name="T107">:=</text:span><text:span text:style-name="T102"> простое объявление с выводом типа из значения (inferred type) и инициализация переменной в функции.</text:span></text:p>
            <text:p text:style-name="P13"><text:span text:style-name="T102">Все объявленные переменные получают начальное zero value <text:s/>(</text:span><text:span text:style-name="T105">0</text:span><text:span text:style-name="T102">, </text:span><text:span text:style-name="T105">false</text:span><text:span text:style-name="T102">, </text:span><text:span text:style-name="T105">""</text:span><text:span text:style-name="T102">, </text:span><text:span text:style-name="T105">nil</text:span><text:span text:style-name="T102"> для интерфейсов и ссылочных типов).</text:span></text:p>
            <text:p text:style-name="P13"><text:span text:style-name="T102"/></text:p>
            <text:p text:style-name="P13"><text:span text:style-name="T10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02">Все имена со строчной буквы видны во всех файлах внутри одного пакета. 1 пакет = 1 каталог.</text:span></text:p>
            <text:p text:style-name="P13"><text:span text:style-name="T102"/></text:p>
            <text:p text:style-name="P13"><text:span text:style-name="T102">Функции — полноценные типы: multiple return values, named return values, bare return, variadic functions, </text:span><text:span text:style-name="T108">anonymous</text:span><text:span text:style-name="T102"> functions.</text:span></text:p>
            <text:p text:style-name="P13"><text:span text:style-name="T106">func init() { }</text:span><text:span text:style-name="T102"> // инициализирующие функции в файлах пакета.</text:span></text:p>
            <text:p text:style-name="P13"><text:span text:style-name="T106">defer</text:span><text:span text:style-name="T102"> f() // отложенное исполнение действий перед завершением функции: появилось в Go.</text:span></text:p>
            <text:p text:style-name="P13"><text:span text:style-name="T104">go f()</text:span><text:span text:style-name="T103"> </text:span><text:span text:style-name="T102">// запустить любую функцию как goroutine для одновременного выполнения. </text:span></text:p>
            <text:p text:style-name="P13"><text:span text:style-name="T103">Каналы: </text:span><text:span text:style-name="T109">channel</text:span><text:span text:style-name="T103"> &lt;- value; value &lt;- channel; </text:span><text:span text:style-name="T109">select / case / default</text:span><text:span text:style-name="T103"> // </text:span><text:span text:style-name="T102">переключение каналов</text:span></text:p>
            <text:p text:style-name="P13"><text:span text:style-name="T102"/></text:p>
            <text:p text:style-name="P13"><text:span text:style-name="T102">Безтиповые константы (untyped constants) в языке со строгой типизацией!</text:span></text:p>
            <text:p text:style-name="P13"><text:span text:style-name="T106">rune</text:span><text:span text:style-name="T102"> // тип данных для ”символа” (code point) в кодировке UTF-8.</text:span></text:p>
            <text:p text:style-name="P13"><text:span text:style-name="T106">iota</text:span><text:span text:style-name="T102"> для перечисления (enumerator) именованных целых значений.</text:span></text:p>
            <text:p text:style-name="P13"><text:span text:style-name="T102"/></text:p>
            <text:p text:style-name="P13"><text:span text:style-name="T109">import </text:span><text:span text:style-name="T110">"</text:span><text:span text:style-name="T109">package</text:span><text:span text:style-name="T110">"; </text:span><text:span text:style-name="T109">var declared</text:span><text:span text:style-name="T103"> // если не используются </text:span><text:span text:style-name="T102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унктуация</text:span></text:p>
          </draw:text-box>
        </draw:frame>
        <draw:frame draw:style-name="gr26" draw:text-style-name="P36" draw:layer="layout" svg:width="11.6cm" svg:height="13.601cm" svg:x="0.6cm" svg:y="2.1cm">
          <draw:text-box>
            <text:p text:style-name="P13"><text:span text:style-name="T111">()</text:span><text:span text:style-name="T112"> список: импортов, констант, параметров,</text:span></text:p>
            <text:p text:style-name="P13"><text:span text:style-name="T112"><text:s text:c="3"/>возвращаемых значений, ...</text:span></text:p>
            <text:p text:style-name="P13"><text:span text:style-name="T112"/></text:p>
            <text:p text:style-name="P13"><text:span text:style-name="T111">[]</text:span><text:span text:style-name="T112"> размер массива, показатель среза</text:span></text:p>
            <text:p text:style-name="P13"><text:span text:style-name="T112"><text:s text:c="3"/>элемент массива, среза, словаря</text:span></text:p>
            <text:p text:style-name="P13"><text:span text:style-name="T111">[]</text:span><text:span text:style-name="T112"> тип параметра в generics</text:span></text:p>
            <text:p text:style-name="P13"><text:span text:style-name="T112"/></text:p>
            <text:p text:style-name="P13"><text:span text:style-name="T111">{}</text:span><text:span text:style-name="T112"> блок определения</text:span></text:p>
            <text:p text:style-name="P13"><text:span text:style-name="T111">{}</text:span><text:span text:style-name="T112"> блок начальных значений</text:span></text:p>
            <text:p text:style-name="P13"><text:span text:style-name="T111">{}</text:span><text:span text:style-name="T112"> блок кода</text:span></text:p>
            <text:p text:style-name="P13"><text:span text:style-name="T112"/></text:p>
            <text:p text:style-name="P13"><text:span text:style-name="T111">:</text:span><text:span text:style-name="T112"> отделяет индекс или ключ от значения</text:span></text:p>
            <text:p text:style-name="P13"><text:span text:style-name="T112"/></text:p>
            <text:p text:style-name="P13"><text:span text:style-name="T111">:</text:span><text:span text:style-name="T112"> ставится после метки</text:span></text:p>
            <text:p text:style-name="P13"><text:span text:style-name="T111"/></text:p>
            <text:p text:style-name="P13"><text:span text:style-name="T111">...</text:span><text:span text:style-name="T112"> размер массива вычисляется по значениям</text:span></text:p>
            <text:p text:style-name="P13"><text:span text:style-name="T111">...</text:span><text:span text:style-name="T112"> список параметров переменной длины</text:span></text:p>
            <text:p text:style-name="P13"><text:span text:style-name="T111">...</text:span><text:span text:style-name="T112"> список аргументов переменной длины</text:span></text:p>
            <text:p text:style-name="P13"><text:span text:style-name="T111"/></text:p>
            <text:p text:style-name="P13"><text:span text:style-name="T111">;</text:span><text:span text:style-name="T112"> разделитель выражений в for и if</text:span></text:p>
            <text:p text:style-name="P13"><text:span text:style-name="T111">;</text:span><text:span text:style-name="T112"> перевод строки (разделитель утверждений)</text:span></text:p>
            <text:p text:style-name="P13"><text:span text:style-name="T112"/></text:p>
            <text:p text:style-name="P13"><text:span text:style-name="T111">:=</text:span><text:span text:style-name="T112"> объявление и присваивание (в функции)</text:span></text:p>
            <text:p text:style-name="P13"><text:span text:style-name="T112"/></text:p>
            <text:p text:style-name="P13"><text:span text:style-name="T111">,</text:span><text:span text:style-name="T112"> разделитель в списке</text:span></text:p>
            <text:p text:style-name="P13"><text:span text:style-name="T112"/></text:p>
            <text:p text:style-name="P13"><text:span text:style-name="T111">.</text:span><text:span text:style-name="T112"> разделитель объекта и метода</text:span></text:p>
            <text:p text:style-name="P13"><text:span text:style-name="T112"/></text:p>
            <text:p text:style-name="P13"><text:span text:style-name="T113">&lt;- </text:span><text:span text:style-name="T112">запись в канал и чтение из канала</text:span></text:p>
            <text:p text:style-name="P13"><text:span text:style-name="T112"/></text:p>
          </draw:text-box>
        </draw:frame>
        <draw:frame draw:style-name="gr27" draw:text-style-name="P36" draw:layer="layout" svg:width="15.4cm" svg:height="13.157cm" svg:x="12.2cm" svg:y="2.1cm">
          <draw:text-box>
            <text:p text:style-name="P13"><text:span text:style-name="T114">import </text:span><text:span text:style-name="T115">(</text:span><text:span text:style-name="T114"> </text:span><text:span text:style-name="T116">"</text:span><text:span text:style-name="T117">fmt</text:span><text:span text:style-name="T116">"</text:span><text:span text:style-name="T117"> </text:span><text:span text:style-name="T118">)</text:span><text:span text:style-name="T117">; const </text:span><text:span text:style-name="T118">(</text:span><text:span text:style-name="T117"> answer = 42 </text:span><text:span text:style-name="T118">)</text:span><text:span text:style-name="T117">; var </text:span><text:span text:style-name="T118">(</text:span><text:span text:style-name="T117"> five = 42 </text:span><text:span text:style-name="T118">)</text:span></text:p>
            <text:p text:style-name="P13"><text:span text:style-name="T112">func f</text:span><text:span text:style-name="T119">(</text:span><text:span text:style-name="T112">x float64</text:span><text:span text:style-name="T119">)</text:span><text:span text:style-name="T112"> float64 { return 0.0 } </text:span></text:p>
            <text:p text:style-name="P13"><text:span text:style-name="T112"/></text:p>
            <text:p text:style-name="P13"><text:span text:style-name="T117">array </text:span><text:span text:style-name="T118">[</text:span><text:span text:style-name="T117">size</text:span><text:span text:style-name="T118">]</text:span><text:span text:style-name="T117">int;</text:span><text:span text:style-name="T117"><text:tab/></text:span><text:span text:style-name="T117"><text:tab/></text:span><text:span text:style-name="T112">slice </text:span><text:span text:style-name="T119">[]</text:span><text:span text:style-name="T112">string </text:span></text:p>
            <text:p text:style-name="P13"><text:span text:style-name="T117">array</text:span><text:span text:style-name="T118">[</text:span><text:span text:style-name="T117">index</text:span><text:span text:style-name="T118">]</text:span><text:span text:style-name="T117">;</text:span><text:span text:style-name="T117"><text:tab/></text:span><text:span text:style-name="T117"><text:tab/></text:span><text:span text:style-name="T117">slice</text:span><text:span text:style-name="T118">[</text:span><text:span text:style-name="T117">index</text:span><text:span text:style-name="T118">]</text:span><text:span text:style-name="T117">;</text:span><text:span text:style-name="T117"><text:tab/></text:span><text:span text:style-name="T117"><text:tab/></text:span><text:span text:style-name="T117">value = map</text:span><text:span text:style-name="T118">[</text:span><text:span text:style-name="T117">key</text:span><text:span text:style-name="T118">]</text:span></text:p>
            <text:p text:style-name="P13"><text:span text:style-name="T117">func f</text:span><text:span text:style-name="T118">[</text:span><text:span text:style-name="T117">T any</text:span><text:span text:style-name="T118">]</text:span><text:span text:style-name="T117">(a []T) T { return a[0] }; f</text:span><text:span text:style-name="T118">[</text:span><text:span text:style-name="T117">int</text:span><text:span text:style-name="T118">]</text:span><text:span text:style-name="T117">(someSlice))</text:span></text:p>
            <text:p text:style-name="P13"><text:span text:style-name="T112"/></text:p>
            <text:p text:style-name="P13"><text:span text:style-name="T112">type struct Point </text:span><text:span text:style-name="T119">{</text:span><text:span text:style-name="T112"> x, y int32 </text:span><text:span text:style-name="T119">}</text:span></text:p>
            <text:p text:style-name="P13"><text:span text:style-name="T112">ipAddress = [4]int</text:span><text:span text:style-name="T119">{</text:span><text:span text:style-name="T112">127, 0, 0, 1</text:span><text:span text:style-name="T119">}</text:span></text:p>
            <text:p text:style-name="P13"><text:span text:style-name="T112">func answer() int </text:span><text:span text:style-name="T119">{</text:span><text:span text:style-name="T112"> return 42 </text:span><text:span text:style-name="T119">}</text:span><text:span text:style-name="T112"> </text:span></text:p>
            <text:p text:style-name="P13"><text:span text:style-name="T112"/></text:p>
            <text:p text:style-name="P13"><text:span text:style-name="T112">gender := [2]string{ 0</text:span><text:span text:style-name="T119">: <text:s/></text:span><text:span text:style-name="T112">"Female", 1</text:span><text:span text:style-name="T119">: </text:span><text:span text:style-name="T112">"Male" }</text:span></text:p>
            <text:p text:style-name="P13"><text:span text:style-name="T112">language := map[string]int { "Go"</text:span><text:span text:style-name="T119">:</text:span><text:span text:style-name="T112"> 2007 }</text:span></text:p>
            <text:p text:style-name="P13"><text:span text:style-name="T112">label</text:span><text:span text:style-name="T119">:</text:span></text:p>
            <text:p text:style-name="P13"><text:span text:style-name="T112"/></text:p>
            <text:p text:style-name="P13"><text:span text:style-name="T112">shadrinsk := [</text:span><text:span text:style-name="T119">...</text:span><text:span text:style-name="T112">] float32 { 56.05, 63.38 }</text:span></text:p>
            <text:p text:style-name="P13"><text:span text:style-name="T112">func sum(numbers </text:span><text:span text:style-name="T119">...</text:span><text:span text:style-name="T112">int) (sum int) { /* range numbers */ }</text:span></text:p>
            <text:p text:style-name="P13"><text:span text:style-name="T112">integers := []int{1,2,3,4,5}; sum(integers</text:span><text:span text:style-name="T119">...</text:span><text:span text:style-name="T112">)</text:span></text:p>
            <text:p text:style-name="P13"><text:span text:style-name="T112"/></text:p>
            <text:p text:style-name="P13"><text:span text:style-name="T117">for i := 0</text:span><text:span text:style-name="T113">;</text:span><text:span text:style-name="T117"> i &lt; n</text:span><text:span text:style-name="T113">;</text:span><text:span text:style-name="T117"> i++ { if y := f(i)</text:span><text:span text:style-name="T113">;</text:span><text:span text:style-name="T117"> y &gt; 0 { println(y) } }</text:span></text:p>
            <text:p text:style-name="P13"><text:span text:style-name="T117">version := 1.0</text:span><text:span text:style-name="T120">;</text:span><text:span text:style-name="T121"> released := 2012; fmt.Println(version)</text:span></text:p>
            <text:p text:style-name="P13"><text:span text:style-name="T121"/></text:p>
            <text:p text:style-name="P13"><text:span text:style-name="T116">site </text:span><text:span text:style-name="T122">:=</text:span><text:span text:style-name="T116"> "</text:span><text:span text:style-name="T117"><text:a xlink:href="https://go.dev/" xlink:type="simple">https://go.dev/</text:a></text:span><text:span text:style-name="T121">"</text:span></text:p>
            <text:p text:style-name="P13"><text:span text:style-name="T121"/></text:p>
            <text:p text:style-name="P13"><text:span text:style-name="T121">place = findLocation(latitude</text:span><text:span text:style-name="T120">,</text:span><text:span text:style-name="T121"> longitude)</text:span></text:p>
            <text:p text:style-name="P13"><text:span text:style-name="T121"/></text:p>
            <text:p text:style-name="P13"><text:span text:style-name="T121">result = object</text:span><text:span text:style-name="T120">.</text:span><text:span text:style-name="T121">method()</text:span></text:p>
            <text:p text:style-name="P13"><text:span text:style-name="T121"/></text:p>
            <text:p text:style-name="P13"><text:span text:style-name="T116">channel </text:span><text:span text:style-name="T113">&lt;-</text:span><text:span text:style-name="T116"> value; value = </text:span><text:span text:style-name="T113">&lt;-</text:span><text:span text:style-name="T121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то исключено из Go</text:span></text:p>
          </draw:text-box>
        </draw:frame>
        <draw:frame draw:style-name="gr28" draw:text-style-name="P38" draw:layer="layout" svg:width="26.8cm" svg:height="12.884cm" svg:x="0.6cm" svg:y="2.116cm">
          <draw:text-box>
            <text:p text:style-name="P18"><text:span text:style-name="T43">Чтобы сделать синтаксис кратким и понятным, исключены:</text:span></text:p>
            <text:p text:style-name="P18"><text:span text:style-name="T43"/></text:p>
            <text:list text:style-name="L1">
              <text:list-item>
                <text:p text:style-name="P18"><text:span text:style-name="T43">Описатели видимости имён (</text:span><text:span text:style-name="T46">private</text:span><text:span text:style-name="T43">, </text:span><text:span text:style-name="T46">public</text:span><text:span text:style-name="T43">, ...) — её показывает </text:span><text:span text:style-name="T44">Capitalization</text:span><text:span text:style-name="T43">. </text:span></text:p>
              </text:list-item>
              <text:list-item>
                <text:p text:style-name="P18"><text:span text:style-name="T43">Особые описатели для имён (</text:span><text:span text:style-name="T46">auto</text:span><text:span text:style-name="T43">, </text:span><text:span text:style-name="T46">static</text:span><text:span text:style-name="T43">, …) — расположение </text:span><text:span text:style-name="T46">const</text:span><text:span text:style-name="T43"> и </text:span><text:span text:style-name="T46">var</text:span><text:span text:style-name="T43"> говорит об области </text:span><text:span text:style-name="T43">действия.</text:span></text:p>
              </text:list-item>
              <text:list-item>
                <text:p text:style-name="P18"><text:span text:style-name="T43">Обозначения значности у констант — применение </text:span><text:span text:style-name="T46">untyped const</text:span><text:span text:style-name="T43"> очень естественно.</text:span></text:p>
              </text:list-item>
              <text:list-item>
                <text:p text:style-name="P18"><text:span text:style-name="T43">Дополнительная нотация для &lt;generics&gt; — поскольку это лишь [параметризация] и ограничения </text:span><text:span text:style-name="T43">для типов.</text:span></text:p>
              </text:list-item>
              <text:list-item>
                <text:p text:style-name="P18"><text:span text:style-name="T43">Ключевые слова структурного программирования (</text:span><text:span text:style-name="T46">procedure</text:span><text:span text:style-name="T43">, ...) — назначение выводится из </text:span><text:span text:style-name="T43">контекста.</text:span></text:p>
              </text:list-item>
              <text:list-item>
                <text:p text:style-name="P18"><text:span text:style-name="T43">Дополнительные управляющие конструкции (</text:span><text:span text:style-name="T46">elsif</text:span><text:span text:style-name="T43"> / </text:span><text:span text:style-name="T46">elif</text:span><text:span text:style-name="T43">, …) — лишь замусоривают исходники.</text:span></text:p>
              </text:list-item>
              <text:list-item>
                <text:p text:style-name="P18"><text:span text:style-name="T43">Различные ключевые слова для разных типов циклов (</text:span><text:span text:style-name="T46">while</text:span><text:span text:style-name="T43">, </text:span><text:span text:style-name="T46">until</text:span><text:span text:style-name="T43">) — достаточно одного </text:span><text:span text:style-name="T46">for</text:span><text:span text:style-name="T43">.</text:span></text:p>
              </text:list-item>
              <text:list-item>
                <text:p text:style-name="P18"><text:span text:style-name="T43">Ключевые слова ООП (</text:span><text:span text:style-name="T46">class</text:span><text:span text:style-name="T43">, ...) — объектный подход обходится только </text:span><text:span text:style-name="T46">type</text:span><text:span text:style-name="T43"> и </text:span><text:span text:style-name="T46">func</text:span><text:span text:style-name="T43">.</text:span></text:p>
              </text:list-item>
              <text:list-item>
                <text:p text:style-name="P18"><text:span text:style-name="T43">Зарезервированные слова для особых методов (</text:span><text:span text:style-name="T46">constructor</text:span><text:span text:style-name="T43">, ИмяКласса, ...) — допустимы </text:span><text:span text:style-name="T43">любые имена.</text:span></text:p>
              </text:list-item>
              <text:list-item>
                <text:p text:style-name="P18"><text:span text:style-name="T43">Ограничения ООП — методы можно определять для любого типа. </text:span></text:p>
              </text:list-item>
              <text:list-item>
                <text:p text:style-name="P18"><text:span text:style-name="T43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43">Явное указание реализации (implements) интерфейсов — неявное соответствие даёт больше </text:span><text:span text:style-name="T43">свободы.</text:span></text:p>
              </text:list-item>
              <text:list-item>
                <text:p text:style-name="P18"><text:span text:style-name="T43">Деструкторы — сборщик мусора (GC) эффективно чистит память.</text:span></text:p>
              </text:list-item>
              <text:list-item>
                <text:p text:style-name="P18"><text:span text:style-name="T43">Исключения (exceptions) нарушают ход выполнения — подпрограммы возвращают результаты и </text:span><text:span text:style-name="T46">error</text:span><text:span text:style-name="T43">.</text:span></text:p>
              </text:list-item>
              <text:list-item>
                <text:p text:style-name="P18"><text:span text:style-name="T43">Арифметика с указателями — источник ошибок.</text:span></text:p>
              </text:list-item>
              <text:list-item>
                <text:p text:style-name="P18"><text:span text:style-name="T43">«</text:span><text:span text:style-name="T46">;</text:span><text:span text:style-name="T43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43">Значения по умолчанию для аргументов — ведут к нарушению ISP (принцип разделения </text:span><text:span text:style-name="T43">интерфейсов).</text:span></text:p>
              </text:list-item>
            </text:list>
            <text:p text:style-name="P18"><text:span text:style-name="T43"/></text:p>
            <text:p text:style-name="P37"><text:span text:style-name="T123"/></text:p>
            <text:p text:style-name="P37"><text:span text:style-name="T123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29" draw:text-style-name="P19" draw:layer="layout" svg:width="3cm" svg:height="12.884cm" svg:x="0.5cm" svg:y="2.116cm">
          <draw:text-box>
            <text:p text:style-name="P18"><text:span text:style-name="T27">Go (48)</text:span></text:p>
            <text:p text:style-name="P18"><text:span text:style-name="T124">25 keywords:</text:span></text:p>
            <text:p text:style-name="P18"><text:span text:style-name="T125">break</text:span></text:p>
            <text:p text:style-name="P18"><text:span text:style-name="T125">case </text:span></text:p>
            <text:p text:style-name="P18"><text:span text:style-name="T125">chan </text:span></text:p>
            <text:p text:style-name="P18"><text:span text:style-name="T125">const </text:span></text:p>
            <text:p text:style-name="P18"><text:span text:style-name="T125">continue </text:span></text:p>
            <text:p text:style-name="P18"><text:span text:style-name="T125">default </text:span></text:p>
            <text:p text:style-name="P18"><text:span text:style-name="T125">defer </text:span></text:p>
            <text:p text:style-name="P18"><text:span text:style-name="T125">else </text:span></text:p>
            <text:p text:style-name="P18"><text:span text:style-name="T125">fallthrough </text:span></text:p>
            <text:p text:style-name="P18"><text:span text:style-name="T125">for </text:span></text:p>
            <text:p text:style-name="P18"><text:span text:style-name="T125">func </text:span></text:p>
            <text:p text:style-name="P18"><text:span text:style-name="T125">go </text:span></text:p>
            <text:p text:style-name="P18"><text:span text:style-name="T125">goto </text:span></text:p>
            <text:p text:style-name="P18"><text:span text:style-name="T125">if </text:span></text:p>
            <text:p text:style-name="P18"><text:span text:style-name="T125">import </text:span></text:p>
            <text:p text:style-name="P18"><text:span text:style-name="T125">interface </text:span></text:p>
            <text:p text:style-name="P18"><text:span text:style-name="T125">map </text:span></text:p>
            <text:p text:style-name="P18"><text:span text:style-name="T125">package </text:span></text:p>
            <text:p text:style-name="P18"><text:span text:style-name="T125">range </text:span></text:p>
            <text:p text:style-name="P18"><text:span text:style-name="T125">return </text:span></text:p>
            <text:p text:style-name="P18"><text:span text:style-name="T125">select</text:span></text:p>
            <text:p text:style-name="P18"><text:span text:style-name="T125">struct</text:span></text:p>
            <text:p text:style-name="P18"><text:span text:style-name="T125">switch</text:span></text:p>
            <text:p text:style-name="P18"><text:span text:style-name="T125">type</text:span></text:p>
            <text:p text:style-name="P18"><text:span text:style-name="T125">var</text:span></text:p>
          </draw:text-box>
        </draw:frame>
        <draw:frame draw:style-name="gr30" draw:text-style-name="P39" draw:layer="layout" svg:width="3.5cm" svg:height="13.486cm" svg:x="5.7cm" svg:y="2.116cm">
          <draw:text-box>
            <text:p text:style-name="P18"><text:span text:style-name="T126">С++ (108)</text:span></text:p>
            <text:p text:style-name="P18"><text:span text:style-name="T127">alignas</text:span></text:p>
            <text:p text:style-name="P18"><text:span text:style-name="T127">alignof</text:span></text:p>
            <text:p text:style-name="P18"><text:span text:style-name="T127">and</text:span></text:p>
            <text:p text:style-name="P18"><text:span text:style-name="T127">and_eq</text:span></text:p>
            <text:p text:style-name="P18"><text:span text:style-name="T127">asm</text:span></text:p>
            <text:p text:style-name="P18"><text:span text:style-name="T127">atomic_cancel</text:span></text:p>
            <text:p text:style-name="P18"><text:span text:style-name="T127">atomic_commit</text:span></text:p>
            <text:p text:style-name="P18"><text:span text:style-name="T127">atomic_noexcept</text:span></text:p>
            <text:p text:style-name="P18"><text:span text:style-name="T127">auto</text:span></text:p>
            <text:p text:style-name="P18"><text:span text:style-name="T127">bitand</text:span></text:p>
            <text:p text:style-name="P18"><text:span text:style-name="T127">bitor</text:span></text:p>
            <text:p text:style-name="P18"><text:span text:style-name="T127">bool</text:span></text:p>
            <text:p text:style-name="P18"><text:span text:style-name="T127">break</text:span></text:p>
            <text:p text:style-name="P18"><text:span text:style-name="T127">case</text:span></text:p>
            <text:p text:style-name="P18"><text:span text:style-name="T127">catch</text:span></text:p>
            <text:p text:style-name="P18"><text:span text:style-name="T127">char</text:span></text:p>
            <text:p text:style-name="P18"><text:span text:style-name="T127">char8_t</text:span></text:p>
            <text:p text:style-name="P18"><text:span text:style-name="T127">char16_t</text:span></text:p>
            <text:p text:style-name="P18"><text:span text:style-name="T127">char32_t</text:span></text:p>
            <text:p text:style-name="P18"><text:span text:style-name="T127">class</text:span></text:p>
            <text:p text:style-name="P18"><text:span text:style-name="T127">compl</text:span></text:p>
            <text:p text:style-name="P18"><text:span text:style-name="T127">concept</text:span></text:p>
            <text:p text:style-name="P18"><text:span text:style-name="T127">const</text:span></text:p>
            <text:p text:style-name="P18"><text:span text:style-name="T127">consteval</text:span></text:p>
            <text:p text:style-name="P18"><text:span text:style-name="T127">constexpr</text:span></text:p>
            <text:p text:style-name="P18"><text:span text:style-name="T127">constinit</text:span></text:p>
            <text:p text:style-name="P18"><text:span text:style-name="T127">const_cast</text:span></text:p>
            <text:p text:style-name="P18"><text:span text:style-name="T127">continue</text:span></text:p>
            <text:p text:style-name="P18"><text:span text:style-name="T127">contract_assert</text:span></text:p>
            <text:p text:style-name="P18"><text:span text:style-name="T127">co_await</text:span></text:p>
            <text:p text:style-name="P18"><text:span text:style-name="T127">co_return</text:span></text:p>
            <text:p text:style-name="P18"><text:span text:style-name="T127">co_yield</text:span></text:p>
          </draw:text-box>
        </draw:frame>
        <draw:frame draw:style-name="gr31" draw:text-style-name="P39" draw:layer="layout" svg:width="2.7cm" svg:height="13.486cm" svg:x="8.9cm" svg:y="2.116cm">
          <draw:text-box>
            <text:p text:style-name="P18"><text:span text:style-name="T127">decltype</text:span></text:p>
            <text:p text:style-name="P18"><text:span text:style-name="T127">default</text:span></text:p>
            <text:p text:style-name="P18"><text:span text:style-name="T127">delete</text:span></text:p>
            <text:p text:style-name="P18"><text:span text:style-name="T127">do</text:span></text:p>
            <text:p text:style-name="P18"><text:span text:style-name="T127">double</text:span></text:p>
            <text:p text:style-name="P18"><text:span text:style-name="T127">dynamic_cast</text:span></text:p>
            <text:p text:style-name="P18"><text:span text:style-name="T127">else</text:span></text:p>
            <text:p text:style-name="P18"><text:span text:style-name="T127">enum</text:span></text:p>
            <text:p text:style-name="P18"><text:span text:style-name="T127">explicit</text:span></text:p>
            <text:p text:style-name="P18"><text:span text:style-name="T127">export</text:span></text:p>
            <text:p text:style-name="P18"><text:span text:style-name="T127">extern</text:span></text:p>
            <text:p text:style-name="P18"><text:span text:style-name="T127">false</text:span></text:p>
            <text:p text:style-name="P18"><text:span text:style-name="T127">float</text:span></text:p>
            <text:p text:style-name="P18"><text:span text:style-name="T127">for</text:span></text:p>
            <text:p text:style-name="P18"><text:span text:style-name="T127">friend</text:span></text:p>
            <text:p text:style-name="P18"><text:span text:style-name="T127">goto</text:span></text:p>
            <text:p text:style-name="P18"><text:span text:style-name="T127">if</text:span></text:p>
            <text:p text:style-name="P18"><text:span text:style-name="T127">inline</text:span></text:p>
            <text:p text:style-name="P18"><text:span text:style-name="T127">int</text:span></text:p>
            <text:p text:style-name="P18"><text:span text:style-name="T127">long</text:span></text:p>
            <text:p text:style-name="P18"><text:span text:style-name="T127">mutable</text:span></text:p>
            <text:p text:style-name="P18"><text:span text:style-name="T127">namespace</text:span></text:p>
            <text:p text:style-name="P18"><text:span text:style-name="T127">new</text:span></text:p>
            <text:p text:style-name="P18"><text:span text:style-name="T127">noexcept</text:span></text:p>
            <text:p text:style-name="P18"><text:span text:style-name="T127">not</text:span></text:p>
            <text:p text:style-name="P18"><text:span text:style-name="T127">not_eq</text:span></text:p>
            <text:p text:style-name="P18"><text:span text:style-name="T127">nullptr</text:span></text:p>
            <text:p text:style-name="P18"><text:span text:style-name="T127">operator</text:span></text:p>
            <text:p text:style-name="P18"><text:span text:style-name="T127">or</text:span></text:p>
            <text:p text:style-name="P18"><text:span text:style-name="T127">or_eq</text:span></text:p>
            <text:p text:style-name="P18"><text:span text:style-name="T127">private</text:span></text:p>
            <text:p text:style-name="P18"><text:span text:style-name="T127">protected</text:span></text:p>
            <text:p text:style-name="P18"><text:span text:style-name="T127">public</text:span></text:p>
          </draw:text-box>
        </draw:frame>
        <draw:frame draw:style-name="gr32" draw:text-style-name="P39" draw:layer="layout" svg:width="3cm" svg:height="13.486cm" svg:x="11.3cm" svg:y="2.116cm">
          <draw:text-box>
            <text:p text:style-name="P18"><text:span text:style-name="T127">reflexpr</text:span></text:p>
            <text:p text:style-name="P18"><text:span text:style-name="T127">register</text:span></text:p>
            <text:p text:style-name="P18"><text:span text:style-name="T127">reinterpret_cast</text:span></text:p>
            <text:p text:style-name="P18"><text:span text:style-name="T127">requires</text:span></text:p>
            <text:p text:style-name="P18"><text:span text:style-name="T127">return</text:span></text:p>
            <text:p text:style-name="P18"><text:span text:style-name="T127">short</text:span></text:p>
            <text:p text:style-name="P18"><text:span text:style-name="T127">signed</text:span></text:p>
            <text:p text:style-name="P18"><text:span text:style-name="T127">sizeof</text:span></text:p>
            <text:p text:style-name="P18"><text:span text:style-name="T127">static</text:span></text:p>
            <text:p text:style-name="P18"><text:span text:style-name="T127">static_assert</text:span></text:p>
            <text:p text:style-name="P18"><text:span text:style-name="T127">static_cast</text:span></text:p>
            <text:p text:style-name="P18"><text:span text:style-name="T127">struct</text:span></text:p>
            <text:p text:style-name="P18"><text:span text:style-name="T127">switch</text:span></text:p>
            <text:p text:style-name="P18"><text:span text:style-name="T127">synchronized</text:span></text:p>
            <text:p text:style-name="P18"><text:span text:style-name="T127">template</text:span></text:p>
            <text:p text:style-name="P18"><text:span text:style-name="T127">this</text:span></text:p>
            <text:p text:style-name="P18"><text:span text:style-name="T127">thread_local</text:span></text:p>
            <text:p text:style-name="P18"><text:span text:style-name="T127">throw</text:span></text:p>
            <text:p text:style-name="P18"><text:span text:style-name="T127">true</text:span></text:p>
            <text:p text:style-name="P18"><text:span text:style-name="T127">try</text:span></text:p>
            <text:p text:style-name="P18"><text:span text:style-name="T127">typedef</text:span></text:p>
            <text:p text:style-name="P18"><text:span text:style-name="T127">typeid</text:span></text:p>
            <text:p text:style-name="P18"><text:span text:style-name="T127">typename</text:span></text:p>
            <text:p text:style-name="P18"><text:span text:style-name="T127">union</text:span></text:p>
            <text:p text:style-name="P18"><text:span text:style-name="T127">unsigned</text:span></text:p>
            <text:p text:style-name="P18"><text:span text:style-name="T127">using</text:span></text:p>
            <text:p text:style-name="P18"><text:span text:style-name="T127">virtual</text:span></text:p>
            <text:p text:style-name="P18"><text:span text:style-name="T127">void</text:span></text:p>
            <text:p text:style-name="P18"><text:span text:style-name="T127">volatile</text:span></text:p>
            <text:p text:style-name="P18"><text:span text:style-name="T127">wchar_t</text:span></text:p>
            <text:p text:style-name="P18"><text:span text:style-name="T127">while</text:span></text:p>
            <text:p text:style-name="P18"><text:span text:style-name="T127">xor</text:span></text:p>
            <text:p text:style-name="P18"><text:span text:style-name="T127">xor_eq</text:span></text:p>
          </draw:text-box>
        </draw:frame>
        <draw:frame draw:style-name="gr33" draw:text-style-name="P19" draw:layer="layout" svg:width="5.3cm" svg:height="13.486cm" svg:x="14cm" svg:y="2.116cm">
          <draw:text-box>
            <text:p text:style-name="P18"><text:span text:style-name="T124">В дополнение к 98 ключевым словам в C++23 есть 10 идентификаторов со специальным значением:</text:span></text:p>
            <text:p text:style-name="P18"><text:span text:style-name="T125"/></text:p>
            <text:p text:style-name="P18"><text:span text:style-name="T127">final</text:span></text:p>
            <text:p text:style-name="P18"><text:span text:style-name="T127">override</text:span></text:p>
            <text:p text:style-name="P18"><text:span text:style-name="T127">transaction_safe</text:span></text:p>
            <text:p text:style-name="P18"><text:span text:style-name="T127">transaction_safe_dynamic</text:span></text:p>
            <text:p text:style-name="P18"><text:span text:style-name="T127">import</text:span></text:p>
            <text:p text:style-name="P18"><text:span text:style-name="T127">module</text:span></text:p>
            <text:p text:style-name="P18"><text:span text:style-name="T127">pre</text:span></text:p>
            <text:p text:style-name="P18"><text:span text:style-name="T127">post</text:span></text:p>
            <text:p text:style-name="P18"><text:span text:style-name="T127">trivially_relocatable_if_eligible</text:span></text:p>
            <text:p text:style-name="P18"><text:span text:style-name="T127">replaceable_if_eligible</text:span></text:p>
            <text:p text:style-name="P18"><text:span text:style-name="T127"/></text:p>
            <text:p text:style-name="P18"><text:span text:style-name="T125"/></text:p>
          </draw:text-box>
        </draw:frame>
        <draw:frame draw:style-name="gr34" draw:text-style-name="P19" draw:layer="layout" svg:width="4cm" svg:height="13.486cm" svg:x="19cm" svg:y="2.117cm">
          <draw:text-box>
            <text:p text:style-name="P18"><text:span text:style-name="T124">Ещё 24 токена распознаются препроцессором:</text:span></text:p>
            <text:p text:style-name="P18"><text:span text:style-name="T125"/></text:p>
            <text:p text:style-name="P18"><text:span text:style-name="T127">if</text:span></text:p>
            <text:p text:style-name="P18"><text:span text:style-name="T127">elif</text:span></text:p>
            <text:p text:style-name="P18"><text:span text:style-name="T127">else</text:span></text:p>
            <text:p text:style-name="P18"><text:span text:style-name="T127">endif</text:span></text:p>
            <text:p text:style-name="P18"><text:span text:style-name="T127">ifdef</text:span></text:p>
            <text:p text:style-name="P18"><text:span text:style-name="T127">ifndef</text:span></text:p>
            <text:p text:style-name="P18"><text:span text:style-name="T127">elifdef</text:span></text:p>
            <text:p text:style-name="P18"><text:span text:style-name="T127">elifndef</text:span></text:p>
            <text:p text:style-name="P18"><text:span text:style-name="T127">define</text:span></text:p>
            <text:p text:style-name="P18"><text:span text:style-name="T127">undef</text:span></text:p>
            <text:p text:style-name="P18"><text:span text:style-name="T127">include</text:span></text:p>
            <text:p text:style-name="P18"><text:span text:style-name="T127">embed</text:span></text:p>
            <text:p text:style-name="P18"><text:span text:style-name="T127">line</text:span></text:p>
            <text:p text:style-name="P18"><text:span text:style-name="T127">error</text:span></text:p>
            <text:p text:style-name="P18"><text:span text:style-name="T127">warning</text:span></text:p>
            <text:p text:style-name="P18"><text:span text:style-name="T127">pragma</text:span></text:p>
            <text:p text:style-name="P18"><text:span text:style-name="T127">defined</text:span></text:p>
            <text:p text:style-name="P18"><text:span text:style-name="T127">__has_include</text:span></text:p>
            <text:p text:style-name="P18"><text:span text:style-name="T127">__has_cpp_attribute</text:span></text:p>
            <text:p text:style-name="P18"><text:span text:style-name="T127">__has_embed</text:span></text:p>
            <text:p text:style-name="P18"><text:span text:style-name="T127">export</text:span></text:p>
            <text:p text:style-name="P18"><text:span text:style-name="T127">import</text:span></text:p>
            <text:p text:style-name="P18"><text:span text:style-name="T127">module</text:span></text:p>
            <text:p text:style-name="P18"><text:span text:style-name="T127">_Pragma</text:span></text:p>
          </draw:text-box>
        </draw:frame>
        <draw:frame draw:style-name="gr35" draw:text-style-name="P39" draw:layer="layout" svg:width="5cm" svg:height="13.486cm" svg:x="22.6cm" svg:y="2.116cm">
          <draw:text-box>
            <text:p text:style-name="P18"><text:span text:style-name="T124">78 keywords + context keywords:</text:span></text:p>
            <text:p text:style-name="P18"><text:span text:style-name="T126">C# (127)</text:span></text:p>
            <text:p text:style-name="P18"><text:span text:style-name="T124"/></text:p>
            <text:p text:style-name="P18"><text:span text:style-name="T124">54 keywords + reserved words:</text:span></text:p>
            <text:p text:style-name="P18"><text:span text:style-name="T126">Free Pascal (106)</text:span></text:p>
            <text:p text:style-name="P18"><text:span text:style-name="T124"/></text:p>
            <text:p text:style-name="P18"><text:span text:style-name="T124">31 hard, 17 soft &amp; 29 modifier keywords + 18 data types:</text:span></text:p>
            <text:p text:style-name="P18"><text:span text:style-name="T126">Kotlin (95)</text:span></text:p>
            <text:p text:style-name="P18"><text:span text:style-name="T126"/></text:p>
            <text:p text:style-name="P18"><text:span text:style-name="T124">53 keywords + reserved words:</text:span></text:p>
            <text:p text:style-name="P18"><text:span text:style-name="T126">Java (70)</text:span></text:p>
            <text:p text:style-name="P18"><text:span text:style-name="T126"/></text:p>
            <text:p text:style-name="P18"><text:span text:style-name="T124"/></text:p>
            <text:p text:style-name="P18"><text:span text:style-name="T126"/></text:p>
          </draw:text-box>
        </draw:frame>
        <draw:frame draw:style-name="gr36" draw:text-style-name="P41" draw:layer="layout" svg:width="2.9cm" svg:height="12.884cm" svg:x="2.8cm" svg:y="2.116cm">
          <draw:text-box>
            <text:p text:style-name="P40"><text:span text:style-name="T124"/></text:p>
            <text:p text:style-name="P40"><text:span text:style-name="T124"/></text:p>
            <text:p text:style-name="P40"><text:span text:style-name="T124">19 data types:</text:span></text:p>
            <text:p text:style-name="P18"><text:span text:style-name="T125">bool </text:span></text:p>
            <text:p text:style-name="P18"><text:span text:style-name="T125">byte </text:span></text:p>
            <text:p text:style-name="P18"><text:span text:style-name="T125">complex64</text:span></text:p>
            <text:p text:style-name="P18"><text:span text:style-name="T125">complex128</text:span></text:p>
            <text:p text:style-name="P18"><text:span text:style-name="T125">float32</text:span></text:p>
            <text:p text:style-name="P18"><text:span text:style-name="T125">float64</text:span></text:p>
            <text:p text:style-name="P18"><text:span text:style-name="T125">int </text:span></text:p>
            <text:p text:style-name="P18"><text:span text:style-name="T125">int8</text:span></text:p>
            <text:p text:style-name="P18"><text:span text:style-name="T125">int16</text:span></text:p>
            <text:p text:style-name="P18"><text:span text:style-name="T125">int32</text:span></text:p>
            <text:p text:style-name="P18"><text:span text:style-name="T125">int64</text:span></text:p>
            <text:p text:style-name="P18"><text:span text:style-name="T125">rune</text:span></text:p>
            <text:p text:style-name="P18"><text:span text:style-name="T125">string </text:span></text:p>
            <text:p text:style-name="P18"><text:span text:style-name="T125">uint</text:span></text:p>
            <text:p text:style-name="P18"><text:span text:style-name="T125">uint8</text:span></text:p>
            <text:p text:style-name="P18"><text:span text:style-name="T125">uint16</text:span></text:p>
            <text:p text:style-name="P18"><text:span text:style-name="T125">uint32</text:span></text:p>
            <text:p text:style-name="P18"><text:span text:style-name="T125">uint64</text:span></text:p>
            <text:p text:style-name="P18"><text:span text:style-name="T125">uintptr</text:span></text:p>
            <text:p text:style-name="P18"><text:span text:style-name="T125"/></text:p>
            <text:p text:style-name="P40"><text:span text:style-name="T124">4 constants:</text:span></text:p>
            <text:p text:style-name="P18"><text:span text:style-name="T125">false</text:span></text:p>
            <text:p text:style-name="P18"><text:span text:style-name="T125">iota</text:span></text:p>
            <text:p text:style-name="P18"><text:span text:style-name="T125">nil</text:span></text:p>
            <text:p text:style-name="P18"><text:span text:style-name="T125">true </text:span></text:p>
          </draw:text-box>
        </draw:frame>
        <draw:custom-shape draw:style-name="gr37" draw:text-style-name="P43" draw:layer="layout" svg:width="3.5cm" svg:height="4.3cm" svg:x="24cm" svg:y="11cm">
          <text:p text:style-name="P42"><text:span text:style-name="T128"/></text:p>
          <text:p text:style-name="P42"><text:span text:style-name="T128">У языка Go </text:span></text:p>
          <text:p text:style-name="P42"><text:span text:style-name="T128">краткий и</text:span></text:p>
          <text:p text:style-name="P42"><text:span text:style-name="T128">понятный </text:span></text:p>
          <text:p text:style-name="P42"><text:span text:style-name="T128">синтаксис </text:span></text:p>
          <text:p text:style-name="P42"><text:span text:style-name="T128">для </text:span></text:p>
          <text:p text:style-name="P42"><text:span text:style-name="T128">однозначной</text:span></text:p>
          <text:p text:style-name="P42"><text:span text:style-name="T128">записи</text:span></text:p>
          <text:p text:style-name="P42"><text:span text:style-name="T128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правление выполнением: ветвление</text:span></text:p>
          </draw:text-box>
        </draw:frame>
        <draw:frame draw:style-name="gr38" draw:text-style-name="P44" draw:layer="layout" svg:width="10.9cm" svg:height="3.3cm" svg:x="0.6cm" svg:y="2.8cm">
          <draw:text-box>
            <text:p text:style-name="P13"><text:span text:style-name="T129">if</text:span><text:span text:style-name="T130"> </text:span><text:span text:style-name="T131">условие</text:span><text:span text:style-name="T16"> </text:span><text:span text:style-name="T132">{</text:span><text:span text:style-name="T133"> </text:span></text:p>
            <text:p text:style-name="P13"><text:span text:style-name="T16"><text:tab/></text:span><text:span text:style-name="T134">действие1()</text:span></text:p>
            <text:p text:style-name="P13"><text:span text:style-name="T132">} </text:span><text:span text:style-name="T135">else </text:span><text:span text:style-name="T132">{</text:span></text:p>
            <text:p text:style-name="P13"><text:span text:style-name="T16"><text:tab/></text:span><text:span text:style-name="T131">действие2()</text:span></text:p>
            <text:p text:style-name="P13"><text:span text:style-name="T132">}</text:span></text:p>
          </draw:text-box>
        </draw:frame>
        <draw:frame draw:style-name="gr39" draw:text-style-name="P44" draw:layer="layout" svg:width="10.9cm" svg:height="7.463cm" svg:x="0.6cm" svg:y="6.8cm">
          <draw:text-box>
            <text:p text:style-name="P13"><text:span text:style-name="T135">switch</text:span><text:span text:style-name="T16"> </text:span><text:span text:style-name="T136">выражение</text:span><text:span text:style-name="T131">; условие</text:span><text:span text:style-name="T133"> </text:span><text:span text:style-name="T132">{</text:span></text:p>
            <text:p text:style-name="P13"><text:span text:style-name="T135"><text:tab/></text:span><text:span text:style-name="T135">case</text:span><text:span text:style-name="T16"> </text:span><text:span text:style-name="T131">значение1</text:span><text:span text:style-name="T135">:</text:span></text:p>
            <text:p text:style-name="P13"><text:span text:style-name="T16"><text:tab/></text:span><text:span text:style-name="T16"><text:tab/></text:span><text:span text:style-name="T131">действие1()</text:span></text:p>
            <text:p text:style-name="P13"><text:span text:style-name="T135"><text:tab/></text:span><text:span text:style-name="T135">case</text:span><text:span text:style-name="T16"> </text:span><text:span text:style-name="T131">значение2</text:span><text:span text:style-name="T16">, </text:span><text:span text:style-name="T134">значение3</text:span><text:span text:style-name="T132">:</text:span></text:p>
            <text:p text:style-name="P13"><text:span text:style-name="T16"><text:tab/></text:span><text:span text:style-name="T16"><text:tab/></text:span><text:span text:style-name="T131">действие23()</text:span></text:p>
            <text:p text:style-name="P13"><text:span text:style-name="T137"><text:tab/></text:span><text:span text:style-name="T137"><text:tab/></text:span><text:span text:style-name="T138">fallthrough</text:span></text:p>
            <text:p text:style-name="P13"><text:span text:style-name="T135"><text:tab/></text:span><text:span text:style-name="T135">case</text:span><text:span text:style-name="T16"> </text:span><text:span text:style-name="T134">значениеN</text:span><text:span text:style-name="T132">:</text:span></text:p>
            <text:p text:style-name="P13"><text:span text:style-name="T131"><text:tab/></text:span><text:span text:style-name="T131"><text:tab/></text:span><text:span text:style-name="T131">действиеN()</text:span></text:p>
            <text:p text:style-name="P13"><text:span text:style-name="T138"><text:tab/></text:span><text:span text:style-name="T138"><text:tab/></text:span><text:span text:style-name="T138">break</text:span></text:p>
            <text:p text:style-name="P13"><text:span text:style-name="T132"><text:tab/></text:span><text:span text:style-name="T132">default:</text:span></text:p>
            <text:p text:style-name="P13"><text:span text:style-name="T131"><text:tab/></text:span><text:span text:style-name="T131"><text:tab/></text:span><text:span text:style-name="T131">действиеПоУмолчанию()</text:span></text:p>
            <text:p text:style-name="P13"><text:span text:style-name="T132">}</text:span></text:p>
          </draw:text-box>
        </draw:frame>
        <draw:frame draw:style-name="gr40" draw:text-style-name="P45" draw:layer="layout" svg:width="15.4cm" svg:height="3.3cm" svg:x="12.1cm" svg:y="2.8cm">
          <draw:text-box>
            <text:p text:style-name="P13"><text:span text:style-name="T129">if</text:span><text:span text:style-name="T130"> </text:span><text:span text:style-name="T136">выражение</text:span><text:span text:style-name="T131">; условие</text:span><text:span text:style-name="T16"> </text:span><text:span text:style-name="T132">{</text:span><text:span text:style-name="T133"> // if x:=f(); x &gt; 0 </text:span></text:p>
            <text:p text:style-name="P13"><text:span text:style-name="T16"><text:tab/></text:span><text:span text:style-name="T131">действие1()</text:span></text:p>
            <text:p text:style-name="P13"><text:span text:style-name="T132">} </text:span><text:span text:style-name="T135">else </text:span><text:span text:style-name="T132">{</text:span></text:p>
            <text:p text:style-name="P13"><text:span text:style-name="T16"><text:tab/></text:span><text:span text:style-name="T131">действие2()</text:span></text:p>
            <text:p text:style-name="P13"><text:span text:style-name="T132">}</text:span></text:p>
          </draw:text-box>
        </draw:frame>
        <draw:frame draw:style-name="gr41" draw:text-style-name="P45" draw:layer="layout" svg:width="15.4cm" svg:height="3.857cm" svg:x="12.1cm" svg:y="6.801cm">
          <draw:text-box>
            <text:p text:style-name="P13"><text:span text:style-name="T132">switch</text:span><text:span text:style-name="T133"> </text:span><text:span text:style-name="T132">{</text:span><text:span text:style-name="T133"> <text:s text:c="12"/></text:span></text:p>
            <text:p text:style-name="P13"><text:span text:style-name="T16"><text:tab/></text:span><text:span text:style-name="T135">case</text:span><text:span text:style-name="T16"> </text:span><text:span text:style-name="T131">условие</text:span><text:span text:style-name="T134">1</text:span><text:span text:style-name="T133">:</text:span></text:p>
            <text:p text:style-name="P13"><text:span text:style-name="T16"><text:tab/></text:span><text:span text:style-name="T16"><text:tab/></text:span><text:span text:style-name="T131">действие1()</text:span></text:p>
            <text:p text:style-name="P13"><text:span text:style-name="T131"><text:tab/></text:span><text:span text:style-name="T135">case</text:span><text:span text:style-name="T131"> условиеN:</text:span></text:p>
            <text:p text:style-name="P13"><text:span text:style-name="T16"><text:tab/></text:span><text:span text:style-name="T16"><text:tab/></text:span><text:span text:style-name="T131">действиеN()</text:span></text:p>
            <text:p><text:span text:style-name="T132">}</text:span></text:p>
          </draw:text-box>
        </draw:frame>
        <draw:frame draw:style-name="gr42" draw:text-style-name="P45" draw:layer="layout" svg:width="15.3cm" svg:height="3.857cm" svg:x="12.2cm" svg:y="11.301cm">
          <draw:text-box>
            <text:p text:style-name="P13"><text:span text:style-name="T132">switch </text:span><text:span text:style-name="T134">значение := интерфейс.(type)</text:span><text:span text:style-name="T133"> </text:span><text:span text:style-name="T132">{</text:span></text:p>
            <text:p text:style-name="P13"><text:span text:style-name="T16"><text:tab/></text:span><text:span text:style-name="T135">case</text:span><text:span text:style-name="T16"> </text:span><text:span text:style-name="T131">значениеТипа</text:span><text:span text:style-name="T134">1</text:span><text:span text:style-name="T133">:</text:span></text:p>
            <text:p text:style-name="P13"><text:span text:style-name="T16"><text:tab/></text:span><text:span text:style-name="T16"><text:tab/></text:span><text:span text:style-name="T131">действие1()</text:span></text:p>
            <text:p text:style-name="P13"><text:span text:style-name="T131"><text:tab/></text:span><text:span text:style-name="T135">case</text:span><text:span text:style-name="T131"> значениеТипаN:</text:span></text:p>
            <text:p text:style-name="P13"><text:span text:style-name="T16"><text:tab/></text:span><text:span text:style-name="T16"><text:tab/></text:span><text:span text:style-name="T131">действиеN()</text:span></text:p>
            <text:p text:style-name="P13"><text:span text:style-name="T13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правление выполнением: циклы</text:span></text:p>
          </draw:text-box>
        </draw:frame>
        <draw:frame draw:style-name="gr43" draw:text-style-name="P46" draw:layer="layout" svg:width="12.9cm" svg:height="2.487cm" svg:x="0.6cm" svg:y="2.7cm">
          <draw:text-box>
            <text:p text:style-name="P13"><text:span text:style-name="T72">// итерационный: (i := 0; i &lt; n; i++)</text:span></text:p>
            <text:p text:style-name="P13"><text:span text:style-name="T71">for</text:span><text:span text:style-name="T72"> </text:span><text:span text:style-name="T76">инициализация</text:span><text:span text:style-name="T72">; </text:span><text:span text:style-name="T76">условие</text:span><text:span text:style-name="T72">; </text:span><text:span text:style-name="T76">изменение</text:span><text:span text:style-name="T72">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custom-shape draw:style-name="gr44" draw:text-style-name="P48" draw:layer="layout" svg:width="7.4cm" svg:height="1.401cm" svg:x="0.5cm" svg:y="13.8cm">
          <text:p text:style-name="P47"><text:span text:style-name="T139">«One </text:span><text:span text:style-name="T140">for</text:span><text:span text:style-name="T139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5" draw:text-style-name="P46" draw:layer="layout" svg:width="12.9cm" svg:height="4.164cm" svg:x="0.6cm" svg:y="9.201cm">
          <draw:text-box>
            <text:p text:style-name="P13"><text:span text:style-name="T141">// бесконечный цикл</text:span></text:p>
            <text:p text:style-name="P13"><text:span text:style-name="T142">метка</text:span><text:span text:style-name="T143">:</text:span></text:p>
            <text:p text:style-name="P13"><text:span text:style-name="T71">for 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4"><text:tab/></text:span><text:span text:style-name="T74">if </text:span><text:span text:style-name="T77">условие</text:span><text:span text:style-name="T74"> { </text:span><text:span text:style-name="T73">continue</text:span><text:span text:style-name="T74"> }</text:span></text:p>
            <text:p text:style-name="P13"><text:span text:style-name="T74"><text:tab/></text:span><text:span text:style-name="T74">if </text:span><text:span text:style-name="T77">условие</text:span><text:span text:style-name="T74"> { </text:span><text:span text:style-name="T73">break</text:span><text:span text:style-name="T74"> </text:span><text:span text:style-name="T144">метка</text:span><text:span text:style-name="T74"> }</text:span></text:p>
            <text:p text:style-name="P13"><text:span text:style-name="T71">}</text:span></text:p>
          </draw:text-box>
        </draw:frame>
        <draw:frame draw:style-name="gr46" draw:text-style-name="P46" draw:layer="layout" svg:width="12.9cm" svg:height="2.487cm" svg:x="0.6cm" svg:y="5.987cm">
          <draw:text-box>
            <text:p text:style-name="P13"><text:span text:style-name="T72">// == while</text:span></text:p>
            <text:p text:style-name="P13"><text:span text:style-name="T71">for</text:span><text:span text:style-name="T72"> </text:span><text:span text:style-name="T76">условие</text:span><text:span text:style-name="T72">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47" draw:text-style-name="P46" draw:layer="layout" svg:width="13.4cm" svg:height="2.499cm" svg:x="14cm" svg:y="2.702cm">
          <draw:text-box>
            <text:p text:style-name="P13"><text:span text:style-name="T145">// перебор целых чисел от 0 до &lt; число</text:span></text:p>
            <text:p text:style-name="P13"><text:span text:style-name="T146">for</text:span><text:span text:style-name="T147"> </text:span><text:span text:style-name="T77">значение</text:span><text:span text:style-name="T74"> := </text:span><text:span text:style-name="T148">range</text:span><text:span text:style-name="T74"> </text:span><text:span text:style-name="T77">число</text:span><text:span text:style-name="T147"> {</text:span></text:p>
            <text:p text:style-name="P13"><text:span text:style-name="T74"><text:tab/></text:span><text:span text:style-name="T77">обработка(данных)</text:span></text:p>
            <text:p text:style-name="P13"><text:span text:style-name="T146">}</text:span></text:p>
          </draw:text-box>
        </draw:frame>
        <draw:frame draw:style-name="gr48" draw:text-style-name="P46" draw:layer="layout" svg:width="13.4cm" svg:height="2.487cm" svg:x="14.1cm" svg:y="6.004cm">
          <draw:text-box>
            <text:p text:style-name="P13"><text:span text:style-name="T147">// перебор array или slice</text:span></text:p>
            <text:p text:style-name="P13"><text:span text:style-name="T146">for</text:span><text:span text:style-name="T147"> </text:span><text:span text:style-name="T77">индекс</text:span><text:span text:style-name="T147">, </text:span><text:span text:style-name="T77">элемент</text:span><text:span text:style-name="T147"> := </text:span><text:span text:style-name="T149">range</text:span><text:span text:style-name="T147"> </text:span><text:span text:style-name="T77">коллекция</text:span><text:span text:style-name="T74"> </text:span><text:span text:style-name="T73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49" draw:text-style-name="P46" draw:layer="layout" svg:width="13.4cm" svg:height="2.487cm" svg:x="14.1cm" svg:y="9.204cm">
          <draw:text-box>
            <text:p text:style-name="P13"><text:span text:style-name="T72">// перебор ассоциативного массива = map</text:span></text:p>
            <text:p text:style-name="P13"><text:span text:style-name="T71">for</text:span><text:span text:style-name="T72"> </text:span><text:span text:style-name="T76">ключ</text:span><text:span text:style-name="T72">, </text:span><text:span text:style-name="T76">значение</text:span><text:span text:style-name="T72"> := </text:span><text:span text:style-name="T150">range</text:span><text:span text:style-name="T72"> </text:span><text:span text:style-name="T76">отображение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50" draw:text-style-name="P46" draw:layer="layout" svg:width="13.4cm" svg:height="2.498cm" svg:x="14.1cm" svg:y="12.4cm">
          <draw:text-box>
            <text:p text:style-name="P13"><text:span text:style-name="T147">// получение из channel</text:span></text:p>
            <text:p text:style-name="P13"><text:span text:style-name="T146">for</text:span><text:span text:style-name="T147"> </text:span><text:span text:style-name="T77">значение</text:span><text:span text:style-name="T147"> := </text:span><text:span text:style-name="T149">range</text:span><text:span text:style-name="T147"> </text:span><text:span text:style-name="T77">канал</text:span><text:span text:style-name="T74"> </text:span><text:span text:style-name="T73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 данных</text:span></text:p>
          </draw:text-box>
        </draw:frame>
        <draw:custom-shape draw:style-name="gr51" draw:text-style-name="P50" xml:id="id2" draw:id="id2" draw:layer="layout" svg:width="4.24cm" svg:height="1.4cm" svg:x="3.54cm" svg:y="4.5cm">
          <text:p text:style-name="P49"><text:span text:style-name="T15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0" xml:id="id1" draw:id="id1" draw:layer="layout" svg:width="5.6cm" svg:height="1.4cm" svg:x="10.6cm" svg:y="2.3cm">
          <text:p text:style-name="P49"><text:span text:style-name="T152">Data</text:span><text:span text:style-name="T151"> </text:span><text:span text:style-name="T152">types</text:span><text:span text:style-name="T151"> </text:span><text:span text:style-name="T152">in</text:span><text:span text:style-name="T151"> </text:span><text:span text:style-name="T15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54" draw:text-style-name="P50" xml:id="id5" draw:id="id5" draw:layer="layout" svg:width="4.8cm" svg:height="1.4cm" svg:x="9.5cm" svg:y="4.5cm">
          <text:p text:style-name="P49"><text:span text:style-name="T152">Container</text:span><text:span text:style-name="T151"> </text:span><text:span text:style-name="T15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0" xml:id="id7" draw:id="id7" draw:layer="layout" svg:width="3.099cm" svg:height="1.4cm" svg:x="1.001cm" svg:y="7.1cm">
          <text:p text:style-name="P49"><text:span text:style-name="T15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3" xml:id="id3" draw:id="id3" draw:layer="layout" svg:width="2.699cm" svg:height="1.4cm" svg:x="4.301cm" svg:y="7.1cm">
          <text:p text:style-name="P52"><text:span text:style-name="T153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3" xml:id="id4" draw:id="id4" draw:layer="layout" svg:width="2.699cm" svg:height="1.4cm" svg:x="7.201cm" svg:y="7.1cm">
          <text:p text:style-name="P52"><text:span text:style-name="T154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53" draw:text-style-name="P51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56" draw:text-style-name="P53" xml:id="id8" draw:id="id8" draw:layer="layout" svg:width="2.699cm" svg:height="1.4cm" svg:x="1.001cm" svg:y="8.7cm">
          <text:p text:style-name="P52"><text:span text:style-name="T154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" draw:text-style-name="P53" xml:id="id9" draw:id="id9" draw:layer="layout" svg:width="4.799cm" svg:height="1.4cm" svg:x="1.001cm" svg:y="11.9cm">
          <text:p text:style-name="P52"><text:span text:style-name="T154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" draw:text-style-name="P55" xml:id="id10" draw:id="id10" draw:layer="layout" svg:width="7.499cm" svg:height="1.4cm" svg:x="1.001cm" svg:y="13.9cm">
          <text:p text:style-name="P54"><text:span text:style-name="T155">complex64</text:span><text:span text:style-name="T156">,</text:span><text:span text:style-name="T155"> </text:span><text:span text:style-name="T153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3" xml:id="id6" draw:id="id6" draw:layer="layout" svg:width="2.699cm" svg:height="1.4cm" svg:x="8.801cm" svg:y="9.8cm">
          <text:p text:style-name="P52"><text:span text:style-name="T154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59" draw:text-style-name="P53" xml:id="id15" draw:id="id15" draw:layer="layout" svg:width="2.9cm" svg:height="1.4cm" svg:x="11.7cm" svg:y="9.8cm">
          <text:p text:style-name="P52"><text:span text:style-name="T154">[</text:span><text:span text:style-name="T157">N</text:span><text:span text:style-name="T154">]</text:span><text:span text:style-name="T15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3" draw:text-style-name="P51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3" draw:text-style-name="P51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0" draw:text-style-name="P50" xml:id="id11" draw:id="id11" draw:layer="layout" svg:width="5.1cm" svg:height="1.4cm" svg:x="15.4cm" svg:y="4.5cm">
          <text:p text:style-name="P49"><text:span text:style-name="T159">"</text:span><text:span text:style-name="T152">Reference types</text:span><text:span text:style-name="T15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3" xml:id="id16" draw:id="id16" draw:layer="layout" svg:width="3.099cm" svg:height="1.4cm" svg:x="21.601cm" svg:y="10.5cm">
          <text:p text:style-name="P52"><text:span text:style-name="T154">*</text:span><text:span text:style-name="T15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3" xml:id="id12" draw:id="id12" draw:layer="layout" svg:width="3.099cm" svg:height="1.4cm" svg:x="14.8cm" svg:y="9.8cm">
          <text:p text:style-name="P52"><text:span text:style-name="T154">[ ]</text:span><text:span text:style-name="T15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53" xml:id="id13" draw:id="id13" draw:layer="layout" svg:width="2.6cm" svg:height="1.4cm" svg:x="18.1cm" svg:y="9.8cm">
          <text:p text:style-name="P52"><text:span text:style-name="T15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2" draw:text-style-name="P51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2" draw:text-style-name="P51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55" draw:text-style-name="P53" xml:id="id17" draw:id="id17" draw:layer="layout" svg:width="3.099cm" svg:height="1.4cm" svg:x="21.601cm" svg:y="12.2cm">
          <text:p text:style-name="P52"><text:span text:style-name="T154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3" xml:id="id18" draw:id="id18" draw:layer="layout" svg:width="3.099cm" svg:height="1.4cm" svg:x="21.601cm" svg:y="13.9cm">
          <text:p text:style-name="P52"><text:span text:style-name="T153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0" xml:id="id14" draw:id="id14" draw:layer="layout" svg:width="4.6cm" svg:height="1.4cm" svg:x="22.8cm" svg:y="4.5cm">
          <text:p text:style-name="P49"><text:span text:style-name="T15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64" draw:text-style-name="P50" xml:id="id19" draw:id="id19" draw:layer="layout" svg:width="5cm" svg:height="1.4cm" svg:x="12.3cm" svg:y="13.9cm">
          <text:p text:style-name="P49"><text:span text:style-name="T152">Composite</text:span><text:span text:style-name="T151"> </text:span><text:span text:style-name="T15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53" draw:text-style-name="P51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2" draw:text-style-name="P51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2" draw:text-style-name="P51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2" draw:text-style-name="P51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53" draw:text-style-name="P51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53" draw:text-style-name="P51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53" draw:text-style-name="P51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53" draw:text-style-name="P51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53" draw:text-style-name="P51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65" draw:text-style-name="P57" xml:id="id20" draw:id="id20" draw:layer="layout" svg:width="3.1cm" svg:height="1.2cm" svg:x="24.24cm" svg:y="6.1cm">
          <text:p text:style-name="P56"><text:span text:style-name="T15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66" draw:text-style-name="P57" xml:id="id21" draw:id="id21" draw:layer="layout" svg:width="3.099cm" svg:height="1.2cm" svg:x="24.24cm" svg:y="7.5cm">
          <text:p text:style-name="P56"><text:span text:style-name="T154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56" draw:text-style-name="P53" xml:id="id22" draw:id="id22" draw:layer="layout" svg:width="2.699cm" svg:height="1.4cm" svg:x="4.301cm" svg:y="8.7cm">
          <text:p text:style-name="P52"><text:span text:style-name="T153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3" xml:id="id23" draw:id="id23" draw:layer="layout" svg:width="2.699cm" svg:height="1.4cm" svg:x="1.001cm" svg:y="10.3cm">
          <text:p text:style-name="P52"><text:span text:style-name="T154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3" draw:text-style-name="P51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6" draw:text-style-name="P59" xml:id="id24" draw:id="id24" draw:layer="layout" svg:width="2.699cm" svg:height="1.4cm" svg:x="4.301cm" svg:y="10.3cm">
          <text:p text:style-name="P58"><text:span text:style-name="T16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59" xml:id="id25" draw:id="id25" draw:layer="layout" svg:width="2.6cm" svg:height="1.4cm" svg:x="8.9cm" svg:y="12.9cm">
          <text:p text:style-name="P58"><text:span text:style-name="T16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3" draw:text-style-name="P51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3" draw:text-style-name="P51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67" draw:text-style-name="P61" draw:layer="layout" svg:width="9.5cm" svg:height="0.725cm" svg:x="0.5cm" svg:y="2.3cm">
          <draw:text-box>
            <text:p text:style-name="P60"><text:span text:style-name="T162">int</text:span><text:span text:style-name="T163">, int8, int16, int32 = rune, </text:span><text:span text:style-name="T164">int64</text:span></text:p>
          </draw:text-box>
        </draw:frame>
        <draw:frame draw:style-name="gr68" draw:text-style-name="P61" draw:layer="layout" svg:width="9.5cm" svg:height="0.8cm" svg:x="0.5cm" svg:y="2.9cm">
          <draw:text-box>
            <text:p text:style-name="P60"><text:span text:style-name="T162">uint</text:span><text:span text:style-name="T163">, uint8 = byte, uint16, uint32, u</text:span><text:span text:style-name="T164">int64</text:span></text:p>
          </draw:text-box>
        </draw:frame>
        <draw:custom-shape draw:style-name="gr69" draw:text-style-name="P57" xml:id="id26" draw:id="id26" draw:layer="layout" svg:width="3.1cm" svg:height="1.2cm" svg:x="24.24cm" svg:y="9.001cm">
          <text:p text:style-name="P56"><text:span text:style-name="T153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5">Константы: </text:span><text:span text:style-name="T48">const</text:span></text:p>
          </draw:text-box>
        </draw:frame>
        <draw:frame draw:style-name="gr70" draw:text-style-name="P62" draw:layer="layout" svg:width="26.8cm" svg:height="3.859cm" svg:x="0.6cm" svg:y="2.416cm">
          <draw:text-box>
            <text:p text:style-name="P13"><text:span text:style-name="T166">Безтиповые константы (untyped constants): // математически точные, не требуются указания типа (-42LL, 7UL, etc.)</text:span></text:p>
            <text:p text:style-name="P13"><text:span text:style-name="T167"><text:tab/></text:span><text:span text:style-name="T168">const</text:span><text:span text:style-name="T167"> (</text:span></text:p>
            <text:p text:style-name="P13"><text:span text:style-name="T167"><text:tab/></text:span><text:span text:style-name="T167"><text:tab/></text:span><text:span text:style-name="T167">e <text:s/>= 2.71828182845904523536028747135266249775724709369995957496696763</text:span></text:p>
            <text:p text:style-name="P13"><text:span text:style-name="T167"><text:tab/></text:span><text:span text:style-name="T167"><text:tab/></text:span><text:span text:style-name="T169">π</text:span><text:span text:style-name="T167"> <text:s/>= 3.14159265358979323846264338327950288419716939937510582097494459</text:span></text:p>
            <text:p text:style-name="P13"><text:span text:style-name="T170"><text:tab/></text:span><text:span text:style-name="T170"><text:tab/></text:span><text:span text:style-name="T171">π</text:span><text:span text:style-name="T170">2 = </text:span><text:span text:style-name="T171">π</text:span><text:span text:style-name="T170"> * </text:span><text:span text:style-name="T169">π</text:span></text:p>
            <text:p text:style-name="P13"><text:span text:style-name="T167"><text:tab/></text:span><text:span text:style-name="T167">)</text:span></text:p>
            <text:p text:style-name="P13"><text:span text:style-name="T170"><text:tab/></text:span><text:span text:style-name="T170">var pi2 float32 = </text:span><text:span text:style-name="T171">π</text:span><text:span text:style-name="T170">2 // при использовании значение константы усекается до размера </text:span><text:span text:style-name="T170">типа</text:span></text:p>
          </draw:text-box>
        </draw:frame>
        <draw:frame draw:style-name="gr71" draw:text-style-name="P62" draw:layer="layout" svg:width="26.8cm" svg:height="4.933cm" svg:x="0.6cm" svg:y="6.517cm">
          <draw:text-box>
            <text:p text:style-name="P13"><text:span text:style-name="T172">Константы с заданным типом (typed constants):</text:span></text:p>
            <text:p text:style-name="P13"><text:span text:style-name="T170"><text:tab/></text:span><text:span text:style-name="T173">const </text:span><text:span text:style-name="T170">(</text:span></text:p>
            <text:p text:style-name="P13"><text:span text:style-name="T170"><text:tab/></text:span><text:span text:style-name="T170"><text:tab/></text:span><text:span text:style-name="T170">b </text:span><text:span text:style-name="T173">byte</text:span><text:span text:style-name="T170"> = 0Xf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байт</text:span></text:p>
            <text:p text:style-name="P13"><text:span text:style-name="T170"><text:tab/></text:span><text:span text:style-name="T170"><text:tab/></text:span><text:span text:style-name="T170">x </text:span><text:span text:style-name="T173">complex128</text:span><text:span text:style-name="T170"> = 2+5i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комплексное число</text:span></text:p>
            <text:p text:style-name="P13"><text:span text:style-name="T170"><text:tab/></text:span><text:span text:style-name="T170"><text:tab/></text:span><text:span text:style-name="T170">Big </text:span><text:span text:style-name="T173">float64</text:span><text:span text:style-name="T170"> = 1 &lt;&lt; 100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с плавающей точкой: 1 со 100 </text:span><text:span text:style-name="T170">нулями</text:span></text:p>
            <text:p text:style-name="P13"><text:span text:style-name="T170"><text:tab/></text:span><text:span text:style-name="T170"><text:tab/></text:span><text:span text:style-name="T170">i </text:span><text:span text:style-name="T173">int32</text:span><text:span text:style-name="T170"> = -273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целое</text:span></text:p>
            <text:p text:style-name="P13"><text:span text:style-name="T170"><text:tab/></text:span><text:span text:style-name="T170"><text:tab/></text:span><text:span text:style-name="T170">Go </text:span><text:span text:style-name="T173">rune</text:span><text:span text:style-name="T170"> = '</text:span><text:span text:style-name="T170">碁</text:span><text:span text:style-name="T170">'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символ</text:span></text:p>
            <text:p text:style-name="P13"><text:span text:style-name="T170"><text:tab/></text:span><text:span text:style-name="T170"><text:tab/></text:span><text:span text:style-name="T170">language</text:span><text:span text:style-name="T173"> string</text:span><text:span text:style-name="T170"> = </text:span><text:span text:style-name="T171">"Go"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строка</text:span></text:p>
            <text:p text:style-name="P13"><text:span text:style-name="T171">)</text:span></text:p>
          </draw:text-box>
        </draw:frame>
        <draw:frame draw:style-name="gr72" draw:text-style-name="P62" draw:layer="layout" svg:width="26.8cm" svg:height="3.384cm" svg:x="0.6cm" svg:y="11.716cm">
          <draw:text-box>
            <text:p text:style-name="P13"><text:span text:style-name="T174">Предопределённые константы (predefined constants):</text:span></text:p>
            <text:p text:style-name="P13"><text:span text:style-name="T170"><text:tab/></text:span><text:span text:style-name="T170">var zeroPointer *int = </text:span><text:span text:style-name="T173">nil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nil нельзя присвоить константе</text:span></text:p>
            <text:p text:style-name="P13"><text:span text:style-name="T170"><text:tab/></text:span><text:span text:style-name="T170">const t, f bool = </text:span><text:span text:style-name="T173">true</text:span><text:span text:style-name="T170">, </text:span><text:span text:style-name="T173">false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логические значения</text:span></text:p>
            <text:p text:style-name="P13"><text:span text:style-name="T171"/></text:p>
            <text:p text:style-name="P13"><text:span text:style-name="T171"><text:tab/></text:span><text:span text:style-name="T171">type </text:span><text:span text:style-name="T175">Weekday</text:span><text:span text:style-name="T171"> int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0 и авто-увеличение значений</text:span></text:p>
            <text:p text:style-name="P13"><text:span text:style-name="T171"><text:tab/></text:span><text:span text:style-name="T171">const ( Sun </text:span><text:span text:style-name="T175">Weekday</text:span><text:span text:style-name="T171"> = </text:span><text:span text:style-name="T176">iota</text:span><text:span text:style-name="T177">;</text:span><text:span text:style-name="T171"> Mon</text:span><text:span text:style-name="T177">;</text:span><text:span text:style-name="T171"> Tue</text:span><text:span text:style-name="T177">;</text:span><text:span text:style-name="T171"> Wed</text:span><text:span text:style-name="T177">;</text:span><text:span text:style-name="T171"> Thu</text:span><text:span text:style-name="T177">;</text:span><text:span text:style-name="T171"> Fri</text:span><text:span text:style-name="T177">;</text:span><text:span text:style-name="T171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явление и присваивание: var</text:span></text:p>
          </draw:text-box>
        </draw:frame>
        <draw:frame draw:style-name="gr73" draw:text-style-name="P63" draw:layer="layout" svg:width="26.8cm" svg:height="6.629cm" svg:x="0.6cm" svg:y="2.7cm">
          <draw:text-box>
            <text:p text:style-name="P13"><text:span text:style-name="T156">При объявлении новой переменной </text:span><text:span text:style-name="T155">всегда</text:span><text:span text:style-name="T156"> есть начальное значение (zero value).</text:span></text:p>
            <text:p text:style-name="P13"><text:span text:style-name="T178"><text:tab/></text:span><text:span text:style-name="T179">var</text:span><text:span text:style-name="T178"> (</text:span></text:p>
            <text:p text:style-name="P13"><text:span text:style-name="T178"><text:tab/></text:span><text:span text:style-name="T178"><text:tab/></text:span><text:span text:style-name="T178">i <text:s text:c="5"/>int</text:span><text:span text:style-name="T178"><text:tab/></text:span><text:span text:style-name="T178"><text:tab/></text:span><text:span text:style-name="T178"><text:tab/></text:span><text:span text:style-name="T178"><text:tab/></text:span><text:span text:style-name="T178">// 0</text:span></text:p>
            <text:p text:style-name="P13"><text:span text:style-name="T178"><text:tab/></text:span><text:span text:style-name="T178"><text:tab/></text:span><text:span text:style-name="T178">G, o <text:s text:c="2"/>rune</text:span><text:span text:style-name="T178"><text:tab/></text:span><text:span text:style-name="T178"><text:tab/></text:span><text:span text:style-name="T178"><text:tab/></text:span><text:span text:style-name="T178"><text:tab/></text:span><text:span text:style-name="T178">// 0, 0 </text:span></text:p>
            <text:p text:style-name="P13"><text:span text:style-name="T178"><text:tab/></text:span><text:span text:style-name="T178"><text:tab/></text:span><text:span text:style-name="T178">s <text:s text:c="5"/>string</text:span><text:span text:style-name="T178"><text:tab/></text:span><text:span text:style-name="T178"><text:tab/></text:span><text:span text:style-name="T178"><text:tab/></text:span><text:span text:style-name="T178">// ""</text:span></text:p>
            <text:p text:style-name="P13"><text:span text:style-name="T178"><text:tab/></text:span><text:span text:style-name="T178"><text:tab/></text:span><text:span text:style-name="T178">tube <text:s text:c="2"/>chan string</text:span><text:span text:style-name="T178"><text:tab/></text:span><text:span text:style-name="T178"><text:tab/></text:span><text:span text:style-name="T178">// nil </text:span></text:p>
            <text:p text:style-name="P13"><text:span text:style-name="T178"><text:tab/></text:span><text:span text:style-name="T178"><text:tab/></text:span><text:span text:style-name="T178">ok </text:span><text:span text:style-name="T178"><text:tab/></text:span><text:span text:style-name="T178"><text:tab/></text:span><text:span text:style-name="T178">bool</text:span><text:span text:style-name="T178"><text:tab/></text:span><text:span text:style-name="T178"><text:tab/></text:span><text:span text:style-name="T178"><text:tab/></text:span><text:span text:style-name="T178">// false </text:span></text:p>
            <text:p text:style-name="P13"><text:span text:style-name="T178"><text:tab/></text:span><text:span text:style-name="T178"><text:tab/></text:span><text:span text:style-name="T178">x <text:s text:c="5"/>float64</text:span><text:span text:style-name="T178"><text:tab/></text:span><text:span text:style-name="T178"><text:tab/></text:span><text:span text:style-name="T178"><text:tab/></text:span><text:span text:style-name="T178">// 0.0</text:span></text:p>
            <text:p text:style-name="P13"><text:span text:style-name="T178"><text:tab/></text:span><text:span text:style-name="T178"><text:tab/></text:span><text:span text:style-name="T178">answer </text:span><text:span text:style-name="T180">=</text:span><text:span text:style-name="T178"> 42</text:span><text:span text:style-name="T178"><text:tab/></text:span><text:span text:style-name="T178"><text:tab/></text:span><text:span text:style-name="T178"><text:tab/></text:span><text:span text:style-name="T178"><text:tab/></text:span><text:span text:style-name="T178">// тип int выведен из присвоенного </text:span><text:span text:style-name="T178">значения</text:span></text:p>
            <text:p text:style-name="P13"><text:span text:style-name="T178"><text:tab/></text:span><text:span text:style-name="T178">)</text:span></text:p>
          </draw:text-box>
        </draw:frame>
        <draw:frame draw:style-name="gr74" draw:text-style-name="P63" draw:layer="layout" svg:width="26.8cm" svg:height="5.363cm" svg:x="0.6cm" svg:y="9.801cm">
          <draw:text-box>
            <text:p text:style-name="P13"><text:span text:style-name="T178">// объявление новой переменной и присваивание значения (в функции)</text:span></text:p>
            <text:p text:style-name="P13"><text:span text:style-name="T178"><text:tab/></text:span><text:span text:style-name="T178">j </text:span><text:span text:style-name="T180">:=</text:span><text:span text:style-name="T178"> 25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тип выводится из присваиваемого </text:span><text:span text:style-name="T181">значения</text:span></text:p>
            <text:p text:style-name="P13"><text:span text:style-name="T181"><text:tab/></text:span><text:span text:style-name="T181">t, f </text:span><text:span text:style-name="T182">:=</text:span><text:span text:style-name="T181"> true, false</text:span><text:span text:style-name="T181"><text:tab/></text:span><text:span text:style-name="T181"><text:tab/></text:span><text:span text:style-name="T181">// параллельное присваивание</text:span></text:p>
            <text:p text:style-name="P13"><text:span text:style-name="T181"/></text:p>
            <text:p text:style-name="P13"><text:span text:style-name="T181">// присваивание значения уже объявленным переменным</text:span></text:p>
            <text:p text:style-name="P13"><text:span text:style-name="T178"><text:tab/></text:span><text:span text:style-name="T178">s </text:span><text:span text:style-name="T180">=</text:span><text:span text:style-name="T178"> </text:span><text:span text:style-name="T181">"Go"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</text:span></text:p>
            <text:p text:style-name="P13"><text:span text:style-name="T178"><text:tab/></text:span><text:span text:style-name="T178">G, o </text:span><text:span text:style-name="T180">=</text:span><text:span text:style-name="T178"> </text:span><text:span text:style-name="T183">'</text:span><text:span text:style-name="T178">G</text:span><text:span text:style-name="T183">'</text:span><text:span text:style-name="T178">, </text:span><text:span text:style-name="T183">'</text:span><text:span text:style-name="T178">o</text:span><text:span text:style-name="T183">'</text:span><text:span text:style-name="T178"><text:tab/></text:span><text:span text:style-name="T178"><text:tab/></text:span><text:span text:style-name="T178"><text:tab/></text:span><text:span text:style-name="T178">// параллельное присваивание (tuple </text:span><text:span text:style-name="T178">assignment)</text:span></text:p>
            <text:p text:style-name="P13"><text:span text:style-name="T178"><text:tab/></text:span><text:span text:style-name="T178">i, j </text:span><text:span text:style-name="T180">=</text:span><text:span text:style-name="T178"> j, i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 данных: struct</text:span></text:p>
          </draw:text-box>
        </draw:frame>
        <draw:frame draw:style-name="gr75" draw:text-style-name="P63" draw:layer="layout" svg:width="26.8cm" svg:height="4.233cm" svg:x="0.6cm" svg:y="2.3cm">
          <draw:text-box>
            <text:p text:style-name="P13"><text:span text:style-name="T184">Структура (</text:span><text:span text:style-name="T185">struct</text:span><text:span text:style-name="T186">) — набор разнотипных полей</text:span></text:p>
            <text:p text:style-name="P13"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user-defined type: </text:span><text:span text:style-name="T183">"</text:span><text:span text:style-name="T178">named </text:span><text:span text:style-name="T178">struct</text:span><text:span text:style-name="T187">"</text:span></text:p>
            <text:p text:style-name="P13"><text:span text:style-name="T178"><text:tab/></text:span><text:span text:style-name="T178">type </text:span><text:span text:style-name="T188">User</text:span><text:span text:style-name="T178"> </text:span><text:span text:style-name="T179">struct</text:span><text:span text:style-name="T178"> </text:span><text:span text:style-name="T179">{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объявление структуры типа </text:span><text:span text:style-name="T188">User</text:span></text:p>
            <text:p text:style-name="P13"><text:span text:style-name="T178"><text:tab/></text:span><text:span text:style-name="T178"><text:tab/></text:span><text:span text:style-name="T188">id</text:span><text:span text:style-name="T178"> int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с полями </text:span></text:p>
            <text:p text:style-name="P13"><text:span text:style-name="T178"><text:tab/></text:span><text:span text:style-name="T178"><text:tab/></text:span><text:span text:style-name="T190">name, password</text:span><text:span text:style-name="T189"> string</text:span><text:span text:style-name="T189"><text:tab/></text:span><text:span text:style-name="T189"><text:tab/></text:span><text:span text:style-name="T189"><text:tab/></text:span><text:span text:style-name="T189"><text:tab/></text:span><text:span text:style-name="T189">// разных типов</text:span></text:p>
            <text:p text:style-name="P13"><text:span text:style-name="T191"><text:tab/></text:span><text:span text:style-name="T191">}</text:span></text:p>
          </draw:text-box>
        </draw:frame>
        <draw:frame draw:style-name="gr76" draw:text-style-name="P63" draw:layer="layout" svg:width="26.8cm" svg:height="8.558cm" svg:x="0.6cm" svg:y="6.8cm">
          <draw:text-box>
            <text:p text:style-name="P13"><text:span text:style-name="T192"><text:tab/></text:span><text:span text:style-name="T188">u</text:span><text:span text:style-name="T192"> := </text:span><text:span text:style-name="T188">User</text:span><text:span text:style-name="T178"> </text:span><text:span text:style-name="T179">{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8">// объявление переменной и</text:span></text:p>
            <text:p text:style-name="P13"><text:span text:style-name="T178"><text:tab/></text:span><text:span text:style-name="T178"><text:tab/></text:span><text:span text:style-name="T188">name</text:span><text:span text:style-name="T178">:</text:span><text:span text:style-name="T193"> </text:span><text:span text:style-name="T183">"Ken Thompson"</text:span><text:span text:style-name="T188">,</text:span><text:span text:style-name="T188"><text:tab/></text:span><text:span text:style-name="T188"><text:tab/></text:span><text:span text:style-name="T188"><text:tab/></text:span><text:span text:style-name="T188"><text:tab/></text:span><text:span text:style-name="T178">// инициализация полей </text:span><text:span text:style-name="T178">значениями</text:span></text:p>
            <text:p text:style-name="P13"><text:span text:style-name="T192"><text:tab/></text:span><text:span text:style-name="T192"><text:tab/></text:span><text:span text:style-name="T188">id:</text:span><text:span text:style-name="T178"> 42,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по именам (не всех) полей</text:span></text:p>
            <text:p text:style-name="P13"><text:span text:style-name="T194"><text:tab/></text:span><text:span text:style-name="T194">}</text:span></text:p>
            <text:p text:style-name="P13"><text:span text:style-name="T178"/></text:p>
            <text:p text:style-name="P13"><text:span text:style-name="T178"><text:tab/></text:span><text:span text:style-name="T178">var </text:span><text:span text:style-name="T188">u2</text:span><text:span text:style-name="T178"> </text:span><text:span text:style-name="T188">User</text:span><text:span text:style-name="T188"><text:tab/></text:span><text:span text:style-name="T188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89">// объявление переменной</text:span></text:p>
            <text:p text:style-name="P13"><text:span text:style-name="T181"><text:tab/></text:span><text:span text:style-name="T190">u2</text:span><text:span text:style-name="T181"> = </text:span><text:span text:style-name="T190">u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присваивание значения </text:span><text:span text:style-name="T181">структуре</text:span></text:p>
            <text:p text:style-name="P13"><text:span text:style-name="T192"><text:tab/></text:span><text:span text:style-name="T188">u2.id +=</text:span><text:span text:style-name="T178"> 1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</text:span><text:span text:style-name="T189">присваивание значения полю</text:span></text:p>
            <text:p text:style-name="P13"><text:span text:style-name="T194"/></text:p>
            <text:p text:style-name="P13"><text:span text:style-name="T178">// объявление переменной и </text:span><text:span text:style-name="T189">инициализация полей значениями по порядку </text:span></text:p>
            <text:p text:style-name="P13"><text:span text:style-name="T181"><text:tab/></text:span><text:span text:style-name="T190">u3</text:span><text:span text:style-name="T181"> := </text:span><text:span text:style-name="T190">User</text:span><text:span text:style-name="T181">{</text:span><text:span text:style-name="T190">u.id</text:span><text:span text:style-name="T181">, </text:span><text:span text:style-name="T190">u.name</text:span><text:span text:style-name="T181">, </text:span><text:span text:style-name="T190">u.password</text:span><text:span text:style-name="T181">} // следования полей</text:span></text:p>
            <text:p text:style-name="P13"><text:span text:style-name="T181"/></text:p>
            <text:p text:style-name="P13"><text:span text:style-name="T181"><text:tab/></text:span><text:span text:style-name="T181">var </text:span><text:span text:style-name="T190">u4</text:span><text:span text:style-name="T181"> </text:span><text:span text:style-name="T190">User</text:span><text:span text:style-name="T181"> = </text:span><text:span text:style-name="T190">User</text:span><text:span text:style-name="T181">{}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инициализация пустой </text:span><text:span text:style-name="T181">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77" draw:text-style-name="P20" draw:layer="layout" svg:width="26.8cm" svg:height="5.4cm" svg:x="0.6cm" svg:y="2.7cm">
          <draw:text-box>
            <text:p text:style-name="P18"><text:span text:style-name="T195">pointer</text:span><text:span text:style-name="T196"> ~ указатель (на значение определённого типа): </text:span></text:p>
            <text:p text:style-name="P13"><text:span text:style-name="T196"/></text:p>
            <text:p text:style-name="P13"><text:span text:style-name="T196"><text:tab/></text:span><text:span text:style-name="T196">var v </text:span><text:span text:style-name="T197">BaseType = </text:span><text:span text:style-name="T183">"C++"</text:span><text:span text:style-name="T197"><text:tab/></text:span><text:span text:style-name="T196">// переменная типа </text:span><text:span text:style-name="T197">BaseType </text:span></text:p>
            <text:p text:style-name="P13"><text:span text:style-name="T196"><text:tab/></text:span><text:span text:style-name="T196">var p *</text:span><text:span text:style-name="T197">BaseType</text:span><text:span text:style-name="T196"><text:tab/></text:span><text:span text:style-name="T196"><text:tab/></text:span><text:span text:style-name="T196"><text:tab/></text:span><text:span text:style-name="T196">// указатель на переменную типа </text:span><text:span text:style-name="T197">BaseType </text:span></text:p>
            <text:p text:style-name="P13"><text:span text:style-name="T196"><text:tab/></text:span><text:span text:style-name="T196">p = &amp;v</text:span><text:span text:style-name="T196"><text:tab/></text:span><text:span text:style-name="T196"><text:tab/></text:span><text:span text:style-name="T196"><text:tab/></text:span><text:span text:style-name="T196">// ссылка на значение переменной типа </text:span><text:span text:style-name="T197">BaseType </text:span></text:p>
            <text:p text:style-name="P13"><text:span text:style-name="T196"><text:tab/></text:span><text:span text:style-name="T196">c :=*p</text:span><text:span text:style-name="T196"><text:tab/></text:span><text:span text:style-name="T196"><text:tab/></text:span><text:span text:style-name="T196"><text:tab/></text:span><text:span text:style-name="T196">// значение переменной типа </text:span><text:span text:style-name="T197">BaseType</text:span><text:span text:style-name="T196"> по ссылке </text:span><text:span text:style-name="T196">на v</text:span></text:p>
          </draw:text-box>
        </draw:frame>
        <draw:frame draw:style-name="gr78" draw:text-style-name="P20" draw:layer="layout" svg:width="26.8cm" svg:height="5.363cm" svg:x="0.6cm" svg:y="9.7cm">
          <draw:text-box>
            <text:p text:style-name="P18"><text:span text:style-name="T178">// Если в функцию передать значение по ссылке, его можно изменить</text:span></text:p>
            <text:p text:style-name="P13"><text:span text:style-name="T178"/></text:p>
            <text:p text:style-name="P13"><text:span text:style-name="T178">func changeValue(p *</text:span><text:span text:style-name="T188">BaseType</text:span><text:span text:style-name="T178">) {</text:span></text:p>
            <text:p text:style-name="P13"><text:span text:style-name="T178"><text:tab/></text:span><text:span text:style-name="T178">var newValue </text:span><text:span text:style-name="T188">BaseType = </text:span><text:span text:style-name="T183">"Go"</text:span></text:p>
            <text:p text:style-name="P13"><text:span text:style-name="T178"><text:tab/></text:span><text:span text:style-name="T178">*p = newValue</text:span></text:p>
            <text:p text:style-name="P13"><text:span text:style-name="T178">}</text:span></text:p>
            <text:p text:style-name="P13"><text:span text:style-name="T178"/></text:p>
            <text:p text:style-name="P13"><text:span text:style-name="T178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198">"</text:span><text:span text:style-name="T24">Ссылочные типы</text:span><text:span text:style-name="T198">"</text:span><text:span text:style-name="T24">: </text:span><text:span text:style-name="T198">~</text:span><text:span text:style-name="T24">reference types</text:span></text:p>
          </draw:text-box>
        </draw:frame>
        <draw:frame draw:style-name="gr79" draw:text-style-name="P19" draw:layer="layout" svg:width="26.8cm" svg:height="0.89cm" svg:x="0.6cm" svg:y="2.1cm">
          <draw:text-box>
            <text:p text:style-name="P18"><text:span text:style-name="T179">Эти типы ведут себя как ссылочные</text:span><text:span text:style-name="T178"> (в их представлении есть ссылка на </text:span><text:span text:style-name="T178">данные)</text:span><text:span text:style-name="T179">:</text:span></text:p>
          </draw:text-box>
        </draw:frame>
        <draw:frame draw:style-name="gr80" draw:text-style-name="P19" draw:layer="layout" svg:width="26.8cm" svg:height="3.685cm" svg:x="0.6cm" svg:y="3.201cm">
          <draw:text-box>
            <text:p text:style-name="P18"><text:span text:style-name="T179">slice</text:span><text:span text:style-name="T178"> ~ срез = динамический массив (переменной длины):</text:span></text:p>
            <text:p text:style-name="P13"><text:span text:style-name="T74"><text:tab/></text:span><text:span text:style-name="T74">s0 := make(</text:span><text:span text:style-name="T73">[]</text:span><text:span text:style-name="T74">string, 0)</text:span><text:span text:style-name="T74"><text:tab/></text:span><text:span text:style-name="T74"><text:tab/></text:span><text:span text:style-name="T74"><text:tab/></text:span><text:span text:style-name="T74">// создаёт и инициализирует срез размером </text:span><text:span text:style-name="T74">0</text:span></text:p>
            <text:p text:style-name="P13"><text:span text:style-name="T74"><text:tab/></text:span><text:span text:style-name="T74">s1 := </text:span><text:span text:style-name="T73">[]</text:span><text:span text:style-name="T74">string{"Ken", "R.Pike", "R.Griesemer"}</text:span></text:p>
            <text:p text:style-name="P13"><text:span text:style-name="T74"><text:tab/></text:span><text:span text:style-name="T74">s2 := s1</text:span></text:p>
            <text:p text:style-name="P13"><text:span text:style-name="T74"><text:tab/></text:span><text:span text:style-name="T74">s2[0] = "K.Thompson" </text:span></text:p>
            <text:p text:style-name="P13"><text:span text:style-name="T74"><text:tab/></text:span><text:span text:style-name="T74">// Теперь s1 и s2 ссылаются на ["K.Thompson", "R.Pike", "R.Griesemer"]</text:span></text:p>
          </draw:text-box>
        </draw:frame>
        <draw:frame draw:style-name="gr81" draw:text-style-name="P19" draw:layer="layout" svg:width="26.8cm" svg:height="3.126cm" svg:x="0.6cm" svg:y="7.3cm">
          <draw:text-box>
            <text:p text:style-name="P18"><text:span text:style-name="T179">map</text:span><text:span text:style-name="T178"> ~ хэш = ассоциативный массив = словарь = отображение = «карта» = </text:span><text:span text:style-name="T181">«мапа» </text:span></text:p>
            <text:p text:style-name="P13"><text:span text:style-name="T72"><text:tab/></text:span><text:span text:style-name="T72">h0 := make(</text:span><text:span text:style-name="T71">map</text:span><text:span text:style-name="T72">[string]float64)</text:span><text:span text:style-name="T72"><text:tab/></text:span><text:span text:style-name="T72">// создаёт и инициализирует хэш</text:span></text:p>
            <text:p text:style-name="P13"><text:span text:style-name="T72"><text:tab/></text:span><text:span text:style-name="T72">h1 := </text:span><text:span text:style-name="T71">map</text:span><text:span text:style-name="T72">[string]float64{"latest": 1.24}</text:span></text:p>
            <text:p text:style-name="P13"><text:span text:style-name="T72"><text:tab/></text:span><text:span text:style-name="T72">h2 := h1</text:span></text:p>
            <text:p text:style-name="P13"><text:span text:style-name="T74"><text:tab/></text:span><text:span text:style-name="T74">h2["latest"] = 1.25</text:span><text:span text:style-name="T74"><text:tab/></text:span><text:span text:style-name="T74"><text:tab/></text:span><text:span text:style-name="T74"><text:tab/></text:span><text:span text:style-name="T74"><text:tab/></text:span><text:span text:style-name="T74">// h1 и h2 ссылаются на {"</text:span><text:span text:style-name="T72">latest": 1.25}</text:span></text:p>
          </draw:text-box>
        </draw:frame>
        <draw:frame draw:style-name="gr82" draw:text-style-name="P19" draw:layer="layout" svg:width="26.8cm" svg:height="2.008cm" svg:x="0.6cm" svg:y="10.8cm">
          <draw:text-box>
            <text:p text:style-name="P18"><text:span text:style-name="T194">channel</text:span><text:span text:style-name="T181"> ~ канал для синхронизации и обмена данными </text:span></text:p>
            <text:p text:style-name="P13"><text:span text:style-name="T74"><text:tab/></text:span><text:span text:style-name="T74">ch1 := make(</text:span><text:span text:style-name="T73">chan</text:span><text:span text:style-name="T74"> int)</text:span><text:span text:style-name="T74"><text:tab/></text:span><text:span text:style-name="T74"><text:tab/></text:span><text:span text:style-name="T74"><text:tab/></text:span><text:span text:style-name="T74">// создаёт и инициализирует срез размером </text:span><text:span text:style-name="T74">1</text:span></text:p>
            <text:p text:style-name="P13"><text:span text:style-name="T147"><text:tab/></text:span><text:span text:style-name="T147">ch2 := ch1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// ch1 и ch2 ссылаются на один и тот же </text:span><text:span text:style-name="T147">канал</text:span></text:p>
          </draw:text-box>
        </draw:frame>
        <draw:frame draw:style-name="gr83" draw:text-style-name="P19" draw:layer="layout" svg:width="26.8cm" svg:height="2.008cm" svg:x="0.6cm" svg:y="13.2cm">
          <draw:text-box>
            <text:p text:style-name="P18"><text:span text:style-name="T179">function</text:span><text:span text:style-name="T190"> ~ </text:span><text:span text:style-name="T189">тип функция как значение переменной </text:span></text:p>
            <text:p text:style-name="P13"><text:span text:style-name="T74"><text:tab/></text:span><text:span text:style-name="T74">f1 := </text:span><text:span text:style-name="T73">func</text:span><text:span text:style-name="T74">() { println("Go") }</text:span></text:p>
            <text:p text:style-name="P13"><text:span text:style-name="T74"><text:tab/></text:span><text:span text:style-name="T74">f2 := f1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84" draw:text-style-name="P64" draw:layer="layout" svg:width="26.8cm" svg:height="3.766cm" svg:x="0.6cm" svg:y="2.3cm">
          <draw:text-box>
            <text:p text:style-name="P13"><text:span text:style-name="T195">[</text:span><text:span text:style-name="T199">размер</text:span><text:span text:style-name="T195">]</text:span><text:span text:style-name="T199">Type</text:span><text:span text:style-name="T196"> // массив (</text:span><text:span text:style-name="T195">array</text:span><text:span text:style-name="T196">) </text:span><text:span text:style-name="T200">определённой длины:</text:span></text:p>
            <text:p text:style-name="P13"><text:span text:style-name="T72"/></text:p>
            <text:p text:style-name="P13"><text:span text:style-name="T72"><text:tab/></text:span><text:span text:style-name="T72">var punchCard [80]rune // 80 * 0</text:span></text:p>
            <text:p text:style-name="P13"><text:span text:style-name="T72"><text:tab/></text:span><text:span text:style-name="T74">localhost := [4]int { 127, 0, 0, 1 }</text:span></text:p>
            <text:p text:style-name="P13"><text:span text:style-name="T74"><text:tab/></text:span><text:span text:style-name="T74">gender <text:s text:c="3"/>:= [2]string { 0:"Female", 1:"Male" }</text:span></text:p>
            <text:p text:style-name="P13"><text:span text:style-name="T74"><text:tab/></text:span><text:span text:style-name="T77">location</text:span><text:span text:style-name="T74"> <text:s/>:= [...]float32 { 56.05, 63.38 } // ... = number of initial </text:span><text:span text:style-name="T74">values </text:span></text:p>
          </draw:text-box>
        </draw:frame>
        <draw:frame draw:style-name="gr85" draw:text-style-name="P64" draw:layer="layout" svg:width="26.8cm" svg:height="3.207cm" svg:x="0.6cm" svg:y="6.4cm">
          <draw:text-box>
            <text:p text:style-name="P13"><text:span text:style-name="T195">[]</text:span><text:span text:style-name="T199">Type</text:span><text:span text:style-name="T197"> //</text:span><text:span text:style-name="T196"> срез (</text:span><text:span text:style-name="T195">slice</text:span><text:span text:style-name="T196">) — динамический массив (переменной </text:span><text:span text:style-name="T196">длины):</text:span></text:p>
            <text:p text:style-name="P13"><text:span text:style-name="T74"/></text:p>
            <text:p text:style-name="P13"><text:span text:style-name="T74"><text:tab/></text:span><text:span text:style-name="T74">primes := []int { 2, 3, 5, 7, 11, 13, 17, 19, 23 }</text:span></text:p>
            <text:p text:style-name="P13"><text:span text:style-name="T74"><text:tab/></text:span><text:span text:style-name="T74">messages := make([]string, 0, 1024)</text:span></text:p>
            <text:p text:style-name="P13"><text:span text:style-name="T74"><text:tab/></text:span><text:span text:style-name="T74">messages = append(messages, "OK")</text:span></text:p>
          </draw:text-box>
        </draw:frame>
        <draw:frame draw:style-name="gr86" draw:text-style-name="P64" draw:layer="layout" svg:width="26.8cm" svg:height="5.443cm" svg:x="0.6cm" svg:y="9.9cm">
          <draw:text-box>
            <text:p text:style-name="P13"><text:span text:style-name="T195">map[</text:span><text:span text:style-name="T199">KeyType</text:span><text:span text:style-name="T195">]</text:span><text:span text:style-name="T199">ValueType</text:span><text:span text:style-name="T197"> // </text:span><text:span text:style-name="T200">ассоциативный массив = отображение = </text:span><text:span text:style-name="T200">карта:</text:span></text:p>
            <text:p text:style-name="P13"><text:span text:style-name="T72"/></text:p>
            <text:p text:style-name="P13"><text:span text:style-name="T72"><text:tab/></text:span><text:span text:style-name="T74">languages := map[string]int { "Go": 2007 }</text:span></text:p>
            <text:p text:style-name="P13"><text:span text:style-name="T74"><text:tab/></text:span><text:span text:style-name="T74">languages["Kotlin"] = 2011</text:span></text:p>
            <text:p text:style-name="P13"><text:span text:style-name="T74"/></text:p>
            <text:p text:style-name="P13"><text:span text:style-name="T74"><text:tab/></text:span><text:span text:style-name="T74">type Coordinates map[[2]float32]string</text:span></text:p>
            <text:p text:style-name="P13"><text:span text:style-name="T74"><text:tab/></text:span><text:span text:style-name="T74">places := make(Coordinates)</text:span><text:span text:style-name="T74"><text:tab/></text:span></text:p>
            <text:p text:style-name="P13"><text:span text:style-name="T74"><text:tab/></text:span><text:span text:style-name="T74">places[</text:span><text:span text:style-name="T77">location</text:span><text:span text:style-name="T74">] = "Шадринск"</text:span></text:p>
            <text:p text:style-name="P13"><text:span text:style-name="T74"><text:tab/></text:span><text:span text:style-name="T74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Функции: func main(); func init()</text:span></text:p>
          </draw:text-box>
        </draw:frame>
        <draw:frame draw:style-name="gr87" draw:text-style-name="P65" draw:layer="layout" svg:width="26.8cm" svg:height="4.085cm" svg:x="0.6cm" svg:y="2.8cm">
          <draw:text-box>
            <text:p text:style-name="P13"><text:span text:style-name="T178">// Главная функция в пакете main, с которой начинается выполнение </text:span><text:span text:style-name="T178">программы.</text:span></text:p>
            <text:p text:style-name="P13"><text:span text:style-name="T178">package main</text:span></text:p>
            <text:p text:style-name="P13"><text:span text:style-name="T178"/></text:p>
            <text:p text:style-name="P13"><text:span text:style-name="T179">func </text:span><text:span text:style-name="T201">main</text:span><text:span text:style-name="T179">() {</text:span></text:p>
            <text:p text:style-name="P13"><text:span text:style-name="T178"><text:s text:c="3"/>обработка(данных)</text:span></text:p>
            <text:p text:style-name="P13"><text:span text:style-name="T179">}</text:span></text:p>
          </draw:text-box>
        </draw:frame>
        <draw:frame draw:style-name="gr88" draw:text-style-name="P65" draw:layer="layout" svg:width="26.8cm" svg:height="6.641cm" svg:x="0.6cm" svg:y="8.401cm">
          <draw:text-box>
            <text:p text:style-name="P13"><text:span text:style-name="T179">// </text:span><text:span text:style-name="T178">в каждом пакете может быть несколько «инициализирующих» функций,</text:span></text:p>
            <text:p text:style-name="P13"><text:span text:style-name="T179">func </text:span><text:span text:style-name="T201">init</text:span><text:span text:style-name="T179">() {</text:span></text:p>
            <text:p text:style-name="P13"><text:span text:style-name="T178"><text:tab/></text:span><text:span text:style-name="T178">инициализация(&amp;данных)</text:span></text:p>
            <text:p text:style-name="P13"><text:span text:style-name="T179">}</text:span></text:p>
            <text:p text:style-name="P13"><text:span text:style-name="T179"/></text:p>
            <text:p text:style-name="P13"><text:span text:style-name="T179">// </text:span><text:span text:style-name="T178">которые выполняются при загрузке пакета в порядке их описания</text:span></text:p>
            <text:p text:style-name="P13"><text:span text:style-name="T179">func </text:span><text:span text:style-name="T201">init</text:span><text:span text:style-name="T179">() {</text:span></text:p>
            <text:p text:style-name="P13"><text:span text:style-name="T178"><text:tab/></text:span><text:span text:style-name="T178">инициализация(&amp;других_данных)</text:span></text:p>
            <text:p text:style-name="P13"><text:span text:style-name="T179">}</text:span></text:p>
            <text:p text:style-name="P13"><text:span text:style-name="T179">// </text:span><text:span text:style-name="T178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Функции: func</text:span></text:p>
          </draw:text-box>
        </draw:frame>
        <draw:frame draw:style-name="gr89" draw:text-style-name="P46" draw:layer="layout" svg:width="26.8cm" svg:height="13.108cm" svg:x="0.6cm" svg:y="2.1cm">
          <draw:text-box>
            <text:p text:style-name="P13"><text:span text:style-name="T74">// функция </text:span><text:span text:style-name="T202">без возвращаемого значения</text:span><text:span text:style-name="T74"> = процедура</text:span></text:p>
            <text:p text:style-name="P13"><text:span text:style-name="T73"><text:tab/></text:span><text:span text:style-name="T73">func </text:span><text:span text:style-name="T77">debug</text:span><text:span text:style-name="T73">(</text:span><text:span text:style-name="T77">m</text:span><text:span text:style-name="T203"> </text:span><text:span text:style-name="T77">string</text:span><text:span text:style-name="T73">) {</text:span><text:span text:style-name="T74"> </text:span><text:span text:style-name="T77">println(m) </text:span><text:span text:style-name="T71">}</text:span></text:p>
            <text:p text:style-name="P13"><text:span text:style-name="T77"><text:tab/></text:span><text:span text:style-name="T77">debug</text:span><text:span text:style-name="T74">("побочный эффект"</text:span><text:span text:style-name="T204">)</text:span></text:p>
            <text:p text:style-name="P13"><text:span text:style-name="T72"/></text:p>
            <text:p text:style-name="P13"><text:span text:style-name="T74">// функция </text:span><text:span text:style-name="T202">с одним возвращаемым значением</text:span></text:p>
            <text:p text:style-name="P13"><text:span text:style-name="T73"><text:tab/></text:span><text:span text:style-name="T73">func </text:span><text:span text:style-name="T77">save</text:span><text:span text:style-name="T73">(</text:span><text:span text:style-name="T77">u User</text:span><text:span text:style-name="T73">) (</text:span><text:span text:style-name="T77">error</text:span><text:span text:style-name="T73">) {</text:span><text:span text:style-name="T74"> e := </text:span><text:span text:style-name="T77">database.update(u); return e</text:span><text:span text:style-name="T74"> </text:span><text:span text:style-name="T73">}</text:span></text:p>
            <text:p text:style-name="P13"><text:span text:style-name="T77"><text:tab/></text:span><text:span text:style-name="T77">err</text:span><text:span text:style-name="T74"> := </text:span><text:span text:style-name="T77">save</text:span><text:span text:style-name="T74">(</text:span><text:span text:style-name="T77">newUser</text:span><text:span text:style-name="T74">) </text:span></text:p>
            <text:p text:style-name="P13"><text:span text:style-name="T74"/></text:p>
            <text:p text:style-name="P13"><text:span text:style-name="T74">// функция </text:span><text:span text:style-name="T202">с одним именованным возвращаемым значением</text:span></text:p>
            <text:p text:style-name="P13"><text:span text:style-name="T73"><text:tab/></text:span><text:span text:style-name="T73">func </text:span><text:span text:style-name="T77">save</text:span><text:span text:style-name="T73">(</text:span><text:span text:style-name="T77">u User</text:span><text:span text:style-name="T73">) (e</text:span><text:span text:style-name="T77"> error</text:span><text:span text:style-name="T73">) {</text:span><text:span text:style-name="T74"> </text:span><text:span text:style-name="T77">e = database.update(u); return</text:span><text:span text:style-name="T74"> </text:span><text:span text:style-name="T73">}</text:span></text:p>
            <text:p text:style-name="P13"><text:span text:style-name="T77"><text:tab/></text:span><text:span text:style-name="T77">err</text:span><text:span text:style-name="T74"> := </text:span><text:span text:style-name="T77">save</text:span><text:span text:style-name="T74">(</text:span><text:span text:style-name="T77">newUser</text:span><text:span text:style-name="T74">) </text:span></text:p>
            <text:p text:style-name="P13"><text:span text:style-name="T74"/></text:p>
            <text:p text:style-name="P13"><text:span text:style-name="T74">// функция </text:span><text:span text:style-name="T202">с несколькими возвращаемыми значениями</text:span><text:span text:style-name="T74">: возможно, именованными</text:span></text:p>
            <text:p text:style-name="P13"><text:span text:style-name="T73"><text:tab/></text:span><text:span text:style-name="T73">func </text:span><text:span text:style-name="T77">add</text:span><text:span text:style-name="T73">(</text:span><text:span text:style-name="T77">u User</text:span><text:span text:style-name="T73">)</text:span><text:span text:style-name="T203"> </text:span><text:span text:style-name="T73">(</text:span><text:span text:style-name="T77">id int, e error</text:span><text:span text:style-name="T73">) {</text:span><text:span text:style-name="T74"> </text:span><text:span text:style-name="T77">id, e =</text:span><text:span text:style-name="T203"> </text:span><text:span text:style-name="T77">database.insert(u); return id, </text:span><text:span text:style-name="T77">e</text:span><text:span text:style-name="T74"> </text:span><text:span text:style-name="T71">}</text:span></text:p>
            <text:p text:style-name="P13"><text:span text:style-name="T77"><text:tab/></text:span><text:span text:style-name="T77">userId, err</text:span><text:span text:style-name="T74"> := </text:span><text:span text:style-name="T77">add</text:span><text:span text:style-name="T74">(</text:span><text:span text:style-name="T77">newUser</text:span><text:span text:style-name="T204">)</text:span><text:span text:style-name="T72"> </text:span></text:p>
            <text:p text:style-name="P13"><text:span text:style-name="T72"/></text:p>
            <text:p text:style-name="P13"><text:span text:style-name="T74">// функция </text:span><text:span text:style-name="T202">с переменным списком параметров</text:span><text:span text:style-name="T74"> = variadic function</text:span></text:p>
            <text:p text:style-name="P13"><text:span text:style-name="T73"><text:tab/></text:span><text:span text:style-name="T73">func </text:span><text:span text:style-name="T77">saveAll</text:span><text:span text:style-name="T73">(</text:span><text:span text:style-name="T77">users ...User</text:span><text:span text:style-name="T73">)</text:span><text:span text:style-name="T203"> (</text:span><text:span text:style-name="T77">e []error)</text:span><text:span text:style-name="T73"> {</text:span><text:span text:style-name="T74"> </text:span><text:span text:style-name="T77">e = database.updateAll(users); </text:span><text:span text:style-name="T77">return s</text:span><text:span text:style-name="T74"> </text:span><text:span text:style-name="T71">}</text:span></text:p>
            <text:p text:style-name="P13"><text:span text:style-name="T74"><text:tab/></text:span><text:span text:style-name="T77">arguments</text:span><text:span text:style-name="T74"> := </text:span><text:span text:style-name="T204">[]</text:span><text:span text:style-name="T76">User{user1, user2, user3}</text:span></text:p>
            <text:p text:style-name="P13"><text:span text:style-name="T77"><text:tab/></text:span><text:span text:style-name="T77">possibleErrors1</text:span><text:span text:style-name="T74"> := </text:span><text:span text:style-name="T77">saveAll</text:span><text:span text:style-name="T74">(</text:span><text:span text:style-name="T77">arguments</text:span><text:span text:style-name="T74">...</text:span><text:span text:style-name="T204">) </text:span></text:p>
            <text:p text:style-name="P13"><text:span text:style-name="T77"><text:tab/></text:span><text:span text:style-name="T77">possibleErrors2</text:span><text:span text:style-name="T74"> := </text:span><text:span text:style-name="T77">saveAll</text:span><text:span text:style-name="T74">(</text:span><text:span text:style-name="T77">user4, user5, user6</text:span><text:span text:style-name="T204">)</text:span></text:p>
            <text:p text:style-name="P13"><text:span text:style-name="T204"/></text:p>
            <text:p text:style-name="P13"><text:span text:style-name="T204">// в функции передаются </text:span><text:span text:style-name="T205">копии значений аргументов</text:span><text:span text:style-name="T204"> (но могут передаваться </text:span><text:span text:style-name="T204">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-функции: func type</text:span></text:p>
          </draw:text-box>
        </draw:frame>
        <draw:frame draw:style-name="gr90" draw:text-style-name="P46" draw:layer="layout" svg:width="26.8cm" svg:height="13.269cm" svg:x="0.6cm" svg:y="2.1cm">
          <draw:text-box>
            <text:p text:style-name="P13"><text:span text:style-name="T195">type</text:span><text:span text:style-name="T196"> </text:span><text:span text:style-name="T197">ИмяТипа</text:span><text:span text:style-name="T196"> </text:span><text:span text:style-name="T195">func</text:span><text:span text:style-name="T196">(</text:span><text:span text:style-name="T197">типы, параметров</text:span><text:span text:style-name="T196">) (</text:span><text:span text:style-name="T197">типы, возвращаемых, </text:span><text:span text:style-name="T197">значений)</text:span></text:p>
            <text:p text:style-name="P13"><text:span text:style-name="T74"/></text:p>
            <text:p text:style-name="P13"><text:span text:style-name="T74"><text:tab/></text:span><text:span text:style-name="T74">type </text:span><text:span text:style-name="T77">F1</text:span><text:span text:style-name="T74"> </text:span><text:span text:style-name="T73">func(int, int) int</text:span><text:span text:style-name="T74"><text:tab/></text:span><text:span text:style-name="T74"><text:tab/></text:span><text:span text:style-name="T74"><text:tab/></text:span><text:span text:style-name="T74">// тип функции = её сигнатура</text:span></text:p>
            <text:p text:style-name="P13"><text:span text:style-name="T74"/></text:p>
            <text:p text:style-name="P13"><text:span text:style-name="T74">// у любой функции есть </text:span><text:span text:style-name="T202">тип</text:span><text:span text:style-name="T74">, например: </text:span><text:span text:style-name="T73">func(int, int) int</text:span></text:p>
            <text:p text:style-name="P13"><text:span text:style-name="T74"><text:tab/></text:span><text:span text:style-name="T74">func </text:span><text:span text:style-name="T203">add</text:span><text:span text:style-name="T74">(x, y int) int { return x+y }</text:span><text:span text:style-name="T74"><text:tab/></text:span><text:span text:style-name="T74">// соответствует типу </text:span><text:span text:style-name="T77">F1</text:span></text:p>
            <text:p text:style-name="P13"><text:span text:style-name="T74"/></text:p>
            <text:p text:style-name="P13"><text:span text:style-name="T74">// функция как </text:span><text:span text:style-name="T202">значение переменной</text:span></text:p>
            <text:p text:style-name="P13"><text:span text:style-name="T74"><text:tab/></text:span><text:span text:style-name="T74">var </text:span><text:span text:style-name="T77">f1</text:span><text:span text:style-name="T74"> </text:span><text:span text:style-name="T77">F1</text:span><text:span text:style-name="T74"> = add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присваивание объявленной функции</text:span></text:p>
            <text:p text:style-name="P13"><text:span text:style-name="T74"><text:tab/></text:span><text:span text:style-name="T77">fa</text:span><text:span text:style-name="T74"> := func() { println("anonymous") } // анонимная функция типа func()</text:span></text:p>
            <text:p text:style-name="P13"><text:span text:style-name="T74"/></text:p>
            <text:p text:style-name="P13"><text:span text:style-name="T74">// функция как </text:span><text:span text:style-name="T202">возвращаемое значение</text:span></text:p>
            <text:p text:style-name="P13"><text:span text:style-name="T71"><text:tab/></text:span><text:span text:style-name="T71">func </text:span><text:span text:style-name="T206">returnsFunc</text:span><text:span text:style-name="T71">()</text:span><text:span text:style-name="T76"> F1</text:span><text:span text:style-name="T71"> {</text:span><text:span text:style-name="T204"> return add </text:span><text:span text:style-name="T71">}</text:span><text:span text:style-name="T72"><text:tab/></text:span><text:span text:style-name="T72">// </text:span></text:p>
            <text:p text:style-name="P13"><text:span text:style-name="T77"><text:tab/></text:span><text:span text:style-name="T77">f2</text:span><text:span text:style-name="T74"> := </text:span><text:span text:style-name="T77">returnsFunc</text:span><text:span text:style-name="T204">()</text:span></text:p>
            <text:p text:style-name="P13"><text:span text:style-name="T204"><text:tab/></text:span><text:span text:style-name="T204">y := </text:span><text:span text:style-name="T76">f2</text:span><text:span text:style-name="T204">(40, 2)</text:span></text:p>
            <text:p text:style-name="P13"><text:span text:style-name="T74"/></text:p>
            <text:p text:style-name="P13"><text:span text:style-name="T74">// функция как </text:span><text:span text:style-name="T202">параметр</text:span></text:p>
            <text:p text:style-name="P13"><text:span text:style-name="T73"><text:tab/></text:span><text:span text:style-name="T73">func </text:span><text:span text:style-name="T203">receivesFunc</text:span><text:span text:style-name="T73">(</text:span><text:span text:style-name="T74">a, b int, f </text:span><text:span text:style-name="T77">F1</text:span><text:span text:style-name="T73">)</text:span><text:span text:style-name="T74"> (r </text:span><text:span text:style-name="T77">int</text:span><text:span text:style-name="T74">)</text:span><text:span text:style-name="T73"> {</text:span><text:span text:style-name="T74"> r = f(a, b); return r </text:span><text:span text:style-name="T73">}</text:span></text:p>
            <text:p text:style-name="P13"><text:span text:style-name="T77"><text:tab/></text:span><text:span text:style-name="T77">sum</text:span><text:span text:style-name="T74"> := </text:span><text:span text:style-name="T77">receivesFunc</text:span><text:span text:style-name="T74">(</text:span><text:span text:style-name="T77">21, 21, add</text:span><text:span text:style-name="T74">) </text:span></text:p>
            <text:p text:style-name="P13"><text:span text:style-name="T77"><text:tab/></text:span><text:span text:style-name="T77">production</text:span><text:span text:style-name="T74"> := </text:span><text:span text:style-name="T77">receivesFunc</text:span><text:span text:style-name="T74">(</text:span><text:span text:style-name="T77">21, 2, </text:span><text:span text:style-name="T74">func</text:span><text:span text:style-name="T77">(x, y </text:span><text:span text:style-name="T74">int</text:span><text:span text:style-name="T77">) </text:span><text:span text:style-name="T74">int</text:span><text:span text:style-name="T77"> { return x*y } </text:span><text:span text:style-name="T74">) </text:span></text:p>
            <text:p text:style-name="P13"><text:span text:style-name="T74"/></text:p>
            <text:p text:style-name="P13"><text:span text:style-name="T74">// определение и вызов </text:span><text:span text:style-name="T202">анонимной функции</text:span></text:p>
            <text:p text:style-name="P13"><text:span text:style-name="T74"><text:tab/></text:span><text:span text:style-name="T73">func() {</text:span><text:span text:style-name="T74"> println("lambda") </text:span><text:span text:style-name="T73">}()</text:span><text:span text:style-name="T74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етоды: func (t T) f()</text:span></text:p>
          </draw:text-box>
        </draw:frame>
        <draw:frame draw:style-name="gr91" draw:text-style-name="P63" draw:layer="layout" svg:width="26.8cm" svg:height="2.9cm" svg:x="0.6cm" svg:y="2.1cm">
          <draw:text-box>
            <text:p text:style-name="P18"><text:span text:style-name="T207">К любому типу данных можно присоединить поведение с помощью методов. </text:span><text:span text:style-name="T208">Метод – это функция, объявленная с объектом-получателем (receiver):</text:span></text:p>
            <text:p text:style-name="P13"><text:span text:style-name="T209"/></text:p>
            <text:p text:style-name="P13"><text:span text:style-name="T200">func </text:span><text:span text:style-name="T210">(</text:span><text:span text:style-name="T211">object</text:span><text:span text:style-name="T210"> </text:span><text:span text:style-name="T211">Type</text:span><text:span text:style-name="T210">)</text:span><text:span text:style-name="T200"> </text:span><text:span text:style-name="T212">method</text:span><text:span text:style-name="T200">(</text:span><text:span text:style-name="T212">parameter Type</text:span><text:span text:style-name="T200">) </text:span><text:span text:style-name="T212">valueType</text:span><text:span text:style-name="T200"> { /* ... */ </text:span><text:span text:style-name="T200">}</text:span></text:p>
          </draw:text-box>
        </draw:frame>
        <draw:frame draw:style-name="gr92" draw:text-style-name="P66" draw:layer="layout" svg:width="26.8cm" svg:height="2.487cm" svg:x="0.6cm" svg:y="5.2cm">
          <draw:text-box>
            <text:p text:style-name="P13"><text:span text:style-name="T72"><text:tab/></text:span><text:span text:style-name="T72">type </text:span><text:span text:style-name="T206">Celsius</text:span><text:span text:style-name="T72"> float32</text:span></text:p>
            <text:p text:style-name="P13"><text:span text:style-name="T72"><text:tab/></text:span><text:span text:style-name="T72">func (t </text:span><text:span text:style-name="T206">Celsius</text:span><text:span text:style-name="T72">) </text:span><text:span text:style-name="T76">String</text:span><text:span text:style-name="T72">() string { return fmt.Sprintf("%g°C", t) }</text:span></text:p>
            <text:p text:style-name="P13"><text:span text:style-name="T74"><text:tab/></text:span><text:span text:style-name="T74">var t </text:span><text:span text:style-name="T206">Celsius</text:span><text:span text:style-name="T72"> = 37.0</text:span></text:p>
            <text:p text:style-name="P13"><text:span text:style-name="T72"><text:tab/></text:span><text:span text:style-name="T72">println(t.</text:span><text:span text:style-name="T76">String</text:span><text:span text:style-name="T72">())</text:span><text:span text:style-name="T72"><text:tab/></text:span><text:span text:style-name="T72"><text:tab/></text:span><text:span text:style-name="T72">// 37°C</text:span></text:p>
          </draw:text-box>
        </draw:frame>
        <draw:frame draw:style-name="gr93" draw:text-style-name="P66" draw:layer="layout" svg:width="26.8cm" svg:height="5.841cm" svg:x="0.6cm" svg:y="7.9cm">
          <draw:text-box>
            <text:p text:style-name="P13"><text:span text:style-name="T72"><text:tab/></text:span><text:span text:style-name="T72">type </text:span><text:span text:style-name="T76">Album</text:span><text:span text:style-name="T72"> struct { name, artist string; year, length int; media string }</text:span></text:p>
            <text:p text:style-name="P13"><text:span text:style-name="T74"><text:tab/></text:span><text:span text:style-name="T74">a := </text:span><text:span text:style-name="T77">Album</text:span><text:span text:style-name="T74">{ "Dark Side of the Moon","Pink Floyd", 1973, 44, "катушка 18 см</text:span><text:span text:style-name="T72">" </text:span><text:span text:style-name="T72">}</text:span></text:p>
            <text:p text:style-name="P13"><text:span text:style-name="T72"/></text:p>
            <text:p text:style-name="P13"><text:span text:style-name="T72"><text:tab/></text:span><text:span text:style-name="T72">type </text:span><text:span text:style-name="T206">TapeRecorder</text:span><text:span text:style-name="T72"> struct {</text:span></text:p>
            <text:p text:style-name="P13"><text:span text:style-name="T72"><text:tab/></text:span><text:span text:style-name="T72"><text:tab/></text:span><text:span text:style-name="T72">Model string</text:span></text:p>
            <text:p text:style-name="P13"><text:span text:style-name="T72"><text:tab/></text:span><text:span text:style-name="T72">}</text:span></text:p>
            <text:p text:style-name="P13"><text:span text:style-name="T72"><text:tab/></text:span><text:span text:style-name="T72">func (r </text:span><text:span text:style-name="T206">TapeRecorder</text:span><text:span text:style-name="T72">) </text:span><text:span text:style-name="T76">play</text:span><text:span text:style-name="T72">(a Album) {</text:span></text:p>
            <text:p text:style-name="P13"><text:span text:style-name="T72"><text:tab/></text:span><text:span text:style-name="T72"><text:tab/></text:span><text:span text:style-name="T72">fmt.Printf("Playing album '%s' by '%s' for %d minutes...\n",</text:span></text:p>
            <text:p text:style-name="P13"><text:span text:style-name="T72"><text:tab/></text:span><text:span text:style-name="T72"><text:tab/></text:span><text:span text:style-name="T72"><text:tab/></text:span><text:span text:style-name="T72">a.name, a.artist, a.length)</text:span></text:p>
            <text:p text:style-name="P13"><text:span text:style-name="T72"><text:tab/></text:span><text:span text:style-name="T72">}</text:span></text:p>
          </draw:text-box>
        </draw:frame>
        <draw:frame draw:style-name="gr94" draw:text-style-name="P67" draw:layer="layout" svg:width="26.9cm" svg:height="1.369cm" svg:x="0.6cm" svg:y="14cm">
          <draw:text-box>
            <text:p text:style-name="P13"><text:span text:style-name="T147"><text:tab/></text:span><text:span text:style-name="T147">recorder := </text:span><text:span text:style-name="T203">TapeRecorder</text:span><text:span text:style-name="T74">{ Model: "Нота 203-1 стерео</text:span><text:span text:style-name="T72">" }</text:span></text:p>
            <text:p text:style-name="P13"><text:span text:style-name="T72"><text:tab/></text:span><text:span text:style-name="T72">recorder.</text:span><text:span text:style-name="T76">play</text:span><text:span text:style-name="T72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ектное программирование: type struct + func </text:span></text:p>
          </draw:text-box>
        </draw:frame>
        <draw:frame draw:style-name="gr95" draw:text-style-name="P44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35">package user</text:span></text:p>
            <text:p text:style-name="P13"><text:span text:style-name="T16">type </text:span><text:span text:style-name="T213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33"> помощью методов:</text:span></text:p>
            <text:p text:style-name="P13"><text:span text:style-name="T133">func </text:span><text:span text:style-name="T132">(u </text:span><text:span text:style-name="T214">User</text:span><text:span text:style-name="T132">)</text:span><text:span text:style-name="T133"> Login() string { return u.login }</text:span></text:p>
            <text:p text:style-name="P13"><text:span text:style-name="T133">func </text:span><text:span text:style-name="T132">(u </text:span><text:span text:style-name="T214">User</text:span><text:span text:style-name="T132">)</text:span><text:span text:style-name="T133"> Email() string { return u.email }</text:span></text:p>
            <text:p text:style-name="P13"><text:span text:style-name="T133">func </text:span><text:span text:style-name="T132">(u *</text:span><text:span text:style-name="T214">User</text:span><text:span text:style-name="T132">)</text:span><text:span text:style-name="T133"> SetEmail(mailbox string) { u.email = mailbox }</text:span></text:p>
            <text:p text:style-name="P13"><text:span text:style-name="T133"/></text:p>
            <text:p text:style-name="P13"><text:span text:style-name="T133">// Это не конструктор, а обычная функция, которую можно назвать New или </text:span><text:span text:style-name="T133">NewUser</text:span></text:p>
            <text:p text:style-name="P13"><text:span text:style-name="T133">func New(l, e string) (u </text:span><text:span text:style-name="T214">User</text:span><text:span text:style-name="T133">) { u = </text:span><text:span text:style-name="T214">User</text:span><text:span text:style-name="T133">{login: l, email: e}; return u }</text:span></text:p>
          </draw:text-box>
        </draw:frame>
        <draw:custom-shape draw:style-name="gr44" draw:text-style-name="P48" draw:layer="layout" svg:width="7.4cm" svg:height="1.401cm" svg:x="19.5cm" svg:y="3.3cm">
          <text:p text:style-name="P47"><text:span text:style-name="T139">«Object- but not type-oriented»</text:span></text:p>
          <text:p text:style-name="P68"><text:span text:style-name="T139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96" draw:text-style-name="P44" draw:layer="layout" svg:width="26.8cm" svg:height="4.458cm" svg:x="0.6cm" svg:y="10.9cm">
          <draw:text-box>
            <text:p text:style-name="P13"><text:span text:style-name="T132">package main</text:span></text:p>
            <text:p text:style-name="P13"><text:span text:style-name="T16">import ( "sample/oop/</text:span><text:span text:style-name="T135">user</text:span><text:span text:style-name="T16">"; "fmt</text:span><text:span text:style-name="T133">" )</text:span></text:p>
            <text:p text:style-name="P13"><text:span text:style-name="T133">func main() {</text:span></text:p>
            <text:p text:style-name="P13"><text:span text:style-name="T133"><text:tab/></text:span><text:span text:style-name="T133">mike := </text:span><text:span text:style-name="T132">user</text:span><text:span text:style-name="T133">.New("mshock", "mshock@caiman-club.org")</text:span></text:p>
            <text:p text:style-name="P13"><text:span text:style-name="T133"><text:tab/></text:span><text:span text:style-name="T133">mike.SetEmail("</text:span><text:span text:style-name="T133"><text:a xlink:href="mailto:librarian@caiman-club.org" xlink:type="simple">librarian@caiman-club.org</text:a></text:span><text:span text:style-name="T133">")</text:span><text:span text:style-name="T133"><text:tab/></text:span><text:span text:style-name="T133"><text:tab/></text:span><text:span text:style-name="T133">// static dispatch of </text:span><text:span text:style-name="T133">methods</text:span></text:p>
            <text:p text:style-name="P13"><text:span text:style-name="T133"><text:tab/></text:span><text:span text:style-name="T133">fmt.Printf("'%v' '%v'\n", mike.Login(), mike.Email())</text:span></text:p>
            <text:p text:style-name="P13"><text:span text:style-name="T133">}</text:span><text:span text:style-name="T13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ектное программирование: composition</text:span></text:p>
          </draw:text-box>
        </draw:frame>
        <draw:frame draw:style-name="gr97" draw:text-style-name="P69" draw:layer="layout" svg:width="26.8cm" svg:height="8.507cm" svg:x="0.6cm" svg:y="2.7cm">
          <draw:text-box>
            <text:p text:style-name="P13"><text:span text:style-name="T173">package user</text:span></text:p>
            <text:p text:style-name="P13"><text:span text:style-name="T170">type </text:span><text:span text:style-name="T215">UserRole</text:span><text:span text:style-name="T170"> struct {</text:span></text:p>
            <text:p text:style-name="P13"><text:span text:style-name="T170"><text:tab/></text:span><text:span text:style-name="T170">name string</text:span></text:p>
            <text:p text:style-name="P13"><text:span text:style-name="T170"><text:tab/></text:span><text:span text:style-name="T170">id <text:s text:c="2"/>int</text:span></text:p>
            <text:p text:style-name="P13"><text:span text:style-name="T170">}</text:span></text:p>
            <text:p text:style-name="P13"><text:span text:style-name="T170">func (r </text:span><text:span text:style-name="T215">UserRole</text:span><text:span text:style-name="T170">) </text:span><text:span text:style-name="T173">Role</text:span><text:span text:style-name="T170">() string { return r.name }</text:span></text:p>
            <text:p text:style-name="P13"><text:span text:style-name="T170"/></text:p>
            <text:p text:style-name="P13"><text:span text:style-name="T170">type </text:span><text:span text:style-name="T216">User</text:span><text:span text:style-name="T170"> struct { // struct embedding</text:span></text:p>
            <text:p text:style-name="P13"><text:span text:style-name="T170"><text:tab/></text:span><text:span text:style-name="T170">login, email string</text:span></text:p>
            <text:p text:style-name="P13"><text:span text:style-name="T170"><text:tab/></text:span><text:span text:style-name="T215">UserRole</text:span><text:span text:style-name="T215"><text:tab/></text:span><text:span text:style-name="T215"><text:tab/></text:span><text:span text:style-name="T215"><text:tab/></text:span><text:span text:style-name="T170">// composition via </text:span><text:span text:style-name="T173">struct embedding</text:span><text:span text:style-name="T170">: описать anonymous field как </text:span><text:span text:style-name="T170">имя типа</text:span></text:p>
            <text:p text:style-name="P13"><text:span text:style-name="T170">}</text:span></text:p>
            <text:p text:style-name="P13"><text:span text:style-name="T170">func New(l, e string) (u User) {</text:span></text:p>
            <text:p text:style-name="P13"><text:span text:style-name="T170"><text:tab/></text:span><text:span text:style-name="T170">u = User{login: l, email: e, </text:span><text:span text:style-name="T215">UserRole</text:span><text:span text:style-name="T170">: </text:span><text:span text:style-name="T216">UserRole{"Гость", 9} </text:span><text:span text:style-name="T170">}</text:span></text:p>
            <text:p text:style-name="P13"><text:span text:style-name="T170"><text:tab/></text:span><text:span text:style-name="T170">return u</text:span></text:p>
            <text:p text:style-name="P13"><text:span text:style-name="T170">}</text:span></text:p>
          </draw:text-box>
        </draw:frame>
        <draw:frame draw:style-name="gr98" draw:text-style-name="P69" draw:layer="layout" svg:width="26.8cm" svg:height="3.863cm" svg:x="0.6cm" svg:y="11.301cm">
          <draw:text-box>
            <text:p text:style-name="P13"><text:span text:style-name="T173">package main</text:span></text:p>
            <text:p text:style-name="P13"><text:span text:style-name="T167">func main() {</text:span></text:p>
            <text:p text:style-name="P13"><text:span text:style-name="T167"><text:tab/></text:span><text:span text:style-name="T167">vlad := user.New("pirogov", "chairman@caiman-club.org")</text:span></text:p>
            <text:p text:style-name="P13"><text:span text:style-name="T167"/></text:p>
            <text:p text:style-name="P13"><text:span text:style-name="T170"><text:tab/></text:span><text:span text:style-name="T170">fmt.Printf("'%v' '%v' </text:span><text:span text:style-name="T167">'%v'\n", vlad.Login(), vlad.Email(), vlad.</text:span><text:span text:style-name="T168">Role</text:span><text:span text:style-name="T167">())</text:span></text:p>
            <text:p text:style-name="P13"><text:span text:style-name="T167">}</text:span></text:p>
            <text:p text:style-name="P13"><text:span text:style-name="T17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99" draw:text-style-name="P70" draw:layer="layout" svg:width="26.8cm" svg:height="5.841cm" svg:x="0.6cm" svg:y="2.115cm">
          <draw:text-box>
            <text:p text:style-name="P18"><text:span text:style-name="T179">interface</text:span><text:span text:style-name="T156"> – это абстрактный тип данных для описания поведения: описывает набор </text:span><text:span text:style-name="T156">сигнатур для методов (set of method signatures) без их реализации:</text:span></text:p>
            <text:p text:style-name="P13"><text:span text:style-name="T217"/></text:p>
            <text:p text:style-name="P13"><text:span text:style-name="T178"><text:tab/></text:span><text:span text:style-name="T178">type </text:span><text:span text:style-name="T188">Messenger</text:span><text:span text:style-name="T178"> </text:span><text:span text:style-name="T179">interface</text:span><text:span text:style-name="T178"> <text:s/>{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Basic </text:span><text:span text:style-name="T178">interface</text:span></text:p>
            <text:p text:style-name="P13"><text:span text:style-name="T178"><text:tab/></text:span><text:span text:style-name="T178"><text:tab/></text:span><text:span text:style-name="T201">Send</text:span><text:span text:style-name="T178">(user, message string) error</text:span></text:p>
            <text:p text:style-name="P13"><text:span text:style-name="T178"><text:tab/></text:span><text:span text:style-name="T178"><text:tab/></text:span><text:span text:style-name="T201">Receive</text:span><text:span text:style-name="T178">() string, error</text:span></text:p>
            <text:p text:style-name="P13"><text:span text:style-name="T178"><text:tab/></text:span><text:span text:style-name="T178">}</text:span></text:p>
            <text:p text:style-name="P18"><text:span text:style-name="T218"/></text:p>
            <text:p text:style-name="P18"><text:span text:style-name="T155">Любой конкретный тип будет </text:span><text:span text:style-name="T219">неявно</text:span><text:span text:style-name="T155"> соответствовать ранее описанному <text:s/></text:span><text:span text:style-name="T155">интерфейсу, если реализует все методы этого интерфейса.</text:span></text:p>
          </draw:text-box>
        </draw:frame>
        <draw:frame draw:style-name="gr100" draw:text-style-name="P70" draw:layer="layout" svg:width="26.8cm" svg:height="7.113cm" svg:x="0.6cm" svg:y="8.101cm">
          <draw:text-box>
            <text:p text:style-name="P18"><text:span text:style-name="T74"><text:tab/></text:span><text:span text:style-name="T74">type </text:span><text:span text:style-name="T77">Telegram</text:span><text:span text:style-name="T74"> struct { api TelegramAPI }</text:span><text:span text:style-name="T74"><text:tab/></text:span><text:span text:style-name="T74"><text:tab/></text:span><text:span text:style-name="T74"> </text:span></text:p>
            <text:p text:style-name="P13"><text:span text:style-name="T74"><text:tab/></text:span><text:span text:style-name="T74">func (t </text:span><text:span text:style-name="T77">Telegram</text:span><text:span text:style-name="T74">) </text:span><text:span text:style-name="T203">Send</text:span><text:span text:style-name="T74">(u, m string) (e error) { e = api.send(u, m); return </text:span><text:span text:style-name="T74">e }</text:span></text:p>
            <text:p text:style-name="P13"><text:span text:style-name="T74"><text:tab/></text:span><text:span text:style-name="T74">func (t </text:span><text:span text:style-name="T77">Telegram</text:span><text:span text:style-name="T74">) </text:span><text:span text:style-name="T203">Receive</text:span><text:span text:style-name="T74">() (m string, e error) { m,e = api.receive(); </text:span><text:span text:style-name="T74">return m, e }</text:span></text:p>
            <text:p text:style-name="P13"><text:span text:style-name="T74"/></text:p>
            <text:p text:style-name="P13"><text:span text:style-name="T128">// У переменной абстрактного типа </text:span><text:span text:style-name="T220">динамически</text:span><text:span text:style-name="T128"> появляется конкретный тип (underlying type) и </text:span><text:span text:style-name="T128">значение</text:span></text:p>
            <text:p text:style-name="P13"><text:span text:style-name="T74"><text:tab/></text:span><text:span text:style-name="T74">var telegram </text:span><text:span text:style-name="T77">Messenger</text:span><text:span text:style-name="T74"> = </text:span><text:span text:style-name="T77">Telegram</text:span><text:span text:style-name="T74">{ api: tg.NewClient(userID) }</text:span></text:p>
            <text:p text:style-name="P13"><text:span text:style-name="T74"/></text:p>
            <text:p text:style-name="P13"><text:span text:style-name="T74"><text:tab/></text:span><text:span text:style-name="T74">telegram.Send(</text:span><text:span text:style-name="T221">"@pirogov", "Знакомство с языком Go"</text:span><text:span text:style-name="T74">)</text:span><text:span text:style-name="T74"><text:tab/></text:span></text:p>
            <text:p text:style-name="P13"><text:span text:style-name="T128">// вызывается реализованный метод <text:s/></text:span></text:p>
            <text:p text:style-name="P13"><text:span text:style-name="T128"/></text:p>
            <text:p text:style-name="P13"><text:span text:style-name="T74"><text:tab/></text:span><text:span text:style-name="T74">var icq, skype, whatsapp, viber, signal, discord </text:span><text:span text:style-name="T77">Messenger</text:span><text:span text:style-name="T74"> <text:s/></text:span></text:p>
            <text:p text:style-name="P13"><text:span text:style-name="T128">// Объявлены переменные абстрактного типа, которым можно присваивать значения типов, </text:span><text:span text:style-name="T128">соответствующих</text:span></text:p>
            <text:p text:style-name="P13"><text:span text:style-name="T128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1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35"><text:tab/></text:span><text:span text:style-name="T16">type </text:span><text:span text:style-name="T131">Reader</text:span><text:span text:style-name="T16"> interface { </text:span><text:span text:style-name="T135">Read</text:span><text:span text:style-name="T16">(b []byte) (int, error) }</text:span></text:p>
            <text:p text:style-name="P13"><text:span text:style-name="T16"><text:tab/></text:span><text:span text:style-name="T16">type </text:span><text:span text:style-name="T131">Writer</text:span><text:span text:style-name="T16"> interface { </text:span><text:span text:style-name="T135">Write</text:span><text:span text:style-name="T16">([]byte) (int, error) </text:span><text:span text:style-name="T178"><text:tab/></text:span><text:span text:style-name="T178">}</text:span></text:p>
          </draw:text-box>
        </draw:frame>
        <draw:frame draw:style-name="gr102" draw:text-style-name="P14" draw:layer="layout" svg:width="26.8cm" svg:height="5.178cm" svg:x="0.6cm" svg:y="5.215cm">
          <draw:text-box>
            <text:p text:style-name="P13"><text:span text:style-name="T196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35"> </text:span></text:p>
            <text:p text:style-name="P13"><text:span text:style-name="T135"><text:tab/></text:span><text:span text:style-name="T135">type </text:span><text:span text:style-name="T16">File</text:span><text:span text:style-name="T135"> interface {</text:span></text:p>
            <text:p text:style-name="P13"><text:span text:style-name="T16"><text:tab/></text:span><text:span text:style-name="T16"><text:tab/></text:span><text:span text:style-name="T16">io.</text:span><text:span text:style-name="T222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222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35"><text:tab/></text:span><text:span text:style-name="T135">}</text:span></text:p>
          </draw:text-box>
        </draw:frame>
        <draw:frame draw:style-name="gr103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78"><text:tab/></text:span><text:span text:style-name="T178">func </text:span><text:span text:style-name="T179">Copy</text:span><text:span text:style-name="T178">(dst </text:span><text:span text:style-name="T188">Writer</text:span><text:span text:style-name="T178">, src </text:span><text:span text:style-name="T188">Reader</text:span><text:span text:style-name="T178">) (written int64, err error)</text:span></text:p>
            <text:p text:style-name="P13"><text:span text:style-name="T178"><text:tab/></text:span><text:span text:style-name="T178">func </text:span><text:span text:style-name="T179">MultiReader</text:span><text:span text:style-name="T178">(readers ...</text:span><text:span text:style-name="T188">Reader</text:span><text:span text:style-name="T178">) </text:span><text:span text:style-name="T188">Reader</text:span></text:p>
            <text:p text:style-name="P13"><text:span text:style-name="T178"><text:tab/></text:span><text:span text:style-name="T178">func </text:span><text:span text:style-name="T179">MultiWriter</text:span><text:span text:style-name="T178">(writers ...</text:span><text:span text:style-name="T188">Writer</text:span><text:span text:style-name="T178">) </text:span><text:span text:style-name="T188">Writer</text:span></text:p>
          </draw:text-box>
        </draw:frame>
        <draw:frame draw:style-name="gr104" draw:text-style-name="P14" draw:layer="layout" svg:width="26.8cm" svg:height="0.89cm" svg:x="0.6cm" svg:y="14.116cm">
          <draw:text-box>
            <text:p text:style-name="P13"><text:span text:style-name="T192">_, err := io.</text:span><text:span text:style-name="T223">Copy</text:span><text:span text:style-name="T192">(io.</text:span><text:span text:style-name="T223">MultiWriter</text:span><text:span text:style-name="T192">(w1, w2, w3), io.</text:span><text:span text:style-name="T223">MultiReader</text:span><text:span text:style-name="T192">(r1, r2, </text:span><text:span text:style-name="T192">r3))</text:span></text:p>
          </draw:text-box>
        </draw:frame>
        <draw:frame draw:style-name="gr2" draw:text-style-name="P71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05" draw:text-style-name="P63" draw:layer="layout" svg:width="26.8cm" svg:height="4.724cm" svg:x="0.6cm" svg:y="2.401cm">
          <draw:text-box>
            <text:p text:style-name="P13"><text:span text:style-name="T178">// Конкретный тип может соответствовать (satisfy) нескольким интерфейсам</text:span></text:p>
            <text:p text:style-name="P13"><text:span text:style-name="T178"/></text:p>
            <text:p text:style-name="P13"><text:span text:style-name="T178"><text:tab/></text:span><text:span text:style-name="T178">type </text:span><text:span text:style-name="T188">Telegram</text:span><text:span text:style-name="T178"> struct { /* ... */ } </text:span></text:p>
            <text:p text:style-name="P13"><text:span text:style-name="T178">// Соответствует типу </text:span><text:span text:style-name="T188">Messenger</text:span><text:span text:style-name="T178">, реализуя </text:span><text:span text:style-name="T179">Send()</text:span><text:span text:style-name="T178"> и </text:span><text:span text:style-name="T179">Receive()</text:span></text:p>
            <text:p text:style-name="P13"><text:span text:style-name="T178"/></text:p>
            <text:p text:style-name="P13"><text:span text:style-name="T178">// а также </text:span><text:span text:style-name="T188">io.Reader</text:span><text:span text:style-name="T178">:</text:span></text:p>
            <text:p text:style-name="P13"><text:span text:style-name="T178"><text:tab/></text:span><text:span text:style-name="T178">func (t </text:span><text:span text:style-name="T188">Telegram</text:span><text:span text:style-name="T178">) </text:span><text:span text:style-name="T201">Read</text:span><text:span text:style-name="T178">(b []byte) (int, error) { /* ... */ }</text:span></text:p>
          </draw:text-box>
        </draw:frame>
        <draw:frame draw:style-name="gr106" draw:text-style-name="P63" draw:layer="layout" svg:width="26.8cm" svg:height="7.904cm" svg:x="0.6cm" svg:y="7.502cm">
          <draw:text-box>
            <text:p text:style-name="P13"><text:span text:style-name="T178">// </text:span><text:span text:style-name="T179">any == interface{}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</text:span><text:span text:style-name="T178">пустой интерфейс без </text:span><text:span text:style-name="T178">методов, ему</text:span></text:p>
            <text:p text:style-name="P13"><text:span text:style-name="T179"><text:tab/></text:span><text:span text:style-name="T179">type </text:span><text:span text:style-name="T188">SatisfiedByAnyType</text:span><text:span text:style-name="T179"> interface{}</text:span><text:span text:style-name="T179"><text:tab/></text:span><text:span text:style-name="T178">// соответствует объект любого </text:span><text:span text:style-name="T178">типа</text:span></text:p>
            <text:p text:style-name="P13"><text:span text:style-name="T178"/></text:p>
            <text:p text:style-name="P13"><text:span text:style-name="T128">func printType(i </text:span><text:span text:style-name="T224">any</text:span><text:span text:style-name="T128">) {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// определяет конкретный тип значения </text:span></text:p>
            <text:p text:style-name="P13"><text:span text:style-name="T128"><text:tab/></text:span><text:span text:style-name="T128">switch t := i</text:span><text:span text:style-name="T225">.(type)</text:span><text:span text:style-name="T128"> {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// приведение типа (type assertion) </text:span></text:p>
            <text:p text:style-name="P13"><text:span text:style-name="T128"><text:tab/></text:span><text:span text:style-name="T128">case int:</text:span></text:p>
            <text:p text:style-name="P13"><text:span text:style-name="T128"><text:tab/></text:span><text:span text:style-name="T128"><text:tab/></text:span><text:span text:style-name="T128">fmt.Println("Integer:", t)</text:span></text:p>
            <text:p text:style-name="P13"><text:span text:style-name="T128"><text:tab/></text:span><text:span text:style-name="T128">case float64:</text:span></text:p>
            <text:p text:style-name="P13"><text:span text:style-name="T128"><text:tab/></text:span><text:span text:style-name="T128"><text:tab/></text:span><text:span text:style-name="T128">fmt.Println("Float:", t)</text:span></text:p>
            <text:p text:style-name="P13"><text:span text:style-name="T128"><text:tab/></text:span><text:span text:style-name="T128">case string:</text:span></text:p>
            <text:p text:style-name="P13"><text:span text:style-name="T128"><text:tab/></text:span><text:span text:style-name="T128"><text:tab/></text:span><text:span text:style-name="T128">fmt.Println("String:", t)</text:span></text:p>
            <text:p text:style-name="P13"><text:span text:style-name="T128"><text:tab/></text:span><text:span text:style-name="T128">default:</text:span></text:p>
            <text:p text:style-name="P13"><text:span text:style-name="T128"><text:tab/></text:span><text:span text:style-name="T128"><text:tab/></text:span><text:span text:style-name="T128">fmt.Printf("Unknown type: %T\n", t)</text:span></text:p>
            <text:p text:style-name="P13"><text:span text:style-name="T128"><text:tab/></text:span><text:span text:style-name="T128">}</text:span></text:p>
            <text:p text:style-name="P13"><text:span text:style-name="T128">}</text:span></text:p>
          </draw:text-box>
        </draw:frame>
        <draw:frame draw:style-name="gr107" draw:text-style-name="P63" draw:layer="layout" svg:width="12.3cm" svg:height="3.119cm" svg:x="14.7cm" svg:y="10.6cm">
          <draw:text-box>
            <text:p text:style-name="P13"><text:span text:style-name="T128"/></text:p>
            <text:p text:style-name="P13"><text:span text:style-name="T128">if v, ok := i</text:span><text:span text:style-name="T225">.(</text:span><text:span text:style-name="T226">Type</text:span><text:span text:style-name="T225">)</text:span><text:span text:style-name="T128">; ok {</text:span></text:p>
            <text:p text:style-name="P13"><text:span text:style-name="T128"><text:tab/></text:span><text:span text:style-name="T128">// удалось преобразовать к типу </text:span><text:span text:style-name="T220">Type</text:span></text:p>
            <text:p text:style-name="P13"><text:span text:style-name="T128"><text:tab/></text:span><text:span text:style-name="T128">// можно использовать v </text:span></text:p>
            <text:p text:style-name="P13"><text:span text:style-name="T128">} </text:span></text:p>
            <text:p text:style-name="P13"><text:span text:style-name="T128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08" draw:text-style-name="P14" draw:layer="layout" svg:width="26.8cm" svg:height="1.369cm" svg:x="0.6cm" svg:y="2.7cm">
          <draw:text-box>
            <text:p text:style-name="P13"><text:span text:style-name="T74">type </text:span><text:span text:style-name="T144">Flyer</text:span><text:span text:style-name="T74"> interface { </text:span><text:span text:style-name="T144">fly</text:span><text:span text:style-name="T227">()</text:span><text:span text:style-name="T74"> string }</text:span><text:span text:style-name="T74"><text:tab/></text:span><text:span text:style-name="T74"><text:tab/></text:span><text:span text:style-name="T74"><text:tab/></text:span><text:span text:style-name="T74"> <text:s text:c="3"/>// 1-й интерфейс с методом</text:span></text:p>
            <text:p text:style-name="P13"><text:span text:style-name="T227">// все типы, которые реализуют метод </text:span><text:span text:style-name="T144">fly</text:span><text:span text:style-name="T227">(), будут соответствовать типу </text:span><text:span text:style-name="T144">Flyer</text:span></text:p>
          </draw:text-box>
        </draw:frame>
        <draw:frame draw:style-name="gr109" draw:text-style-name="P14" draw:layer="layout" svg:width="26.8cm" svg:height="4.2cm" svg:x="0.6cm" svg:y="11cm">
          <draw:text-box>
            <text:p text:style-name="P13"><text:span text:style-name="T74"><text:tab/></text:span><text:span text:style-name="T74">var s = </text:span><text:span text:style-name="T228">Bird</text:span><text:span text:style-name="T74">{"</text:span><text:span text:style-name="T229">Sparrow</text:span><text:span text:style-name="T74">"}</text:span></text:p>
            <text:p text:style-name="P13"><text:span text:style-name="T74"><text:tab/></text:span><text:span text:style-name="T74">var p = </text:span><text:span text:style-name="T228">Penguin</text:span><text:span text:style-name="T74">{"Gentoo"}</text:span></text:p>
            <text:p text:style-name="P13"><text:span text:style-name="T74"/></text:p>
            <text:p text:style-name="P13"><text:span text:style-name="T74"><text:tab/></text:span><text:span text:style-name="T74">birds := []</text:span><text:span text:style-name="T144">Flyer</text:span><text:span text:style-name="T74">{s, p, </text:span><text:span text:style-name="T77">Bird</text:span><text:span text:style-name="T74">{"Dove"}}</text:span><text:span text:style-name="T74"><text:tab/></text:span><text:span text:style-name="T74"><text:tab/></text:span><text:span text:style-name="T74"><text:tab/></text:span><text:span text:style-name="T74">// </text:span><text:span text:style-name="T77">Flyer</text:span><text:span text:style-name="T74"> — это тип данных <text:s/></text:span></text:p>
            <text:p text:style-name="P13"><text:span text:style-name="T74"><text:tab/></text:span><text:span text:style-name="T74">for _, b := range birds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polymorphism</text:span></text:p>
            <text:p text:style-name="P13"><text:span text:style-name="T74"><text:s text:c="4"/></text:span><text:span text:style-name="T74"><text:tab/></text:span><text:span text:style-name="T74"><text:tab/></text:span><text:span text:style-name="T74">fmt.Println(b, b.</text:span><text:span text:style-name="T144">fly</text:span><text:span text:style-name="T227">()</text:span><text:span text:style-name="T74">)</text:span></text:p>
            <text:p text:style-name="P13"><text:span text:style-name="T74"><text:tab/></text:span><text:span text:style-name="T74">}</text:span></text:p>
          </draw:text-box>
        </draw:frame>
        <draw:frame draw:style-name="gr110" draw:text-style-name="P14" draw:layer="layout" svg:width="26.8cm" svg:height="5.841cm" svg:x="0.6cm" svg:y="4.601cm">
          <draw:text-box>
            <text:p text:style-name="P13"><text:span text:style-name="T74">type </text:span><text:span text:style-name="T77">Bird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3"/>// пользовательский тип </text:span><text:span text:style-name="T77">Bird</text:span></text:p>
            <text:p text:style-name="P13"><text:span text:style-name="T74">func (b </text:span><text:span text:style-name="T77">Bird</text:span><text:span text:style-name="T74">)</text:span><text:span text:style-name="T144">fly</text:span><text:span text:style-name="T74">() string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реализует метод fly() и </text:span><text:span text:style-name="T74">поэтому</text:span></text:p>
            <text:p text:style-name="P13"><text:span text:style-name="T74"><text:s text:c="4"/>return "flying…"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соответствует интерфейсу </text:span><text:span text:style-name="T77">Flyer</text:span></text:p>
            <text:p text:style-name="P13"><text:span text:style-name="T74">}</text:span></text:p>
            <text:p text:style-name="P13"><text:span text:style-name="T74"/></text:p>
            <text:p text:style-name="P13"><text:span text:style-name="T74">type </text:span><text:span text:style-name="T203">Swimmer</text:span><text:span text:style-name="T74"> interface { </text:span><text:span text:style-name="T203">swim</text:span><text:span text:style-name="T74">() string }</text:span><text:span text:style-name="T74"><text:tab/></text:span><text:span text:style-name="T74"> <text:s text:c="7"/>// 2-й интерфейс с методом</text:span></text:p>
            <text:p text:style-name="P13"><text:span text:style-name="T74"/></text:p>
            <text:p text:style-name="P13"><text:span text:style-name="T74">type </text:span><text:span text:style-name="T77">Penguin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// пользовательский тип </text:span><text:span text:style-name="T77">Penguin</text:span></text:p>
            <text:p text:style-name="P13"><text:span text:style-name="T74">func (f </text:span><text:span text:style-name="T77">Penguin</text:span><text:span text:style-name="T74">)</text:span><text:span text:style-name="T203">swim</text:span><text:span text:style-name="T74">() string { return "swimming..." } <text:s text:c="10"/>// </text:span><text:span text:style-name="T74">соответствует сразу</text:span></text:p>
            <text:p text:style-name="P13"><text:span text:style-name="T74">func (b </text:span><text:span text:style-name="T77">Penguin</text:span><text:span text:style-name="T74">)</text:span><text:span text:style-name="T144">fly</text:span><text:span text:style-name="T227">()</text:span><text:span text:style-name="T74"> string { return "I can fly under water!" } // двум </text:span><text:span text:style-name="T74">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1" draw:text-style-name="P72" draw:layer="layout" svg:width="26.8cm" svg:height="13.156cm" svg:x="0.7cm" svg:y="2.1cm">
          <draw:text-box>
            <text:p text:style-name="P13"><text:span text:style-name="T117">// чтобы отсортировать список, нужно 3 функции</text:span></text:p>
            <text:p text:style-name="P13"><text:span text:style-name="T230">type </text:span><text:span text:style-name="T231">sortable</text:span><text:span text:style-name="T230"> interface {</text:span></text:p>
            <text:p text:style-name="P13"><text:span text:style-name="T230"><text:tab/></text:span><text:span text:style-name="T232">LessEqual</text:span><text:span text:style-name="T230">(i, j int) bool</text:span><text:span text:style-name="T230"><text:tab/></text:span><text:span text:style-name="T230"><text:tab/></text:span><text:span text:style-name="T230">// сравнить элементы</text:span></text:p>
            <text:p text:style-name="P13"><text:span text:style-name="T230"><text:tab/></text:span><text:span text:style-name="T232">Len</text:span><text:span text:style-name="T230">() int</text:span><text:span text:style-name="T230"><text:tab/></text:span><text:span text:style-name="T230"><text:tab/></text:span><text:span text:style-name="T230"><text:tab/></text:span><text:span text:style-name="T230"><text:tab/></text:span><text:span text:style-name="T230"><text:tab/></text:span><text:span text:style-name="T230">// узнать длину списка</text:span></text:p>
            <text:p text:style-name="P13"><text:span text:style-name="T230"><text:tab/></text:span><text:span text:style-name="T232">Swap</text:span><text:span text:style-name="T230">(i, j int)</text:span><text:span text:style-name="T230"><text:tab/></text:span><text:span text:style-name="T230"><text:tab/></text:span><text:span text:style-name="T230"><text:tab/></text:span><text:span text:style-name="T230"><text:tab/></text:span><text:span text:style-name="T230">// поменять элементы местами</text:span></text:p>
            <text:p text:style-name="P13"><text:span text:style-name="T230">}</text:span></text:p>
            <text:p text:style-name="P13"><text:span text:style-name="T230"/></text:p>
            <text:p text:style-name="P13"><text:span text:style-name="T117">type </text:span><text:span text:style-name="T233">ListOfIntegers</text:span><text:span text:style-name="T117"> []int</text:span></text:p>
            <text:p text:style-name="P13"><text:span text:style-name="T117">func (l ListOfIntegers) </text:span><text:span text:style-name="T233">LessEqual</text:span><text:span text:style-name="T117">(i, j int) bool { return l[i] &lt;= l[j] }</text:span></text:p>
            <text:p text:style-name="P13"><text:span text:style-name="T117">func (l ListOfIntegers) </text:span><text:span text:style-name="T233">Len</text:span><text:span text:style-name="T117">() int { return len(l) }</text:span></text:p>
            <text:p text:style-name="P13"><text:span text:style-name="T117">func (l ListOfIntegers) </text:span><text:span text:style-name="T233">Swap</text:span><text:span text:style-name="T117">(i, j int) { l[i], l[j] = l[j], l[i]; return }</text:span></text:p>
            <text:p text:style-name="P13"><text:span text:style-name="T117"/></text:p>
            <text:p text:style-name="P13"><text:span text:style-name="T117">func sortIntegers() {</text:span></text:p>
            <text:p text:style-name="P13"><text:span text:style-name="T117"><text:tab/></text:span><text:span text:style-name="T117">ints := ListOfIntegers{123, 789, 234, 987, 345, 890, 567, 678, 456, 876, 765, 654, 543, 432, </text:span><text:span text:style-name="T117">321}</text:span></text:p>
            <text:p text:style-name="P13"><text:span text:style-name="T117"><text:tab/></text:span><text:span text:style-name="T230">QuickSort(ints, true)</text:span></text:p>
            <text:p text:style-name="P13"><text:span text:style-name="T117">}</text:span></text:p>
            <text:p text:style-name="P13"><text:span text:style-name="T117"/></text:p>
            <text:p text:style-name="P13"><text:span text:style-name="T117">type vampires []vampire</text:span></text:p>
            <text:p text:style-name="P13"><text:span text:style-name="T117">type vampire struct {</text:span></text:p>
            <text:p text:style-name="P13"><text:span text:style-name="T117"><text:tab/></text:span><text:span text:style-name="T117">name <text:s text:c="8"/>string</text:span></text:p>
            <text:p text:style-name="P13"><text:span text:style-name="T117"><text:tab/></text:span><text:span text:style-name="T117">prefersWomen bool</text:span></text:p>
            <text:p text:style-name="P13"><text:span text:style-name="T117"><text:tab/></text:span><text:span text:style-name="T117">killCount <text:s text:c="3"/>int</text:span></text:p>
            <text:p text:style-name="P13"><text:span text:style-name="T117">}</text:span></text:p>
            <text:p text:style-name="P13"><text:span text:style-name="T117">func (v vampires) </text:span><text:span text:style-name="T233">LessEqual</text:span><text:span text:style-name="T117">(i, j int) bool { return v[i].killCount &lt;= v[j].killCount }</text:span></text:p>
            <text:p text:style-name="P13"><text:span text:style-name="T117">func (v vampires) </text:span><text:span text:style-name="T233">Len</text:span><text:span text:style-name="T117">() int { return len(v) }</text:span></text:p>
            <text:p text:style-name="P13"><text:span text:style-name="T117">func (v vampires) </text:span><text:span text:style-name="T233">Swap</text:span><text:span text:style-name="T117">(i, j int) { v[i], v[j] = v[j], v[i] }</text:span></text:p>
            <text:p text:style-name="P13"><text:span text:style-name="T117"/></text:p>
            <text:p text:style-name="P13"><text:span text:style-name="T117">var vampz vampires = vampires{vampire{"Dracula", true, 100001}, </text:span><text:span text:style-name="T117"><text:tab/></text:span><text:span text:style-name="T117">vampire{"Sava Savanović", false, </text:span><text:span text:style-name="T117">3}}</text:span></text:p>
            <text:p text:style-name="P13"><text:span text:style-name="T117">// </text:span><text:span text:style-name="T230">QuickSort(vampz, false)</text:span></text:p>
          </draw:text-box>
        </draw:frame>
        <draw:frame draw:style-name="gr112" draw:text-style-name="P73" draw:layer="layout" svg:width="19cm" svg:height="3.366cm" svg:x="8.6cm" svg:y="8.714cm">
          <draw:text-box>
            <text:p text:style-name="P13"><text:span text:style-name="T117">func </text:span><text:span text:style-name="T230">QuickSort(s </text:span><text:span text:style-name="T234">sortable</text:span><text:span text:style-name="T230">, isAscending bool)</text:span><text:span text:style-name="T117"> {</text:span></text:p>
            <text:p text:style-name="P13"><text:span text:style-name="T117"><text:tab/></text:span><text:span text:style-name="T117">sort(s, 0, s.</text:span><text:span text:style-name="T233">Len</text:span><text:span text:style-name="T117">()-1, isAscending)</text:span></text:p>
            <text:p text:style-name="P13"><text:span text:style-name="T117">}</text:span></text:p>
            <text:p text:style-name="P13"><text:span text:style-name="T117"/></text:p>
            <text:p text:style-name="P13"><text:span text:style-name="T117">func sort(s </text:span><text:span text:style-name="T235">sortable</text:span><text:span text:style-name="T117">, start, end int, isAscending bool) { /* ... */ }</text:span></text:p>
            <text:p text:style-name="P13"><text:span text:style-name="T117"/></text:p>
            <text:p text:style-name="P13"><text:span text:style-name="T117">func partition(s </text:span><text:span text:style-name="T235">sortable</text:span><text:span text:style-name="T117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13" draw:text-style-name="P74" draw:layer="layout" svg:width="26.8cm" svg:height="12.679cm" svg:x="0.6cm" svg:y="2.5cm">
          <draw:text-box>
            <text:p text:style-name="P13"><text:span text:style-name="T128">func </text:span><text:span text:style-name="T225">QuickSort(s </text:span><text:span text:style-name="T236">sortable</text:span><text:span text:style-name="T225">, isAscending bool)</text:span><text:span text:style-name="T128"> {</text:span></text:p>
            <text:p text:style-name="P13"><text:span text:style-name="T128"><text:tab/></text:span><text:span text:style-name="T128">sort(s, 0, s.</text:span><text:span text:style-name="T220">Len</text:span><text:span text:style-name="T128">()-1, isAscending)</text:span></text:p>
            <text:p text:style-name="P13"><text:span text:style-name="T128">}</text:span></text:p>
            <text:p text:style-name="P13"><text:span text:style-name="T128"/></text:p>
            <text:p text:style-name="P13"><text:span text:style-name="T128">func sort(s </text:span><text:span text:style-name="T224">sortable</text:span><text:span text:style-name="T128">, start, end int, isAscending bool) {</text:span></text:p>
            <text:p text:style-name="P13"><text:span text:style-name="T128"><text:tab/></text:span><text:span text:style-name="T128">if start &gt;= end {</text:span></text:p>
            <text:p text:style-name="P13"><text:span text:style-name="T128"><text:tab/></text:span><text:span text:style-name="T128"><text:tab/></text:span><text:span text:style-name="T128">return</text:span></text:p>
            <text:p text:style-name="P13"><text:span text:style-name="T128"><text:tab/></text:span><text:span text:style-name="T128">}</text:span></text:p>
            <text:p text:style-name="P13"><text:span text:style-name="T128"><text:tab/></text:span><text:span text:style-name="T128">pivot := partition(s, start, end, isAscending)</text:span></text:p>
            <text:p text:style-name="P13"><text:span text:style-name="T128"><text:tab/></text:span><text:span text:style-name="T128">sort(s, start, pivot-1, isAscending)</text:span></text:p>
            <text:p text:style-name="P13"><text:span text:style-name="T128"><text:tab/></text:span><text:span text:style-name="T128">sort(s, pivot+1, end, isAscending)</text:span></text:p>
            <text:p text:style-name="P13"><text:span text:style-name="T128">}</text:span></text:p>
            <text:p text:style-name="P13"><text:span text:style-name="T128"/></text:p>
            <text:p text:style-name="P13"><text:span text:style-name="T128">func partition(s </text:span><text:span text:style-name="T224">sortable</text:span><text:span text:style-name="T128">, start, end int, isAscending bool) int {</text:span></text:p>
            <text:p text:style-name="P13"><text:span text:style-name="T128"><text:tab/></text:span><text:span text:style-name="T128">pivot := end</text:span></text:p>
            <text:p text:style-name="P13"><text:span text:style-name="T128"><text:tab/></text:span><text:span text:style-name="T128">partitionIndex := start</text:span></text:p>
            <text:p text:style-name="P13"><text:span text:style-name="T128"><text:tab/></text:span><text:span text:style-name="T128">for current := start; current &lt; end; current++ {</text:span></text:p>
            <text:p text:style-name="P13"><text:span text:style-name="T128"><text:tab/></text:span><text:span text:style-name="T128"><text:tab/></text:span><text:span text:style-name="T128">if (isAscending &amp;&amp; s.</text:span><text:span text:style-name="T220">LessEqual</text:span><text:span text:style-name="T128">(current, pivot)) || </text:span></text:p>
            <text:p text:style-name="P13"><text:span text:style-name="T128"><text:s text:c="14"/>(!isAscending &amp;&amp; !s.</text:span><text:span text:style-name="T220">LessEqual</text:span><text:span text:style-name="T128">(current, pivot)) {</text:span></text:p>
            <text:p text:style-name="P13"><text:span text:style-name="T128"><text:tab/></text:span><text:span text:style-name="T128"><text:tab/></text:span><text:span text:style-name="T128"><text:tab/></text:span><text:span text:style-name="T128">s.Swap(current, partitionIndex)</text:span></text:p>
            <text:p text:style-name="P13"><text:span text:style-name="T128"><text:tab/></text:span><text:span text:style-name="T128"><text:tab/></text:span><text:span text:style-name="T128"><text:tab/></text:span><text:span text:style-name="T128">partitionIndex++</text:span></text:p>
            <text:p text:style-name="P13"><text:span text:style-name="T128"><text:tab/></text:span><text:span text:style-name="T128"><text:tab/></text:span><text:span text:style-name="T128">}</text:span></text:p>
            <text:p text:style-name="P13"><text:span text:style-name="T128"><text:tab/></text:span><text:span text:style-name="T128">}</text:span></text:p>
            <text:p text:style-name="P13"><text:span text:style-name="T128"><text:tab/></text:span><text:span text:style-name="T128">s.</text:span><text:span text:style-name="T220">Swap</text:span><text:span text:style-name="T128">(partitionIndex, pivot)</text:span></text:p>
            <text:p text:style-name="P13"><text:span text:style-name="T128"><text:tab/></text:span><text:span text:style-name="T128">return partitionIndex</text:span></text:p>
            <text:p text:style-name="P13"><text:span text:style-name="T12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14" draw:text-style-name="P62" draw:layer="layout" svg:width="26.8cm" svg:height="6.443cm" svg:x="0.6cm" svg:y="3.3cm">
          <draw:text-box>
            <text:p text:style-name="P13"><text:span text:style-name="T170">func </text:span><text:span text:style-name="T237">First</text:span><text:span text:style-name="T238">[T any]</text:span><text:span text:style-name="T170">(a </text:span><text:span text:style-name="T238">[]T</text:span><text:span text:style-name="T170">) (result </text:span><text:span text:style-name="T238">T</text:span><text:span text:style-name="T170">, err error) {</text:span></text:p>
            <text:p text:style-name="P13"><text:span text:style-name="T170"><text:tab/></text:span><text:span text:style-name="T170">if len(a) == 0 {</text:span></text:p>
            <text:p text:style-name="P13"><text:span text:style-name="T170"><text:tab/></text:span><text:span text:style-name="T170"><text:tab/></text:span><text:span text:style-name="T170">return result, errors.New("Slice is empty!") </text:span><text:span text:style-name="T170"><text:tab/></text:span><text:span text:style-name="T170"><text:tab/></text:span><text:span text:style-name="T170">// пустой результат и ошибка <text:s/></text:span></text:p>
            <text:p text:style-name="P13"><text:span text:style-name="T170"><text:tab/></text:span><text:span text:style-name="T170">}</text:span></text:p>
            <text:p text:style-name="P13"><text:span text:style-name="T170"><text:tab/></text:span><text:span text:style-name="T170">return a[0], err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1-й элемент и nil (ошибки </text:span><text:span text:style-name="T170">нет)</text:span></text:p>
            <text:p text:style-name="P13"><text:span text:style-name="T170">}</text:span></text:p>
            <text:p text:style-name="P13"><text:span text:style-name="T170">func </text:span><text:span text:style-name="T237">Last</text:span><text:span text:style-name="T238">[T any]</text:span><text:span text:style-name="T170">(a </text:span><text:span text:style-name="T238">[]T</text:span><text:span text:style-name="T170">) (result </text:span><text:span text:style-name="T238">T</text:span><text:span text:style-name="T170">, err error) {</text:span></text:p>
            <text:p text:style-name="P13"><text:span text:style-name="T170"><text:tab/></text:span><text:span text:style-name="T170">if len(a) == 0 {</text:span></text:p>
            <text:p text:style-name="P13"><text:span text:style-name="T170"><text:tab/></text:span><text:span text:style-name="T170"><text:tab/></text:span><text:span text:style-name="T170">return result, errors.New("Slice is empty!") <text:s/></text:span></text:p>
            <text:p text:style-name="P13"><text:span text:style-name="T170"><text:tab/></text:span><text:span text:style-name="T170">}</text:span></text:p>
            <text:p text:style-name="P13"><text:span text:style-name="T170"><text:tab/></text:span><text:span text:style-name="T170">return a[len(a)-1], err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последний элемент и nil</text:span></text:p>
            <text:p text:style-name="P13"><text:span text:style-name="T170">}</text:span></text:p>
          </draw:text-box>
        </draw:frame>
        <draw:frame draw:style-name="gr115" draw:text-style-name="P74" draw:layer="layout" svg:width="26.8cm" svg:height="5.099cm" svg:x="0.6cm" svg:y="10.201cm">
          <draw:text-box>
            <text:p text:style-name="P13"><text:span text:style-name="T128"><text:tab/></text:span><text:span text:style-name="T128">sliceOfIntegers := []int{1, 2, 3, 4, 5}</text:span></text:p>
            <text:p text:style-name="P13"><text:span text:style-name="T128"/></text:p>
            <text:p text:style-name="P13"><text:span text:style-name="T128"><text:tab/></text:span><text:span text:style-name="T128">// если тип параметра можно вывести из переменной, то его можно не указывать</text:span></text:p>
            <text:p text:style-name="P13"><text:span text:style-name="T128"><text:tab/></text:span><text:span text:style-name="T128">first, err := </text:span><text:span text:style-name="T239">First</text:span><text:span text:style-name="T225">[int]</text:span><text:span text:style-name="T128">(sliceOfIntegers)</text:span></text:p>
            <text:p text:style-name="P13"><text:span text:style-name="T128"><text:tab/></text:span><text:span text:style-name="T128">last, err := </text:span><text:span text:style-name="T239">Last</text:span><text:span text:style-name="T128">(sliceOfIntegers)</text:span></text:p>
            <text:p text:style-name="P13"><text:span text:style-name="T128"/></text:p>
            <text:p text:style-name="P13"><text:span text:style-name="T128"><text:tab/></text:span><text:span text:style-name="T128">sliceOfStrings := []string{"Вышел", "зайчик", "погулять"}</text:span></text:p>
            <text:p text:style-name="P13"><text:span text:style-name="T128"/></text:p>
            <text:p text:style-name="P13"><text:span text:style-name="T128"><text:tab/></text:span><text:span text:style-name="T128">fmt.Println(</text:span><text:span text:style-name="T239">First</text:span><text:span text:style-name="T128">(sliceOfStrings))</text:span></text:p>
            <text:p text:style-name="P13"><text:span text:style-name="T128"><text:tab/></text:span><text:span text:style-name="T128">fmt.Println(</text:span><text:span text:style-name="T239">Last</text:span><text:span text:style-name="T225">[string]</text:span><text:span text:style-name="T128">(sliceOfStrings)</text:span></text:p>
          </draw:text-box>
        </draw:frame>
        <draw:frame draw:style-name="gr116" draw:text-style-name="P62" draw:layer="layout" svg:width="26.8cm" svg:height="0.81cm" svg:x="0.6cm" svg:y="2.3cm">
          <draw:text-box>
            <text:p text:style-name="P13"><text:span text:style-name="T74">// Generics описываются с помощью ограничений (constraints) на обобщённый тип в </text:span><text:span text:style-name="T74">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package </text:span></text:p>
          </draw:text-box>
        </draw:frame>
        <draw:frame draw:style-name="gr117" draw:text-style-name="P63" draw:layer="layout" svg:width="26.8cm" svg:height="13.136cm" svg:x="0.6cm" svg:y="2.1cm">
          <draw:text-box>
            <text:p text:style-name="P18"><text:span text:style-name="T208">Пакет — это набор (логически связанных) исходных файлов, расположенных в </text:span><text:span text:style-name="T208">одном каталоге. В начале каждого файла должно описываться его </text:span><text:span text:style-name="T208">принадлежность к пакету фразой</text:span></text:p>
            <text:p text:style-name="P13"><text:span text:style-name="T210"><text:tab/></text:span><text:span text:style-name="T210">package </text:span><text:span text:style-name="T211">packageName</text:span><text:span text:style-name="T200"><text:tab/></text:span><text:span text:style-name="T200"><text:tab/></text:span><text:span text:style-name="T200">// site/path/packageName</text:span></text:p>
            <text:p text:style-name="P13"><text:span text:style-name="T151"/></text:p>
            <text:p text:style-name="P18"><text:span text:style-name="T156">Пакет — единица видимости имён (</text:span><text:span text:style-name="T151">типов, констант, переменных, полей, функций):</text:span></text:p>
            <text:list text:style-name="L1">
              <text:list-item>
                <text:p text:style-name="P13"><text:span text:style-name="T151">Все имена <text:s/>видны во всех файлах одного пакета.</text:span></text:p>
              </text:list-item>
              <text:list-item>
                <text:p text:style-name="P18"><text:span text:style-name="T151">Имена в пакете, начинающиеся </text:span><text:span text:style-name="T157">с Заглавной буквы</text:span><text:span text:style-name="T151"> экспортируются: они видны в </text:span><text:span text:style-name="T151">программе, которая импортировала пакет фразой</text:span></text:p>
              </text:list-item>
            </text:list>
            <text:p text:style-name="P13"><text:span text:style-name="T179"><text:tab/></text:span><text:span text:style-name="T179">import </text:span><text:span text:style-name="T187">"</text:span><text:span text:style-name="T240">packageName</text:span><text:span text:style-name="T187">"</text:span><text:span text:style-name="T187"><text:tab/></text:span><text:span text:style-name="T187"><text:tab/></text:span><text:span text:style-name="T187">// это строка</text:span></text:p>
            <text:p text:style-name="P13"><text:span text:style-name="T187"/></text:p>
            <text:p text:style-name="P13"><text:span text:style-name="T221"><text:tab/></text:span><text:span text:style-name="T221">var result </text:span><text:span text:style-name="T241">packageName</text:span><text:span text:style-name="T242">.Type =</text:span><text:span text:style-name="T221"> </text:span><text:span text:style-name="T241">packageName</text:span><text:span text:style-name="T242">.Func(</text:span><text:span text:style-name="T241">packageName</text:span><text:span text:style-name="T242">.Const, </text:span><text:span text:style-name="T243">packageName</text:span><text:span text:style-name="T244">.Var)</text:span></text:p>
            <text:p text:style-name="P13"><text:span text:style-name="T72"/></text:p>
            <text:p text:style-name="P18"><text:span text:style-name="T156">Пакет </text:span><text:span text:style-name="T179">main</text:span><text:span text:style-name="T156"> — это специальное имя пакета, которое означает, что этот пакет содержит код, </text:span><text:span text:style-name="T156">который будет скомпилирован в двоичный исполняемый файл. В одном из файлов (</text:span><text:span text:style-name="T151">обычно, </text:span><text:span text:style-name="T151">в </text:span><text:span text:style-name="T181">main.go</text:span><text:span text:style-name="T151">) этого пакета должна быть функция </text:span><text:span text:style-name="T194">main()</text:span><text:span text:style-name="T151">, с которой начнётся выполнение.</text:span></text:p>
            <text:p text:style-name="P18"><text:span text:style-name="T151"/></text:p>
            <text:p text:style-name="P18"><text:span text:style-name="T151">Пакеты (не из стандартной библиотеки) могут располагаться где угодно, их полные адреса </text:span><text:span text:style-name="T151">(локальные пути или URL) содержатся в файле</text:span></text:p>
            <text:p text:style-name="P18"><text:span text:style-name="T194"><text:tab/></text:span><text:span text:style-name="T19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import </text:span></text:p>
          </draw:text-box>
        </draw:frame>
        <draw:frame draw:style-name="gr118" draw:text-style-name="P66" draw:layer="layout" svg:width="26.8cm" svg:height="13.242cm" svg:x="0.6cm" svg:y="2.1cm">
          <draw:text-box>
            <text:p text:style-name="P18"><text:span text:style-name="T245">Объявление </text:span><text:span text:style-name="T72">import</text:span><text:span text:style-name="T245"> выражает <text:s/></text:span><text:span text:style-name="T246">зависимость</text:span><text:span text:style-name="T245"> от другого пакета:</text:span></text:p>
            <text:p text:style-name="P18"><text:span text:style-name="T245"/></text:p>
            <text:p text:style-name="P18"><text:span text:style-name="T72"><text:tab/></text:span><text:span text:style-name="T72">import "net/http"</text:span><text:span text:style-name="T72"><text:tab/></text:span><text:span text:style-name="T72"><text:tab/></text:span><text:span text:style-name="T72"><text:tab/></text:span><text:span text:style-name="T72">// импортирующий пакет зависит от пакета</text:span><text:span text:style-name="T229"> </text:span><text:span text:style-name="T229">"</text:span><text:span text:style-name="T72">http</text:span><text:span text:style-name="T247">"</text:span></text:p>
            <text:p text:style-name="P18"><text:span text:style-name="T72"/></text:p>
            <text:p text:style-name="P18"><text:span text:style-name="T248">Путь импорта</text:span><text:span text:style-name="T249"> (</text:span><text:span text:style-name="T250">import path</text:span><text:span text:style-name="T251">), строка "</text:span><text:span text:style-name="T72">net/http</text:span><text:span text:style-name="T245">", однозначно идентифицирует пакет. </text:span></text:p>
            <text:p text:style-name="P18"><text:span text:style-name="T245">Разные пакеты могут называться одинаково, но располагаться в разных местах (directory или URL).</text:span></text:p>
            <text:p text:style-name="P18"><text:span text:style-name="T245"/></text:p>
            <text:p text:style-name="P18"><text:span text:style-name="T251">По соглашению имя пакета (</text:span><text:span text:style-name="T250">package name</text:span><text:span text:style-name="T251">) совпадает с <text:s/>последним элементом пути импорта (здесь: </text:span><text:span text:style-name="T251">"</text:span><text:span text:style-name="T72">http</text:span><text:span text:style-name="T245">").</text:span></text:p>
            <text:p text:style-name="P18"><text:span text:style-name="T245"/></text:p>
            <text:p text:style-name="P18"><text:span text:style-name="T251">Импортированная функциональность пакета </text:span><text:span text:style-name="T74">http</text:span><text:span text:style-name="T251"> доступна через </text:span><text:span text:style-name="T248">идентификатор пакета</text:span><text:span text:style-name="T251"> <text:s/>(</text:span><text:span text:style-name="T248">package </text:span><text:span text:style-name="T248">qualifier</text:span><text:span text:style-name="T251">), например </text:span><text:span text:style-name="T74">http</text:span><text:span text:style-name="T245">.</text:span></text:p>
            <text:p text:style-name="P18"><text:span text:style-name="T245"/></text:p>
            <text:p text:style-name="P18"><text:span text:style-name="T72"><text:tab/></text:span><text:span text:style-name="T72">http.ListenAndServe("localhost:80", nil)</text:span></text:p>
            <text:p text:style-name="P18"><text:span text:style-name="T72"/></text:p>
            <text:p text:style-name="P18"><text:span text:style-name="T245">Импорт пакета означает доступ к его экспортируемому API (видимым именам).</text:span></text:p>
            <text:p text:style-name="P18"><text:span text:style-name="T245"/></text:p>
            <text:p text:style-name="P18"><text:span text:style-name="T245">Эта экспортируемая информация самодостаточная, например:</text:span></text:p>
            <text:p text:style-name="P18"><text:span text:style-name="T245"><text:tab/></text:span><text:span text:style-name="T245">Пакет A импортирует пакет B.</text:span></text:p>
            <text:p text:style-name="P18"><text:span text:style-name="T251"><text:tab/></text:span><text:span text:style-name="T251">Пакет B импортирует </text:span><text:span text:style-name="T245">пакет C.</text:span></text:p>
            <text:p text:style-name="P18"><text:span text:style-name="T251"><text:tab/></text:span><text:span text:style-name="T251">Пакет B экспортирует ссылки на </text:span><text:span text:style-name="T245">пакет C.</text:span></text:p>
            <text:p text:style-name="P18"><text:span text:style-name="T251">Значит пакет B </text:span><text:span text:style-name="T245">экспортирует всю необходимую информацию о пакете C, и компилятору не нужны </text:span><text:span text:style-name="T245">экспортируемые данные из пакета C. </text:span></text:p>
            <text:p text:style-name="P18"><text:span text:style-name="T245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import </text:span></text:p>
          </draw:text-box>
        </draw:frame>
        <draw:frame draw:style-name="gr119" draw:text-style-name="P38" draw:layer="layout" svg:width="26.8cm" svg:height="0.962cm" svg:x="0.6cm" svg:y="2.1cm">
          <draw:text-box>
            <text:p text:style-name="P18"><text:span text:style-name="T208">Примеры особых конструкций import:</text:span></text:p>
          </draw:text-box>
        </draw:frame>
        <draw:frame draw:style-name="gr120" draw:text-style-name="P75" draw:layer="layout" svg:width="13.4cm" svg:height="2.163cm" svg:x="0.6cm" svg:y="3.301cm">
          <draw:text-box>
            <text:p text:style-name="P18"><text:span text:style-name="T252"><text:tab/></text:span><text:span text:style-name="T252">import </text:span><text:span text:style-name="T253">(</text:span></text:p>
            <text:p text:style-name="P18"><text:span text:style-name="T252"><text:tab/></text:span><text:span text:style-name="T252"><text:tab/></text:span><text:span text:style-name="T252">"fmt"</text:span></text:p>
            <text:p text:style-name="P18"><text:span text:style-name="T252"><text:tab/></text:span><text:span text:style-name="T252"><text:tab/></text:span><text:span text:style-name="T252">"log"</text:span></text:p>
            <text:p text:style-name="P18"><text:span text:style-name="T252"><text:tab/></text:span><text:span text:style-name="T253">)</text:span></text:p>
          </draw:text-box>
        </draw:frame>
        <draw:frame draw:style-name="gr121" draw:text-style-name="P75" draw:layer="layout" svg:width="13.4cm" svg:height="2.7cm" svg:x="0.6cm" svg:y="6.2cm">
          <draw:text-box>
            <text:p text:style-name="P18"><text:span text:style-name="T252"><text:tab/></text:span><text:span text:style-name="T252">import (</text:span></text:p>
            <text:p text:style-name="P18"><text:span text:style-name="T252"><text:tab/></text:span><text:span text:style-name="T252"><text:tab/></text:span><text:span text:style-name="T252">"database/sql"</text:span></text:p>
            <text:p text:style-name="P18"><text:span text:style-name="T252"><text:tab/></text:span><text:span text:style-name="T252"><text:tab/></text:span><text:span text:style-name="T254">_</text:span><text:span text:style-name="T252"> "github.com/mattn/go-sqlite3"</text:span></text:p>
            <text:p text:style-name="P18"><text:span text:style-name="T128"><text:tab/></text:span><text:span text:style-name="T128"><text:tab/></text:span><text:span text:style-name="T252">// драйвер SQLite</text:span></text:p>
            <text:p text:style-name="P18"><text:span text:style-name="T252"><text:tab/></text:span><text:span text:style-name="T252">)</text:span></text:p>
          </draw:text-box>
        </draw:frame>
        <draw:frame draw:style-name="gr122" draw:text-style-name="P76" draw:layer="layout" svg:width="13.4cm" svg:height="2.641cm" svg:x="0.6cm" svg:y="9.601cm">
          <draw:text-box>
            <text:p text:style-name="P18"><text:span text:style-name="T252"><text:tab/></text:span><text:span text:style-name="T252">import (</text:span></text:p>
            <text:p text:style-name="P18"><text:span text:style-name="T252"><text:tab/></text:span><text:span text:style-name="T252"><text:tab/></text:span><text:span text:style-name="T253">.</text:span><text:span text:style-name="T252"> "github.com/mockupcode/gunit/assert"</text:span></text:p>
            <text:p text:style-name="P18"><text:span text:style-name="T252"><text:tab/></text:span><text:span text:style-name="T252"><text:tab/></text:span><text:span text:style-name="T253">.</text:span><text:span text:style-name="T252"> "github.com/smartystreets/assertions"</text:span></text:p>
            <text:p text:style-name="P18"><text:span text:style-name="T128"><text:tab/></text:span><text:span text:style-name="T128"><text:tab/></text:span><text:span text:style-name="T128">"testing</text:span><text:span text:style-name="T252">"</text:span></text:p>
            <text:p text:style-name="P18"><text:span text:style-name="T252"><text:tab/></text:span><text:span text:style-name="T252">)</text:span></text:p>
          </draw:text-box>
        </draw:frame>
        <draw:frame draw:style-name="gr123" draw:text-style-name="P75" draw:layer="layout" svg:width="13.4cm" svg:height="2.163cm" svg:x="0.6cm" svg:y="12.901cm">
          <draw:text-box>
            <text:p text:style-name="P18"><text:span text:style-name="T252"><text:tab/></text:span><text:span text:style-name="T252">import (</text:span></text:p>
            <text:p text:style-name="P77"><text:span text:style-name="T255"><text:tab/></text:span><text:span text:style-name="T255"><text:tab/></text:span><text:span text:style-name="T256">t_template</text:span><text:span text:style-name="T255"> "text/template"</text:span></text:p>
            <text:p text:style-name="P77"><text:span text:style-name="T257"><text:tab/></text:span><text:span text:style-name="T257"><text:tab/></text:span><text:span text:style-name="T256">h_template </text:span><text:span text:style-name="T258">"html/template"</text:span></text:p>
            <text:p text:style-name="P18"><text:span text:style-name="T252"><text:tab/></text:span><text:span text:style-name="T252">)</text:span></text:p>
          </draw:text-box>
        </draw:frame>
        <draw:frame draw:style-name="gr124" draw:text-style-name="P75" draw:layer="layout" svg:width="13.4cm" svg:height="1.998cm" svg:x="14cm" svg:y="3.302cm">
          <draw:text-box>
            <text:p text:style-name="P18"><text:span text:style-name="T252">// </text:span><text:span text:style-name="T259">Список импортов</text:span><text:span text:style-name="T252"> — для импорта нескольких</text:span></text:p>
            <text:p text:style-name="P18"><text:span text:style-name="T252">// пакетов без повторения ключевого слова.</text:span></text:p>
          </draw:text-box>
        </draw:frame>
        <draw:frame draw:style-name="gr125" draw:text-style-name="P75" draw:layer="layout" svg:width="13.4cm" svg:height="2.7cm" svg:x="14cm" svg:y="6.2cm">
          <draw:text-box>
            <text:p text:style-name="P18"><text:span text:style-name="T252">// </text:span><text:span text:style-name="T259">Анонимный импорт</text:span><text:span text:style-name="T252"> пакета для его регистрации и</text:span></text:p>
            <text:p text:style-name="P18"><text:span text:style-name="T252">// выполнения кода инициализации пакета init()</text:span></text:p>
            <text:p text:style-name="P18"><text:span text:style-name="T252">// без прямого использования его функций </text:span></text:p>
            <text:p text:style-name="P18"><text:span text:style-name="T252">// ("импорт для побочного эффекта").</text:span></text:p>
          </draw:text-box>
        </draw:frame>
        <draw:frame draw:style-name="gr126" draw:text-style-name="P76" draw:layer="layout" svg:width="13.4cm" svg:height="2.398cm" svg:x="14cm" svg:y="9.602cm">
          <draw:text-box>
            <text:p text:style-name="P18"><text:span text:style-name="T255">// </text:span><text:span text:style-name="T260">Точечный импорт</text:span><text:span text:style-name="T255"> (dot import) позволяет</text:span></text:p>
            <text:p text:style-name="P18"><text:span text:style-name="T255">// использовать экспортированные идентификаторы из</text:span></text:p>
            <text:p text:style-name="P18"><text:span text:style-name="T255">// импортируемого пакета без указания имени пакета</text:span></text:p>
            <text:p text:style-name="P18"><text:span text:style-name="T255">// (префикса).</text:span></text:p>
          </draw:text-box>
        </draw:frame>
        <draw:frame draw:style-name="gr127" draw:text-style-name="P75" draw:layer="layout" svg:width="13.4cm" svg:height="2.163cm" svg:x="14cm" svg:y="12.902cm">
          <draw:text-box>
            <text:p text:style-name="P18"><text:span text:style-name="T252">// </text:span><text:span text:style-name="T259">Переименование при импорте</text:span><text:span text:style-name="T252"> — для сокращения</text:span></text:p>
            <text:p text:style-name="P18"><text:span text:style-name="T252">// имени пакета или для импорта нескольких пакетов</text:span></text:p>
            <text:p text:style-name="P18"><text:span text:style-name="T252">// с одинаковыми именами, но разными путями.</text:span></text:p>
            <text:p text:style-name="P18"><text:span text:style-name="T252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import </text:span></text:p>
          </draw:text-box>
        </draw:frame>
        <draw:frame draw:style-name="gr128" draw:text-style-name="P38" draw:layer="layout" svg:width="26.8cm" svg:height="0.962cm" svg:x="0.6cm" svg:y="2.1cm">
          <draw:text-box>
            <text:p text:style-name="P18"><text:span text:style-name="T208">Примеры особых конструкций import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мена: области видимости</text:span></text:p>
          </draw:text-box>
        </draw:frame>
        <draw:frame draw:style-name="gr129" draw:text-style-name="P63" draw:layer="layout" svg:width="26.8cm" svg:height="13.151cm" svg:x="0.6cm" svg:y="2.1cm">
          <draw:text-box>
            <text:p text:style-name="P13"><text:span text:style-name="T154">Именование</text:span><text:span text:style-name="T151"> в языке программирования крайне важно для понимания (readability).</text:span></text:p>
            <text:p text:style-name="P13"><text:span text:style-name="T154">Области видимости</text:span><text:span text:style-name="T151"> (scopes) управляют поведением имён.</text:span></text:p>
            <text:p text:style-name="P13"><text:span text:style-name="T151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51">пакет (package);</text:span></text:p>
                  </text:list-item>
                  <text:list-item>
                    <text:p text:style-name="P13"><text:span text:style-name="T151">функция (function);</text:span></text:p>
                  </text:list-item>
                  <text:list-item>
                    <text:p text:style-name="P13"><text:span text:style-name="T151">блок (block).</text:span></text:p>
                  </text:list-item>
                </text:list>
              </text:list-item>
            </text:list>
            <text:p text:style-name="P13"><text:span text:style-name="T151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51">глобальные (universe): для загрузки из сети (URL);</text:span></text:p>
                  </text:list-item>
                  <text:list-item>
                    <text:p text:style-name="P13"><text:span text:style-name="T151">локальные (file): для импорта (</text:span><text:span text:style-name="T181">import</text:span><text:span text:style-name="T151">) из файловой системы;</text:span></text:p>
                  </text:list-item>
                </text:list>
              </text:list-item>
            </text:list>
            <text:p text:style-name="P13"><text:span text:style-name="T151"/></text:p>
            <text:p text:style-name="P13"><text:span text:style-name="T157">В языках C, C++, Java имя в исходнике может относиться к какой угодно части </text:span><text:span text:style-name="T157">программы.</text:span></text:p>
            <text:p text:style-name="P13"><text:span text:style-name="T151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51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51">имена не просачиваются через границы пакетов;</text:span></text:p>
                  </text:list-item>
                  <text:list-item>
                    <text:p text:style-name="P13"><text:span text:style-name="T151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51">имя </text:span><text:span text:style-name="T181">v</text:span><text:span text:style-name="T151"> или </text:span><text:span text:style-name="T181">V</text:span><text:span text:style-name="T151"> определено в одном из файлов текущего пакета;</text:span></text:p>
                  </text:list-item>
                  <text:list-item>
                    <text:p text:style-name="P13"><text:span text:style-name="T156">x.V </text:span><text:span text:style-name="T151">понимается однозначно: найди x в этом пакете, </text:span><text:span text:style-name="T181">V</text:span><text:span text:style-name="T151"> будет определено в нём, </text:span></text:p>
                  </text:list-item>
                  <text:list-item>
                    <text:p text:style-name="P13"><text:span text:style-name="T151">и есть только одно такое </text:span><text:span text:style-name="T181">V</text:span><text:span text:style-name="T151">.</text:span></text:p>
                  </text:list-item>
                </text:list>
              </text:list-item>
            </text:list>
            <text:p text:style-name="P13"><text:span text:style-name="T151"/></text:p>
            <text:p text:style-name="P13"><text:span text:style-name="T151">Это сильно упрощает восприятие (readability), а значит понимание программы и её </text:span><text:span text:style-name="T151">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<text:a xlink:href="https://go.dev/ref/mod" xlink:type="simple">Модули</text:a></text:span><text:span text:style-name="T48">: mod</text:span></text:p>
          </draw:text-box>
        </draw:frame>
        <draw:frame draw:style-name="gr130" draw:text-style-name="P63" draw:layer="layout" svg:width="26.8cm" svg:height="13.1cm" svg:x="0.6cm" svg:y="2.1cm">
          <draw:text-box>
            <text:p text:style-name="P18"><text:span text:style-name="T186">Модуль — это набор пакетов, которые распространяются (с </text:span><text:span text:style-name="T186">определённым номером версии) как единое целое. Модули могут </text:span><text:span text:style-name="T186">загружаться прямо из систем управления версиями исходников или с </text:span><text:span text:style-name="T186">общедоступных серверов.</text:span></text:p>
            <text:p text:style-name="P18"><text:span text:style-name="T208"/></text:p>
            <text:p text:style-name="P18"><text:span text:style-name="T156">Модуль идентифицируется </text:span><text:span text:style-name="T261">путём до модуля</text:span><text:span text:style-name="T156"> (</text:span><text:span text:style-name="T261">module path</text:span><text:span text:style-name="T156">), который объявляется в файле </text:span><text:span text:style-name="T179">go.mod</text:span><text:span text:style-name="T156"> вместе с информацией о зависимостях модуля. </text:span></text:p>
            <text:p text:style-name="P18"><text:span text:style-name="T178"/></text:p>
            <text:p text:style-name="P18"><text:span text:style-name="T178"><text:tab/></text:span><text:span text:style-name="T178"># создать файл go.mod с именем модуля</text:span></text:p>
            <text:p text:style-name="P18"><text:span text:style-name="T223"><text:tab/></text:span><text:span text:style-name="T223">go mod init </text:span><text:span text:style-name="T201">path/to/</text:span><text:span text:style-name="T240">module/moduleName</text:span><text:span text:style-name="T191"> </text:span></text:p>
            <text:p text:style-name="P18"><text:span text:style-name="T179"/></text:p>
            <text:p text:style-name="P18"><text:span text:style-name="T156">Например:</text:span></text:p>
            <text:p text:style-name="P18"><text:span text:style-name="T178"><text:tab/></text:span><text:span text:style-name="T178">go mod init </text:span><text:span text:style-name="T188">local/module</text:span></text:p>
            <text:p text:style-name="P18"><text:span text:style-name="T178"/></text:p>
            <text:p text:style-name="P18"><text:span text:style-name="T178"><text:tab/></text:span><text:span text:style-name="T178">go mod init </text:span><text:span text:style-name="T188">caiman-club.org/go/mshock/presentation</text:span><text:span text:style-name="T178"> </text:span></text:p>
            <text:p text:style-name="P18"><text:span text:style-name="T178"/></text:p>
            <text:p text:style-name="P18"><text:span text:style-name="T261">Главный каталог модуля</text:span><text:span text:style-name="T156"> (</text:span><text:span text:style-name="T261">module root directory</text:span><text:span text:style-name="T156">) — это каталог, содержащий файл </text:span><text:span text:style-name="T194">go.mod</text:span><text:span text:style-name="T151">. </text:span><text:span text:style-name="T151">Когда модуль состоит из нескольких пакетов, они располагаются в подкаталогах главного </text:span><text:span text:style-name="T151">каталога модуля. К ним можно обращаться по относительным путям:</text:span></text:p>
            <text:p text:style-name="P18"><text:span text:style-name="T178"><text:tab/></text:span><text:span text:style-name="T178">import </text:span><text:span text:style-name="T188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</text:span><text:span text:style-name="T48"><text:a xlink:href="https://go.dev/s/concurrency-is-not-parallelism" xlink:type="simple">concurrency</text:a></text:span></text:p>
          </draw:text-box>
        </draw:frame>
        <draw:frame draw:style-name="gr131" draw:text-style-name="P70" draw:layer="layout" svg:width="12.9cm" svg:height="12.599cm" svg:x="0.6cm" svg:y="2.1cm">
          <draw:text-box>
            <text:list text:style-name="L1">
              <text:list-item>
                <text:p text:style-name="P18"><text:span text:style-name="T262">concurrency</text:span><text:span text:style-name="T263"> ~ одновременность = взаимодействие множества процессов, которые могут </text:span><text:span text:style-name="T264">выполняются одновременно, если позволяет «железо» и ОС</text:span></text:p>
              </text:list-item>
            </text:list>
            <text:p text:style-name="P18"><text:span text:style-name="T264"/></text:p>
            <text:p text:style-name="P18"><text:span text:style-name="T265">"</text:span><text:span text:style-name="T52">Concurrency</text:span><text:span text:style-name="T49"> is the </text:span><text:span text:style-name="T55">composition</text:span><text:span text:style-name="T49"> of independently execution things.</text:span><text:span text:style-name="T265">"</text:span><text:span text:style-name="T266"> <text:s text:c="8"/>‒ Rob Pike</text:span></text:p>
            <text:p text:style-name="P18"><text:span text:style-name="T264"/></text:p>
            <text:p text:style-name="P18"><text:span text:style-name="T262">Concurrency</text:span><text:span text:style-name="T263"> — это способ структурировать программу, согласовывая взаимодействие </text:span><text:span text:style-name="T263">процессов </text:span><text:span text:style-name="T264">(возможно, выполняющихся одновременно).</text:span></text:p>
            <text:p text:style-name="P18"><text:span text:style-name="T264"/></text:p>
            <text:p text:style-name="P18"><text:span text:style-name="T267">Concurrency</text:span><text:span text:style-name="T264"> — это о том, как </text:span><text:span text:style-name="T268">организовать</text:span><text:span text:style-name="T264"> одновременную обработку многих вещей </text:span><text:span text:style-name="T264">(«</text:span><text:span text:style-name="T268">dealing</text:span><text:span text:style-name="T264"> with a lot of things at once»).</text:span></text:p>
            <text:p text:style-name="P18"><text:span text:style-name="T264"/></text:p>
            <text:p text:style-name="P18"><text:span text:style-name="T264">В программе, спроектированной на основе </text:span><text:span text:style-name="T267">concurrency</text:span><text:span text:style-name="T264">, процессы не обязательно будут </text:span><text:span text:style-name="T264">автоматически выполняться параллельно (например, из-за аппаратных ограничений).</text:span></text:p>
          </draw:text-box>
        </draw:frame>
        <draw:frame draw:style-name="gr132" draw:text-style-name="P70" draw:layer="layout" svg:width="12.9cm" svg:height="12.599cm" svg:x="14.5cm" svg:y="2.1cm">
          <draw:text-box>
            <text:list text:style-name="L1">
              <text:list-item>
                <text:p text:style-name="P18"><text:span text:style-name="T262">parallelism</text:span><text:span text:style-name="T263"> ~ параллелизм = физическое параллельное выполнение множества процессов (на </text:span><text:span text:style-name="T263">одном или нескольких CPU / узлах)</text:span></text:p>
              </text:list-item>
            </text:list>
            <text:p text:style-name="P18"><text:span text:style-name="T269"/></text:p>
            <text:p text:style-name="P18"><text:span text:style-name="T269">"</text:span><text:span text:style-name="T56">Parallelism</text:span><text:span text:style-name="T51"> is the simultaneous </text:span><text:span text:style-name="T54">execution</text:span><text:span text:style-name="T51"> of multiple </text:span><text:span text:style-name="T270">things.</text:span><text:span text:style-name="T269">"</text:span><text:span text:style-name="T266"> <text:s text:c="35"/>‒ Rob Pike</text:span></text:p>
            <text:p text:style-name="P18"><text:span text:style-name="T264"/></text:p>
            <text:p text:style-name="P18"><text:span text:style-name="T267">Parallelism</text:span><text:span text:style-name="T264"> — это параллельное выполнение нескольких (независимых, возможно, </text:span><text:span text:style-name="T264">взаимосвязанных) процессов.</text:span></text:p>
            <text:p text:style-name="P18"><text:span text:style-name="T264"/></text:p>
            <text:p text:style-name="P18"><text:span text:style-name="T262"/></text:p>
            <text:p text:style-name="P18"><text:span text:style-name="T262">Parallelism</text:span><text:span text:style-name="T263"> — это о том, как </text:span><text:span text:style-name="T271">выполнить</text:span><text:span text:style-name="T263"> обработку многих вещей параллельно</text:span><text:span text:style-name="T264"> («</text:span><text:span text:style-name="T268">doing</text:span><text:span text:style-name="T264"> a lot of </text:span><text:span text:style-name="T264">things at once»).</text:span></text:p>
            <text:p text:style-name="P18"><text:span text:style-name="T264"/></text:p>
            <text:p text:style-name="P18"><text:span text:style-name="T263">П</text:span><text:span text:style-name="T264">рограмма, спроектированная на основе concurrency, организует взаимодействие процессов, </text:span><text:span text:style-name="T264">учитывая их возможный </text:span><text:span text:style-name="T267">параллелизм</text:span><text:span text:style-name="T264">.</text:span></text:p>
          </draw:text-box>
        </draw:frame>
        <draw:frame draw:style-name="gr133" draw:text-style-name="P78" draw:layer="layout" svg:width="22.4cm" svg:height="0.839cm" svg:x="1.9cm" svg:y="14.699cm">
          <draw:text-box>
            <text:p text:style-name="P18"><text:span text:style-name="T266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средства</text:span></text:p>
          </draw:text-box>
        </draw:frame>
        <draw:frame draw:style-name="gr134" draw:text-style-name="P64" draw:layer="layout" svg:width="26.8cm" svg:height="13.269cm" svg:x="0.6cm" svg:y="2.1cm">
          <draw:text-box>
            <text:p text:style-name="P18"><text:span text:style-name="T245">Многозадачность в Go реализована на основе CSP (communicating sequential processes: C. A. R. </text:span><text:span text:style-name="T245">Hoare, 1978).</text:span></text:p>
            <text:p text:style-name="P18"><text:span text:style-name="T245"/></text:p>
            <text:p text:style-name="P13"><text:span text:style-name="T208">Для управления многозадачностью в язык встроено несколько механизмов:</text:span></text:p>
            <text:p text:style-name="P13"><text:span text:style-name="T208"/></text:p>
            <text:list text:style-name="L1">
              <text:list-item>
                <text:p text:style-name="P13"><text:span text:style-name="T207">Подпрограммы (goroutines) для одновременного выполнения:</text:span></text:p>
              </text:list-item>
            </text:list>
            <text:p text:style-name="P13"><text:span text:style-name="T196"><text:tab/></text:span><text:span text:style-name="T210">go f()</text:span><text:span text:style-name="T200"> </text:span><text:span text:style-name="T200"><text:tab/></text:span><text:span text:style-name="T200"><text:tab/></text:span><text:span text:style-name="T200"><text:tab/></text:span><text:span text:style-name="T200"><text:tab/></text:span><text:span text:style-name="T200">// запустить любую функцию как процесс</text:span></text:p>
            <text:p text:style-name="P13"><text:span text:style-name="T200"/></text:p>
            <text:list text:continue-numbering="true" text:style-name="L1">
              <text:list-item>
                <text:p text:style-name="P13"><text:span text:style-name="T207">Каналы (</text:span><text:span text:style-name="T200">channel</text:span><text:span text:style-name="T208">) для обмена данными и синхронизации выполнения:</text:span></text:p>
              </text:list-item>
            </text:list>
            <text:p text:style-name="P13"><text:span text:style-name="T200"><text:tab/></text:span><text:span text:style-name="T200">channel &lt;- value</text:span><text:span text:style-name="T200"><text:tab/></text:span><text:span text:style-name="T200"><text:tab/></text:span><text:span text:style-name="T200">// отправить значение в канал и ждать</text:span></text:p>
            <text:p text:style-name="P13"><text:span text:style-name="T196"><text:tab/></text:span><text:span text:style-name="T196">value = &lt;-channel</text:span><text:span text:style-name="T196"><text:tab/></text:span><text:span text:style-name="T196">// </text:span><text:span text:style-name="T200">ждать и получить значение из канала</text:span></text:p>
            <text:p text:style-name="P13"><text:span text:style-name="T200"/></text:p>
            <text:list text:continue-numbering="true" text:style-name="L1">
              <text:list-item>
                <text:p text:style-name="P13"><text:span text:style-name="T208">Выбор (</text:span><text:span text:style-name="T200">select</text:span><text:span text:style-name="T208">) для обработки нескольких потоков данных через каналы:</text:span></text:p>
              </text:list-item>
            </text:list>
            <text:p text:style-name="P13"><text:span text:style-name="T200"><text:tab/></text:span><text:span text:style-name="T210">select</text:span><text:span text:style-name="T200"> {</text:span></text:p>
            <text:p text:style-name="P13"><text:span text:style-name="T200"><text:tab/></text:span><text:span text:style-name="T200">case &lt;-ch2: </text:span><text:span text:style-name="T200"><text:tab/></text:span><text:span text:style-name="T200"><text:tab/></text:span><text:span text:style-name="T200"><text:tab/></text:span><text:span text:style-name="T200">// ожидать, когда что-то появится в </text:span><text:span text:style-name="T200">канале #1</text:span></text:p>
            <text:p text:style-name="P13"><text:span text:style-name="T200"><text:tab/></text:span><text:span text:style-name="T200">case v2 := &lt;-ch2: </text:span><text:span text:style-name="T200"><text:tab/></text:span><text:span text:style-name="T200">// ждать и получить значение из канала </text:span><text:span text:style-name="T200">#2</text:span></text:p>
            <text:p text:style-name="P13"><text:span text:style-name="T200"><text:tab/></text:span><text:span text:style-name="T200">case ch3 &lt;- v3:</text:span><text:span text:style-name="T200"><text:tab/></text:span><text:span text:style-name="T200"><text:tab/></text:span><text:span text:style-name="T200">// отправить в канал #3</text:span></text:p>
            <text:p text:style-name="P13"><text:span text:style-name="T200"><text:tab/></text:span><text:span text:style-name="T200">default:</text:span><text:span text:style-name="T200"><text:tab/></text:span><text:span text:style-name="T200"><text:tab/></text:span><text:span text:style-name="T200"><text:tab/></text:span><text:span text:style-name="T200"><text:tab/></text:span><text:span text:style-name="T200">// обработать другое событие</text:span></text:p>
            <text:p text:style-name="P13"><text:span text:style-name="T200"><text:tab/></text:span><text:span text:style-name="T20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goroutines</text:span></text:p>
          </draw:text-box>
        </draw:frame>
        <draw:frame draw:style-name="gr135" draw:text-style-name="P64" draw:layer="layout" svg:width="26.8cm" svg:height="13.222cm" svg:x="0.6cm" svg:y="2.1cm">
          <draw:text-box>
            <text:p text:style-name="P18"><text:span text:style-name="T207">Подпрограммы goroutines — это легковесные потоки, которые выполняются </text:span><text:span text:style-name="T207">одновременно с потоком </text:span><text:span text:style-name="T208">главной программы (</text:span><text:span text:style-name="T272">main go thread</text:span><text:span text:style-name="T208">), которые </text:span><text:span text:style-name="T208">управляются Go runtime.</text:span></text:p>
            <text:p text:style-name="P13"><text:span text:style-name="T208"/></text:p>
            <text:p text:style-name="P13"><text:span text:style-name="T210">func f(</text:span><text:span text:style-name="T200">n int</text:span><text:span text:style-name="T210">)</text:span><text:span text:style-name="T200"> { println(</text:span><text:span text:style-name="T273">n</text:span><text:span text:style-name="T200">) } </text:span></text:p>
            <text:p text:style-name="P13"><text:span text:style-name="T200"/></text:p>
            <text:p text:style-name="P13"><text:span text:style-name="T200">func main() {</text:span></text:p>
            <text:p text:style-name="P13"><text:span text:style-name="T200"><text:tab/></text:span><text:span text:style-name="T200">for n := range 5 {</text:span></text:p>
            <text:p text:style-name="P13"><text:span text:style-name="T195"><text:tab/></text:span><text:span text:style-name="T195"><text:tab/></text:span><text:span text:style-name="T195">go f(</text:span><text:span text:style-name="T196">n+1</text:span><text:span text:style-name="T195">)</text:span><text:span text:style-name="T196"><text:tab/></text:span><text:span text:style-name="T196">// запустить 5 экземпляров f() </text:span><text:span text:style-name="T207">одновременно</text:span><text:span text:style-name="T200"> c </text:span><text:span text:style-name="T200">main()</text:span></text:p>
            <text:p text:style-name="P13"><text:span text:style-name="T200"><text:tab/></text:span></text:p>
            <text:p text:style-name="P13"><text:span text:style-name="T210"><text:tab/></text:span><text:span text:style-name="T210"><text:tab/></text:span><text:span text:style-name="T200">// можно запустить анонимные функции</text:span></text:p>
            <text:p text:style-name="P13"><text:span text:style-name="T200"><text:tab/></text:span><text:span text:style-name="T200"><text:tab/></text:span><text:span text:style-name="T210">go func () {</text:span><text:span text:style-name="T200"> println(n+1) </text:span><text:span text:style-name="T210">}()</text:span></text:p>
            <text:p text:style-name="P13"><text:span text:style-name="T200"/></text:p>
            <text:p text:style-name="P13"><text:span text:style-name="T200"><text:tab/></text:span><text:span text:style-name="T200">}</text:span></text:p>
            <text:p text:style-name="P13"><text:span text:style-name="T200"/></text:p>
            <text:p text:style-name="P13"><text:span text:style-name="T200"><text:tab/></text:span><text:span text:style-name="T200">time.Sleep(5 * time.Second)</text:span></text:p>
            <text:p text:style-name="P13"><text:span text:style-name="T200"><text:tab/></text:span><text:span text:style-name="T200">println("Вышел зайчик погулять.")</text:span></text:p>
            <text:p text:style-name="P13"><text:span text:style-name="T20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goroutines</text:span></text:p>
          </draw:text-box>
        </draw:frame>
        <draw:frame draw:style-name="gr136" draw:text-style-name="P63" draw:layer="layout" svg:width="26.8cm" svg:height="13.1cm" svg:x="0.6cm" svg:y="2.1cm">
          <draw:text-box>
            <text:p text:style-name="P18"><text:span text:style-name="T151">Goroutines</text:span></text:p>
            <text:p text:style-name="P18"><text:span text:style-name="T151">What is a goroutine? It's an independently executing function, launched by a go statement.</text:span></text:p>
            <text:p text:style-name="P18"><text:span text:style-name="T151"/></text:p>
            <text:p text:style-name="P18"><text:span text:style-name="T151">It has its own call stack, which grows and shrinks as required.</text:span></text:p>
            <text:p text:style-name="P18"><text:span text:style-name="T151"/></text:p>
            <text:p text:style-name="P18"><text:span text:style-name="T151">It's very cheap. It's practical to have thousands, even hundreds of thousands of goroutines.</text:span></text:p>
            <text:p text:style-name="P18"><text:span text:style-name="T151"/></text:p>
            <text:p text:style-name="P18"><text:span text:style-name="T151">It's not a thread.</text:span></text:p>
            <text:p text:style-name="P18"><text:span text:style-name="T151"/></text:p>
            <text:p text:style-name="P18"><text:span text:style-name="T151">There might be only one thread in a program with thousands of goroutines.</text:span></text:p>
            <text:p text:style-name="P18"><text:span text:style-name="T151"/></text:p>
            <text:p text:style-name="P18"><text:span text:style-name="T151">Instead, goroutines are multiplexed dynamically onto threads as needed to keep all the goroutines </text:span><text:span text:style-name="T151">running.</text:span></text:p>
            <text:p text:style-name="P18"><text:span text:style-name="T151"/></text:p>
            <text:p text:style-name="P18"><text:span text:style-name="T151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каналы</text:span></text:p>
          </draw:text-box>
        </draw:frame>
        <draw:frame draw:style-name="gr137" draw:text-style-name="P64" draw:layer="layout" svg:width="26.8cm" svg:height="13.211cm" svg:x="0.6cm" svg:y="2.1cm">
          <draw:text-box>
            <text:p text:style-name="P13"><text:span text:style-name="T196">// объявить переменную для канал обмена данными указанного типа</text:span></text:p>
            <text:p text:style-name="P13"><text:span text:style-name="T195"><text:tab/></text:span><text:span text:style-name="T195">var </text:span><text:span text:style-name="T199">channel</text:span><text:span text:style-name="T195"> chan </text:span><text:span text:style-name="T199">T</text:span><text:span text:style-name="T199"><text:tab/></text:span><text:span text:style-name="T199"><text:tab/></text:span></text:p>
            <text:p text:style-name="P13"><text:span text:style-name="T199"/></text:p>
            <text:p text:style-name="P13"><text:span text:style-name="T196">//</text:span><text:span text:style-name="T196"><text:tab/></text:span><text:span text:style-name="T196">создать канал</text:span></text:p>
            <text:p text:style-name="P13"><text:span text:style-name="T195"><text:tab/></text:span><text:span text:style-name="T199">channel</text:span><text:span text:style-name="T195"> = make(chan </text:span><text:span text:style-name="T199">T, </text:span><text:span text:style-name="T197">размерБуфера</text:span><text:span text:style-name="T195">)</text:span><text:span text:style-name="T196"> // default size = 1</text:span></text:p>
            <text:p text:style-name="P13"><text:span text:style-name="T195"/></text:p>
            <text:p text:style-name="P13"><text:span text:style-name="T196">// отправить значение в канал</text:span></text:p>
            <text:p text:style-name="P13"><text:span text:style-name="T199"><text:tab/></text:span><text:span text:style-name="T199">channel</text:span><text:span text:style-name="T195"> &lt;- value</text:span></text:p>
            <text:p text:style-name="P13"><text:span text:style-name="T196">// и ждать, пока не будет прочитано значение из канала</text:span></text:p>
            <text:p text:style-name="P13"><text:span text:style-name="T196"/></text:p>
            <text:p text:style-name="P13"><text:span text:style-name="T196">// ждать, пока не будет записано значение в канал</text:span></text:p>
            <text:p text:style-name="P13"><text:span text:style-name="T196">// прочитать значение из канала в переменную</text:span></text:p>
            <text:p text:style-name="P13"><text:span text:style-name="T195"><text:tab/></text:span><text:span text:style-name="T195">value := &lt;-</text:span><text:span text:style-name="T199">channel</text:span></text:p>
            <text:p text:style-name="P13"><text:span text:style-name="T195"/></text:p>
            <text:p text:style-name="P13"><text:span text:style-name="T196">// прочитать из канала, игнорируя значение</text:span></text:p>
            <text:p text:style-name="P13"><text:span text:style-name="T195"><text:tab/></text:span><text:span text:style-name="T195">&lt;-</text:span><text:span text:style-name="T199">channel</text:span></text:p>
            <text:p text:style-name="P13"><text:span text:style-name="T274"/></text:p>
            <text:p text:style-name="P13"><text:span text:style-name="T195">close(</text:span><text:span text:style-name="T199">channel</text:span><text:span text:style-name="T195">)</text:span><text:span text:style-name="T196"><text:tab/></text:span><text:span text:style-name="T19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38" draw:text-style-name="P64" draw:layer="layout" svg:width="26.8cm" svg:height="13.1cm" svg:x="0.6cm" svg:y="2.1cm">
          <draw:text-box>
            <text:p text:style-name="P13"><text:span text:style-name="T178"><text:tab/></text:span><text:span text:style-name="T178">var </text:span><text:span text:style-name="T188">club</text:span><text:span text:style-name="T178"> </text:span><text:span text:style-name="T179">chan</text:span><text:span text:style-name="T178"> string</text:span><text:span text:style-name="T189"><text:tab/></text:span><text:span text:style-name="T189"><text:tab/></text:span><text:span text:style-name="T189"><text:tab/></text:span><text:span text:style-name="T189">// объявить канал для строк, значение </text:span><text:span text:style-name="T189">nil</text:span></text:p>
            <text:p text:style-name="P13"><text:span text:style-name="T178"><text:tab/></text:span><text:span text:style-name="T188">club</text:span><text:span text:style-name="T178"> = make(</text:span><text:span text:style-name="T179">chan</text:span><text:span text:style-name="T178"> string)</text:span><text:span text:style-name="T178"><text:tab/></text:span><text:span text:style-name="T178"><text:tab/></text:span><text:span text:style-name="T178">// выделить память каналу для строк</text:span></text:p>
            <text:p text:style-name="P13"><text:span text:style-name="T178"/></text:p>
            <text:p text:style-name="P13"><text:span text:style-name="T180">// club &lt;- "Разговор о Go"</text:span><text:span text:style-name="T180"><text:tab/></text:span><text:span text:style-name="T180"><text:tab/></text:span><text:span text:style-name="T180">// будет </text:span><text:span text:style-name="T275">deadlock !!!</text:span></text:p>
            <text:p text:style-name="P13"><text:span text:style-name="T178">// отправить в канал значение</text:span><text:span text:style-name="T178"><text:tab/></text:span><text:span text:style-name="T178">из одновременно выполняемой функции</text:span></text:p>
            <text:p text:style-name="P13"><text:span text:style-name="T178"><text:tab/></text:span><text:span text:style-name="T179">go</text:span><text:span text:style-name="T178"> func() { club &lt;- "Предложен разговор о языке Go" }() </text:span></text:p>
            <text:p text:style-name="P13"><text:span text:style-name="T178"><text:tab/></text:span><text:span text:style-name="T178">received := </text:span><text:span text:style-name="T179">&lt;-</text:span><text:span text:style-name="T188">club</text:span><text:span text:style-name="T178"><text:tab/></text:span><text:span text:style-name="T178"><text:tab/></text:span><text:span text:style-name="T178"><text:tab/></text:span><text:span text:style-name="T178"><text:tab/></text:span><text:span text:style-name="T178">// получить значение из канала в </text:span><text:span text:style-name="T178">переменную</text:span></text:p>
            <text:p text:style-name="P13"><text:span text:style-name="T178"/></text:p>
            <text:p text:style-name="P13"><text:span text:style-name="T178"><text:tab/></text:span><text:span text:style-name="T179">go</text:span><text:span text:style-name="T178"> </text:span><text:span text:style-name="T188">sendMessage</text:span><text:span text:style-name="T178">(</text:span><text:span text:style-name="T188">club</text:span><text:span text:style-name="T178">, </text:span><text:span text:style-name="T183">"Разговор о языке Go запланирован."</text:span><text:span text:style-name="T178">)</text:span></text:p>
            <text:p text:style-name="P13"><text:span text:style-name="T178"><text:tab/></text:span><text:span text:style-name="T179">go</text:span><text:span text:style-name="T178"> </text:span><text:span text:style-name="T188">sendMessage</text:span><text:span text:style-name="T178">(</text:span><text:span text:style-name="T188">club</text:span><text:span text:style-name="T178">, </text:span><text:span text:style-name="T183">"Разговор о языке Go состоялся."</text:span><text:span text:style-name="T178">)</text:span></text:p>
            <text:p text:style-name="P13"><text:span text:style-name="T178"/></text:p>
            <text:p text:style-name="P13"><text:span text:style-name="T178"><text:tab/></text:span><text:span text:style-name="T178">m2, m1 := </text:span><text:span text:style-name="T179">&lt;-</text:span><text:span text:style-name="T188">club</text:span><text:span text:style-name="T178">, </text:span><text:span text:style-name="T179">&lt;-</text:span><text:span text:style-name="T188">club</text:span><text:span text:style-name="T178"> </text:span><text:span text:style-name="T178"><text:tab/></text:span><text:span text:style-name="T178"><text:tab/></text:span><text:span text:style-name="T178">// получить 2 сообщения</text:span></text:p>
            <text:p text:style-name="P13"><text:span text:style-name="T178"><text:tab/></text:span><text:span text:style-name="T178">close(</text:span><text:span text:style-name="T188">club</text:span><text:span text:style-name="T178">)</text:span></text:p>
            <text:p text:style-name="P13"><text:span text:style-name="T178"><text:tab/></text:span><text:span text:style-name="T178">message, ok := &lt;-club </text:span><text:span text:style-name="T178"><text:tab/></text:span><text:span text:style-name="T178"><text:tab/></text:span><text:span text:style-name="T178"><text:tab/></text:span><text:span text:style-name="T178">// проверить доступность канала</text:span></text:p>
            <text:p text:style-name="P13"><text:span text:style-name="T178"><text:s text:c="4"/>if !ok {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канал закрыт</text:span></text:p>
            <text:p text:style-name="P13"><text:span text:style-name="T178"><text:s text:c="8"/>fmt.Println("</text:span><text:span text:style-name="T183">Разговор</text:span><text:span text:style-name="T178"> завершился.")</text:span></text:p>
            <text:p text:style-name="P13"><text:span text:style-name="T178"><text:s text:c="4"/>}</text:span></text:p>
            <text:p text:style-name="P13"><text:span text:style-name="T178"/></text:p>
            <text:p text:style-name="P13"><text:span text:style-name="T178"/></text:p>
          </draw:text-box>
        </draw:frame>
        <draw:frame draw:style-name="gr139" draw:text-style-name="P73" draw:layer="layout" svg:width="16.5cm" svg:height="2.168cm" svg:x="11cm" svg:y="13.1cm">
          <draw:text-box>
            <text:p text:style-name="P13"><text:span text:style-name="T178">func </text:span><text:span text:style-name="T188">sendMessage</text:span><text:span text:style-name="T178">(ch </text:span><text:span text:style-name="T179">chan&lt;- string</text:span><text:span text:style-name="T178">, s string) {</text:span></text:p>
            <text:p text:style-name="P13"><text:span text:style-name="T178"><text:s text:c="4"/>ch </text:span><text:span text:style-name="T179">&lt;-</text:span><text:span text:style-name="T178">s</text:span></text:p>
            <text:p text:style-name="P13"><text:span text:style-name="T17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</text:span><text:span text:style-name="T48"><text:a xlink:href="https://go.dev/cmd/go/" xlink:type="simple">go command</text:a></text:span></text:p>
          </draw:text-box>
        </draw:frame>
        <draw:frame draw:style-name="gr140" draw:text-style-name="P44" draw:layer="layout" svg:width="26.8cm" svg:height="13.1cm" svg:x="0.6cm" svg:y="2.1cm">
          <draw:text-box>
            <text:p text:style-name="P13"><text:span text:style-name="T135">go</text:span><text:span text:style-name="T16"> </text:span><text:span text:style-name="T131">command</text:span><text:span text:style-name="T16"> [аргументы...] # в одну команду </text:span><text:span text:style-name="T135">go</text:span><text:span text:style-name="T16"> интегрированы все команды:</text:span></text:p>
            <text:p text:style-name="P13"><text:span text:style-name="T130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35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35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35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35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35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35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6"><text:tab/></text:span><text:span text:style-name="T277">run</text:span><text:span text:style-name="T276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35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</text:span><text:span text:style-name="T16">пакетах</text:span></text:p>
          </draw:text-box>
        </draw:frame>
        <draw:custom-shape draw:style-name="gr141" draw:text-style-name="P79" draw:layer="layout" svg:width="3.5cm" svg:height="4cm" svg:x="24.1cm" svg:y="2.4cm">
          <text:p text:style-name="P42"><text:span text:style-name="T128">Стандартные</text:span></text:p>
          <text:p text:style-name="P42"><text:span text:style-name="T128">инструменты</text:span></text:p>
          <text:p text:style-name="P42"><text:span text:style-name="T128">системы </text:span></text:p>
          <text:p text:style-name="P42"><text:span text:style-name="T128">программиро-</text:span></text:p>
          <text:p text:style-name="P42"><text:span text:style-name="T128">вания Go.</text:span></text:p>
          <text:p text:style-name="P42"><text:span text:style-name="T278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go tool</text:span></text:p>
          </draw:text-box>
        </draw:frame>
        <draw:frame draw:style-name="gr142" draw:text-style-name="P44" draw:layer="layout" svg:width="26.8cm" svg:height="13.1cm" svg:x="0.6cm" svg:y="2.1cm">
          <draw:text-box>
            <text:p text:style-name="P13"><text:span text:style-name="T135"><text:tab/></text:span><text:span text:style-name="T135">go tool</text:span><text:span text:style-name="T16"> [-n] </text:span><text:span text:style-name="T131">command</text:span><text:span text:style-name="T16"> [</text:span><text:span text:style-name="T131">arguments</text:span><text:span text:style-name="T16">...] # запускает такие инструменты:</text:span></text:p>
            <text:p text:style-name="P13"><text:span text:style-name="T74"/></text:p>
            <text:p text:style-name="P13"><text:span text:style-name="T73">addr2line</text:span><text:span text:style-name="T74"> читает адреса и выводит имена функций &amp; место в исходнике (file:line)</text:span></text:p>
            <text:p text:style-name="P13"><text:span text:style-name="T73">asm</text:span><text:span text:style-name="T74"><text:tab/></text:span><text:span text:style-name="T74"> <text:s text:c="5"/>ассемблирует </text:span><text:span text:style-name="T77">x.go</text:span><text:span text:style-name="T74"> в </text:span><text:span text:style-name="T77">x.o</text:span><text:span text:style-name="T74">, чтобы объединить с другими объектами в архив </text:span><text:span text:style-name="T74">пакета</text:span></text:p>
            <text:p text:style-name="P13"><text:span text:style-name="T73">buildid</text:span><text:span text:style-name="T74"> <text:s text:c="2"/>выводит или перезаписывает (с </text:span><text:span text:style-name="T77">-w</text:span><text:span text:style-name="T74">) </text:span><text:span text:style-name="T77">build ID</text:span><text:span text:style-name="T74"> в указанном файле</text:span></text:p>
            <text:p text:style-name="P13"><text:span text:style-name="T73">cgo</text:span><text:span text:style-name="T74"> <text:s text:c="6"/>преобразует исходные Go файлы в несколько исходных Go и C файлов</text:span></text:p>
            <text:p text:style-name="P13"><text:span text:style-name="T73">compile</text:span><text:span text:style-name="T74"> <text:s text:c="2"/>компилирует файлы пакета в один объектный файл</text:span></text:p>
            <text:p text:style-name="P13"><text:span text:style-name="T73">covdata</text:span><text:span text:style-name="T74"> <text:s text:c="2"/>генерирует отчёты из выходных файлов coverage testing (2-го </text:span><text:span text:style-name="T74">поколения)</text:span></text:p>
            <text:p text:style-name="P13"><text:span text:style-name="T73">cover</text:span><text:span text:style-name="T74"> <text:s text:c="4"/>анализирует данные покрытия сгнерированные '</text:span><text:span text:style-name="T77">go test </text:span><text:span text:style-name="T77">-coverprofile=cover.out</text:span><text:span text:style-name="T74">'</text:span></text:p>
            <text:p text:style-name="P13"><text:span text:style-name="T74">doc <text:s text:c="6"/>== </text:span><text:span text:style-name="T77">go doc</text:span></text:p>
            <text:p text:style-name="P13"><text:span text:style-name="T74">fix <text:s text:c="6"/>находит программы со старыми API и исправляет их для использования </text:span><text:span text:style-name="T74">новых API</text:span></text:p>
            <text:p text:style-name="P13"><text:span text:style-name="T73">link</text:span><text:span text:style-name="T74"> <text:s text:c="5"/>объединяет главный объектный файл и зависимости в исполняемый </text:span><text:span text:style-name="T74">двоичный файл</text:span></text:p>
            <text:p text:style-name="P13"><text:span text:style-name="T73">nm</text:span><text:span text:style-name="T74"> <text:s text:c="7"/>выводит список символов из объектного / исполняемого файла или архива</text:span></text:p>
            <text:p text:style-name="P13"><text:span text:style-name="T73">objdump</text:span><text:span text:style-name="T74"> <text:s text:c="2"/>дизассемблирует исполняемые файлы</text:span></text:p>
            <text:p text:style-name="P13"><text:span text:style-name="T73">pack</text:span><text:span text:style-name="T74"> <text:s text:c="5"/>простая версия традиционной Unix-команды </text:span><text:span text:style-name="T77">ar</text:span><text:span text:style-name="T74"> с нужными для Go </text:span><text:span text:style-name="T74">операциями</text:span></text:p>
            <text:p text:style-name="P13"><text:span text:style-name="T73">pprof</text:span><text:span text:style-name="T74"> <text:s text:c="4"/>средство визуализации и анализа метрик о выполнении (performance </text:span><text:span text:style-name="T74">profile)</text:span></text:p>
            <text:p text:style-name="P13"><text:span text:style-name="T73">preprofile</text:span><text:span text:style-name="T74"> делает промежуточное представление данных pprof для применения в PGO</text:span></text:p>
            <text:p text:style-name="P13"><text:span text:style-name="T73">test2json</text:span><text:span text:style-name="T74"> преобразует вывод </text:span><text:span text:style-name="T77">go test</text:span><text:span text:style-name="T74"> в машинно-читаемый поток JSON</text:span></text:p>
            <text:p text:style-name="P13"><text:span text:style-name="T73">trace</text:span><text:span text:style-name="T74"> <text:s text:c="4"/>средство просмотра файлов трассировки, сгнерированных </text:span><text:span text:style-name="T77">go test -trace</text:span></text:p>
            <text:p text:style-name="P13"><text:span text:style-name="T74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IDEs</text:span></text:p>
          </draw:text-box>
        </draw:frame>
        <draw:frame draw:style-name="gr143" draw:text-style-name="P64" draw:layer="layout" svg:width="26.8cm" svg:height="13.1cm" svg:x="0.6cm" svg:y="2.1cm">
          <draw:text-box>
            <text:p text:style-name="P13"><text:span text:style-name="T279"><text:a xlink:href="https://go.dev/wiki/IDEsAndTextEditorPlugins" xlink:type="simple">▲ IDEs And Text Editor Plugins @ go.dev</text:a></text:span><text:span text:style-name="T279">:</text:span></text:p>
            <text:p text:style-name="P13"><text:span text:style-name="T279"/></text:p>
            <text:list text:style-name="L1">
              <text:list-item>
                <text:p text:style-name="P13"><text:span text:style-name="T280">Visual Studio Code</text:span><text:span text:style-name="T279"> + plug-in (Microsoft)</text:span></text:p>
              </text:list-item>
              <text:list-item>
                <text:p text:style-name="P13"><text:span text:style-name="T280">GoLand</text:span><text:span text:style-name="T279"> (IDE by JetBrains)</text:span></text:p>
              </text:list-item>
              <text:list-item>
                <text:p text:style-name="P13"><text:span text:style-name="T280">LiteIDE</text:span><text:span text:style-name="T279"> (open source and cross-platform Go IDE)</text:span></text:p>
              </text:list-item>
              <text:list-item>
                <text:p text:style-name="P13"><text:span text:style-name="T280">Komodo IDE</text:span><text:span text:style-name="T279"> (cross-platform IDE with built-in Go support)</text:span></text:p>
              </text:list-item>
            </text:list>
            <text:p text:style-name="P13"><text:span text:style-name="T280"/></text:p>
            <text:list text:continue-numbering="true" text:style-name="L1">
              <text:list-item>
                <text:p text:style-name="P13"><text:span text:style-name="T280">Komodo Edit</text:span><text:span text:style-name="T279"> + plug-in (cross-platform text editor)</text:span></text:p>
              </text:list-item>
              <text:list-item>
                <text:p text:style-name="P13"><text:span text:style-name="T280">Geany</text:span><text:span text:style-name="T279"> (free cross-platform programmer's text editor)</text:span></text:p>
              </text:list-item>
              <text:list-item>
                <text:p text:style-name="P13"><text:span text:style-name="T280">jEdit</text:span><text:span text:style-name="T279"> (open-source, cross-platform text editor: Java)</text:span></text:p>
              </text:list-item>
              <text:list-item>
                <text:p text:style-name="P13"><text:span text:style-name="T280">Notepad++</text:span><text:span text:style-name="T279"> (text &amp; source code editor: Windows)</text:span></text:p>
              </text:list-item>
              <text:list-item>
                <text:p text:style-name="P13"><text:span text:style-name="T280">Kate</text:span><text:span text:style-name="T279"> (cross-platform text editor with Go support out-of-the-box: KDE)</text:span></text:p>
              </text:list-item>
              <text:list-item>
                <text:p text:style-name="P13"><text:span text:style-name="T280">Sublime Text</text:span><text:span text:style-name="T279"> (commercial text editor: macOS, Windows, Linux)</text:span></text:p>
              </text:list-item>
              <text:list-item>
                <text:p text:style-name="P13"><text:span text:style-name="T280">TextMate</text:span><text:span text:style-name="T279"> (commercial text editor: macOS)</text:span></text:p>
              </text:list-item>
              <text:list-item>
                <text:p text:style-name="P13"><text:span text:style-name="T280">vim</text:span><text:span text:style-name="T279"> &amp; </text:span><text:span text:style-name="T280">Neovim</text:span><text:span text:style-name="T279">+ vim-go plugin (open-source, cross-platform text editor)</text:span></text:p>
              </text:list-item>
            </text:list>
            <text:p text:style-name="P13"><text:span text:style-name="T279"/></text:p>
            <text:p text:style-name="P18"><text:span text:style-name="T281">... Atom, BBEdit, Chime, CodeLobster IDE, Coding Rooms, emacs, Gitpod, IDEone, Jdoodle, OneComplier, </text:span><text:span text:style-name="T281">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44" draw:text-style-name="P80" draw:layer="layout" svg:width="26.8cm" svg:height="13.201cm" svg:x="0.6cm" svg:y="2.07cm">
          <draw:text-box>
            <text:p text:style-name="P18"><text:span text:style-name="T282">Go </text:span><text:span text:style-name="T283">применяется</text:span><text:span text:style-name="T282"> в </text:span><text:span text:style-name="T284">(&gt; 40% IT technology companies worldwide)</text:span><text:span text:style-name="T282">:</text:span></text:p>
            <text:p text:style-name="P18"><text:span text:style-name="T207"><text:tab/></text:span><text:span text:style-name="T285">Alibaba</text:span><text:span text:style-name="T207">, Amazon, American Express, </text:span><text:span text:style-name="T285">Apple</text:span><text:span text:style-name="T207">, Armut (</text:span><text:span text:style-name="T286">C#→Go</text:span><text:span text:style-name="T207">), </text:span><text:span text:style-name="T285">Baidu</text:span><text:span text:style-name="T207">, BBC, bitly, </text:span><text:span text:style-name="T207">ByteDance (TikTok/Douyin), Canonical, Capital One, CERN, </text:span><text:span text:style-name="T285">Cloudflare</text:span><text:span text:style-name="T207">, Cockroach </text:span><text:span text:style-name="T207">Labs, Curve, DataDog, dailymotion, </text:span><text:span text:style-name="T285">Docker</text:span><text:span text:style-name="T207">, DropBox</text:span><text:span text:style-name="T286"> (Python→Go)</text:span><text:span text:style-name="T207">, GitHub, </text:span><text:span text:style-name="T285">Google</text:span><text:span text:style-name="T207">, gov.uk, Heroku, Huawei, </text:span><text:span text:style-name="T285">IBM</text:span><text:span text:style-name="T207">, InfluxDB, Intel, K8s, Kubernetes, </text:span><text:span text:style-name="T285">Meta</text:span><text:span text:style-name="T207">, </text:span><text:span text:style-name="T285">Microsoft</text:span><text:span text:style-name="T207">, Monzo Bank, </text:span><text:span text:style-name="T285">Mozilla</text:span><text:span text:style-name="T207"> (</text:span><text:span text:style-name="T286">Rust &amp; Go</text:span><text:span text:style-name="T207">), Netflix (</text:span><text:span text:style-name="T286">Java→Go</text:span><text:span text:style-name="T207">), New York Times, </text:span><text:span text:style-name="T285">Oracle</text:span><text:span text:style-name="T207">, PayPal, Pinterest, Qiniu, </text:span><text:span text:style-name="T285">Reddit</text:span><text:span text:style-name="T207">, RedHat, Riot Games, SendGrid, Slack, </text:span><text:span text:style-name="T207">Salesforce</text:span><text:span text:style-name="T286"> (Python, C→Go)</text:span><text:span text:style-name="T207">, SendGrid, Stream</text:span><text:span text:style-name="T286"> (Python→Go)</text:span><text:span text:style-name="T207">, SoundCloud, </text:span><text:span text:style-name="T207">Terraform, The Economist, The New York Times, </text:span><text:span text:style-name="T285">Twitch</text:span><text:span text:style-name="T207">, Uber, Walmart, YouTube, </text:span><text:span text:style-name="T285">X / Twitter</text:span><text:span text:style-name="T207">, </text:span><text:span text:style-name="T286">многих</text:span><text:span text:style-name="T272"> других организациях и проектах </text:span><text:span text:style-name="T287">open-source</text:span><text:span text:style-name="T272">.</text:span></text:p>
            <text:p text:style-name="P18"><text:span text:style-name="T288">В </text:span><text:span text:style-name="T289">России</text:span><text:span text:style-name="T288"> (всеми крупными компаниями, и не только):</text:span></text:p>
            <text:p text:style-name="P18"><text:span text:style-name="T207"><text:tab/></text:span><text:span text:style-name="T285">Яндекс</text:span><text:span text:style-name="T207">, ЦУМ, УГМК-Телеком, Точка, Тинькофф, Совкомбанк Технологии, </text:span><text:span text:style-name="T207">СКБ Контур, Ситимобил, </text:span><text:span text:style-name="T285">СберТех</text:span><text:span text:style-name="T207">, Ростелеком, Онлайн-кинотеатр Иви, </text:span><text:span text:style-name="T285">МТС</text:span><text:span text:style-name="T207">+MWS, МойОфис, Магнит.Tech, </text:span><text:span text:style-name="T285">Лаборатория Касперского</text:span><text:span text:style-name="T207">, Купер, ИТ-</text:span><text:span text:style-name="T207">Холдинг Т1, ИнГосСтрах ,Банк, Домклик, Группа Астра, ГНИВЦ, ГК Юзтех, АйТи </text:span><text:span text:style-name="T207">Инновация, YADRO, X5 Digital, Wildberries, <text:s/></text:span><text:span text:style-name="T285">VK</text:span><text:span text:style-name="T207"> </text:span><text:span text:style-name="T286">(PHP→Go)</text:span><text:span text:style-name="T207">, Viasat Tech, Tutu, </text:span><text:span text:style-name="T285">Tele2</text:span><text:span text:style-name="T207">, Selectel, S8.Capital, </text:span><text:span text:style-name="T285">Ozon</text:span><text:span text:style-name="T207">, Okko, </text:span><text:span text:style-name="T285">Mail.ru</text:span><text:span text:style-name="T207"> Group, Lamoda Tech</text:span><text:span text:style-name="T208">, iSpring, IBS, </text:span><text:span text:style-name="T208">Delivery Club, Cloud.ru, Boxberry: IT, </text:span><text:span text:style-name="T290">Beeline</text:span><text:span text:style-name="T208">, </text:span><text:span text:style-name="T290">Avito</text:span><text:span text:style-name="T208">, 2GIS </text:span><text:span text:style-name="T272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рименение</text:span></text:p>
          </draw:text-box>
        </draw:frame>
        <draw:frame draw:style-name="gr145" draw:text-style-name="P64" draw:layer="layout" svg:width="26.8cm" svg:height="13.149cm" svg:x="0.6cm" svg:y="2.1cm">
          <draw:text-box>
            <text:p text:style-name="P13"><text:span text:style-name="T291">Области </text:span><text:span text:style-name="T291"><text:a xlink:href="https://github.com/avelino/awesome-go" xlink:type="simple">применения ▲</text:a></text:span><text:span text:style-name="T291"><text:s/>Go:</text:span></text:p>
            <text:list text:style-name="L1">
              <text:list-item>
                <text:p text:style-name="P81"><text:span text:style-name="T291"><text:a xlink:href="https://go.dev/solutions/devops" xlink:type="simple">DevOps &amp; SRE ▲</text:a></text:span><text:span text:style-name="T291"><text:s/>(Development Operations &amp; Site Reliability Engineering)</text:span></text:p>
              </text:list-item>
              <text:list-item>
                <text:p text:style-name="P81"><text:span text:style-name="T291"><text:a xlink:href="https://go.dev/solutions/cloud" xlink:type="simple">Cloud &amp; Distributed Network Services ▲</text:a></text:span><text:span text:style-name="T291"><text:s/></text:span></text:p>
              </text:list-item>
              <text:list-item>
                <text:p text:style-name="P81"><text:span text:style-name="T151"><text:a xlink:href="https://go.dev/solutions/webdev" xlink:type="simple">Web Development ▲</text:a></text:span><text:span text:style-name="T151"><text:s/>(frameworks, toolkits, engines, servers)</text:span></text:p>
              </text:list-item>
              <text:list-item>
                <text:p text:style-name="P81"><text:span text:style-name="T291"><text:a xlink:href="https://go.dev/solutions/clis" xlink:type="simple">System Automation &amp; CLIs ▲</text:a></text:span><text:span text:style-name="T291">, Utilities &amp; Stand-Alone Tools</text:span></text:p>
              </text:list-item>
              <text:list-item>
                <text:p text:style-name="P81"><text:span text:style-name="T291">... AI clients via API &amp; libraries </text:span><text:span text:style-name="T292">(GenKit, LocalAI, Ollama, ...)</text:span></text:p>
              </text:list-item>
              <text:list-item>
                <text:p text:style-name="P81"><text:span text:style-name="T291">… IoT &amp; embedded systems </text:span><text:span text:style-name="T292">(TinyGo)</text:span></text:p>
              </text:list-item>
              <text:list-item>
                <text:p text:style-name="P81"><text:span text:style-name="T293">… UI </text:span><text:span text:style-name="T294">(</text:span><text:span text:style-name="T294"><text:a xlink:href="https://fyne.io/" xlink:type="simple">Fyne</text:a></text:span><text:span text:style-name="T294">, </text:span><text:span text:style-name="T294"><text:a xlink:href="https://gioui.org/" xlink:type="simple">GioUI</text:a></text:span><text:span text:style-name="T294">)</text:span><text:span text:style-name="T293">: </text:span><text:span text:style-name="T295">GUI (Linux, MacOS, iOS, Android, Windows), WUI (GopherJS, WASM)</text:span></text:p>
              </text:list-item>
            </text:list>
            <text:p text:style-name="P13"><text:span text:style-name="T208">Software на Go:</text:span></text:p>
            <text:p text:style-name="P18"><text:span text:style-name="T251"><text:tab/></text:span><text:span text:style-name="T251"><text:a xlink:href="https://github.com/google/adk-go" xlink:type="simple">ADK</text:a></text:span><text:span text:style-name="T251"> for Go </text:span><text:span text:style-name="T248">(AI) @ Google</text:span><text:span text:style-name="T251">, Allegro </text:span><text:span text:style-name="T248">(eCommerce)</text:span><text:span text:style-name="T251">, </text:span><text:span text:style-name="T296">AmneziaWG</text:span><text:span text:style-name="T251">, </text:span><text:span text:style-name="T296">AKS</text:span><text:span text:style-name="T251"> [Azure Container Service] @ Microsoft, AresDB </text:span><text:span text:style-name="T248">@ Uber</text:span><text:span text:style-name="T251">, Badoo, bilibili </text:span><text:span text:style-name="T248">(video sharing)</text:span><text:span text:style-name="T251">, Buffalo </text:span><text:span text:style-name="T248">(web framework)</text:span><text:span text:style-name="T251">, Caddy </text:span><text:span text:style-name="T248">(web server)</text:span><text:span text:style-name="T251">, </text:span><text:span text:style-name="T296">CockroachDB</text:span><text:span text:style-name="T251">, Digger </text:span><text:span text:style-name="T248">(IaC)</text:span><text:span text:style-name="T251">, </text:span><text:span text:style-name="T296">Docker</text:span><text:span text:style-name="T251">, Drone </text:span><text:span text:style-name="T248">(CD)</text:span><text:span text:style-name="T251">, </text:span><text:span text:style-name="T296">DropBox</text:span><text:span text:style-name="T251"> </text:span><text:span text:style-name="T248">(backend)</text:span><text:span text:style-name="T251">, ent </text:span><text:span text:style-name="T248">@ Meta</text:span><text:span text:style-name="T251">, Flamingo </text:span><text:span text:style-name="T248">(web framework)</text:span><text:span text:style-name="T251">, </text:span><text:span text:style-name="T296">GenKit</text:span><text:span text:style-name="T251"> </text:span><text:span text:style-name="T248">(AI) @ Google</text:span><text:span text:style-name="T251">, Gin </text:span><text:span text:style-name="T248">(web framework), </text:span><text:span text:style-name="T296">Gitlab Runner</text:span><text:span text:style-name="T251">, Go Ethereum, </text:span><text:span text:style-name="T296">Google Cloud</text:span><text:span text:style-name="T251">, GoLand @ JetBrains, Gorgonia </text:span><text:span text:style-name="T248">(ML)</text:span><text:span text:style-name="T251">, Gorilla </text:span><text:span text:style-name="T248">(web toolkit)</text:span><text:span text:style-name="T251">, </text:span><text:span text:style-name="T296">Grafana</text:span><text:span text:style-name="T251">, gravitational/teleport </text:span><text:span text:style-name="T248">(access proxy)</text:span><text:span text:style-name="T251">, Hugo </text:span><text:span text:style-name="T248">(website engine), </text:span><text:span text:style-name="T251">Hyperledger Fabric </text:span><text:span text:style-name="T248">(blockchain)</text:span><text:span text:style-name="T251">, InfluxDB, JuiceFS, </text:span><text:span text:style-name="T296">Kubernetes</text:span><text:span text:style-name="T251">, LangChainGo, LocalAI, </text:span><text:span text:style-name="T296">LXD</text:span><text:span text:style-name="T251"> </text:span><text:span text:style-name="T248">@ Canonical</text:span><text:span text:style-name="T251">, </text:span><text:span text:style-name="T296">Mattermost</text:span><text:span text:style-name="T251"> </text:span><text:span text:style-name="T248">(messaging platform)</text:span><text:span text:style-name="T251">, MinIO </text:span><text:span text:style-name="T248">(object storage), </text:span><text:span text:style-name="T251">Monzo </text:span><text:span text:style-name="T248">(banking app)</text:span><text:span text:style-name="T251">, NATS </text:span><text:span text:style-name="T248">(messaging)</text:span><text:span text:style-name="T251">, NSQ </text:span><text:span text:style-name="T248">(messaging)</text:span><text:span text:style-name="T251">, </text:span><text:span text:style-name="T296">Ollama</text:span><text:span text:style-name="T251"> (89%), OpenShift </text:span><text:span text:style-name="T248">(containerization)</text:span><text:span text:style-name="T251">, Podman, </text:span><text:span text:style-name="T296">Prometheus</text:span><text:span text:style-name="T251"> </text:span><text:span text:style-name="T248">(monitoring &amp; alerting toolkit)</text:span><text:span text:style-name="T251">, Rend </text:span><text:span text:style-name="T248">(large scale data caching @ Netflix)</text:span><text:span text:style-name="T251">, SoundCloud, </text:span><text:span text:style-name="T296">SourceCraft</text:span><text:span text:style-name="T251"> </text:span><text:span text:style-name="T248">(software development platform) @ Yandex</text:span><text:span text:style-name="T251">, Soundscape </text:span><text:span text:style-name="T248">(music streaming)</text:span><text:span text:style-name="T251">, </text:span><text:span text:style-name="T296">Terraform</text:span><text:span text:style-name="T251"> </text:span><text:span text:style-name="T248">(IaC)</text:span><text:span text:style-name="T251">, Timesheets </text:span><text:span text:style-name="T248">(project management)</text:span><text:span text:style-name="T251">, Traefik </text:span><text:span text:style-name="T248">(reverse proxy and load balancer)</text:span><text:span text:style-name="T251">, </text:span><text:span text:style-name="T296">Twitch</text:span><text:span text:style-name="T251"> </text:span><text:span text:style-name="T248">(live-streaming)</text:span><text:span text:style-name="T251">, </text:span><text:span text:style-name="T297">TypeScript</text:span><text:span text:style-name="T251"> </text:span><text:span text:style-name="T248">@ Microsoft</text:span><text:span text:style-name="T251">, VITESS </text:span><text:span text:style-name="T248">@ YouTube</text:span><text:span text:style-name="T251">, </text:span><text:span text:style-name="T296">Zabbix</text:span><text:span text:style-name="T251"> </text:span><text:span text:style-name="T296">agent2</text:span><text:span text:style-name="T251">, …</text:span></text:p>
            <text:p text:style-name="P18"><text:span text:style-name="T217"/></text:p>
            <text:p text:style-name="P13"><text:span text:style-name="T207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46" draw:text-style-name="P20" draw:layer="layout" svg:width="26.8cm" svg:height="12.812cm" svg:x="0.6cm" svg:y="2.1cm">
          <draw:text-box>
            <text:p text:style-name="P18"><text:span text:style-name="T285"><text:a xlink:href="https://www.tiobe.com/tiobe-index/" xlink:type="simple">TIOBE index ▲</text:a></text:span><text:span text:style-name="T207"><text:s/></text:span><text:span text:style-name="T298">(since 2009)</text:span><text:span text:style-name="T208">:</text:span></text:p>
            <text:p text:style-name="P18"><text:span text:style-name="T207"><text:tab/></text:span><text:span text:style-name="T207">Now: </text:span><text:span text:style-name="T285">#15</text:span><text:span text:style-name="T207"> (Dec 2025) </text:span><text:span text:style-name="T208">← </text:span><text:span text:style-name="T290">#</text:span><text:span text:style-name="T208">8 (Oct 2025) ← #13 (Nov 2023)</text:span></text:p>
            <text:p text:style-name="P18"><text:span text:style-name="T207"><text:tab/></text:span><text:span text:style-name="T207">Highest Position (before): #7 (Apr 2024, Jul 2025)</text:span></text:p>
            <text:p text:style-name="P18"><text:span text:style-name="T207"><text:tab/></text:span><text:span text:style-name="T207">Lowest Position: #122 (May 2015)</text:span></text:p>
            <text:p text:style-name="P18"><text:span text:style-name="T207"><text:tab/></text:span><text:span text:style-name="T207">Language of the Year: 2009, 2016</text:span></text:p>
            <text:p text:style-name="P18"><text:span text:style-name="T285"><text:a xlink:href="https://radar.cloudflare.com/year-in-review/2024#api-client-language-popularity" xlink:type="simple">Cloudflare Radar ▲</text:a></text:span><text:span text:style-name="T207"><text:s/>API Client Language popularity: </text:span><text:span text:style-name="T285">#1</text:span><text:span text:style-name="T207"> (2024)</text:span></text:p>
            <text:p text:style-name="P18"><text:span text:style-name="T285"><text:a xlink:href="https://www.jetbrains.com/lp/devecosystem-2024/" xlink:type="simple">JetBrains ▲</text:a></text:span><text:span text:style-name="T207"><text:s/>Top-paid employees by programming language: </text:span><text:span text:style-name="T285">#2</text:span><text:span text:style-name="T207"> (2024)</text:span></text:p>
            <text:p text:style-name="P18"><text:span text:style-name="T285"><text:a xlink:href="https://github.blog/news-insights/octoverse/octoverse-2024/#the-most-popular-programming-languages" xlink:type="simple">GitHub Octoverse ▲</text:a></text:span><text:span text:style-name="T285"><text:s/></text:span><text:span text:style-name="T207">Top 10 fastest growing languages in 2024: </text:span><text:span text:style-name="T285">#3</text:span></text:p>
            <text:p text:style-name="P18"><text:span text:style-name="T285"><text:a xlink:href="https://blog.jetbrains.com/research/2025/04/is-golang-still-growing-go-language-popularity-trends-in-2024/" xlink:type="simple">JetBrains ▲</text:a></text:span><text:span text:style-name="T285"><text:s/></text:span><text:span text:style-name="T207">Language Promise Index:</text:span><text:span text:style-name="T285"> #4</text:span><text:span text:style-name="T207"> (2024)</text:span></text:p>
            <text:p text:style-name="P18"><text:span text:style-name="T299"><text:a xlink:href="https://spectrum.ieee.org/top-programming-languages-2025" xlink:type="simple">IEEE Spectrum ▲</text:a></text:span><text:span text:style-name="T207"><text:s/>Top Programming Languages: </text:span><text:span text:style-name="T285">#10</text:span><text:span text:style-name="T207"> (</text:span><text:span text:style-name="T208">2025)</text:span></text:p>
            <text:p text:style-name="P18"><text:span text:style-name="T290"><text:a xlink:href="https://www.crossover.com/blog/top-10-in-demand-programming-languages-for-2024" xlink:type="simple">Crossover ▲</text:a></text:span><text:span text:style-name="T208"><text:s/>Top 10 In-Demand Programming Languages for 2025: </text:span><text:span text:style-name="T290">#10</text:span><text:span text:style-name="T208"> </text:span></text:p>
            <text:p text:style-name="P18"><text:span text:style-name="T290"><text:a xlink:href="https://www.zdnet.com/article/the-most-popular-programming-languages-in-2024-and-what-that-even-means/" xlink:type="simple">ZDnet ▲</text:a></text:span><text:span text:style-name="T208"><text:s/>The most popular programming languages in 2025: </text:span><text:span text:style-name="T290">#10</text:span></text:p>
            <text:p text:style-name="P18"><text:span text:style-name="T285"><text:a xlink:href="https://survey.stackoverflow.co/2025/technology#most-popular-technologies-language-prof" xlink:type="simple">StackOverflow ▲</text:a></text:span><text:span text:style-name="T285"><text:s/>#12</text:span><text:span text:style-name="T207"> Most popular techs: language (professionals) (2025)</text:span></text:p>
            <text:p text:style-name="P18"><text:span text:style-name="T285"><text:a xlink:href="https://pypl.github.io/PYPL.html" xlink:type="simple">PYPL ▲</text:a></text:span><text:span text:style-name="T207">: </text:span><text:span text:style-name="T285">#14</text:span><text:span text:style-name="T208"> (Oct 2025)</text:span></text:p>
            <text:p text:style-name="P18"><text:span text:style-name="T290"><text:a xlink:href="https://redmonk.com/sogrady/2024/09/12/language-rankings-6-24/" xlink:type="simple">RedMonk ▲</text:a></text:span><text:span text:style-name="T208"><text:s/>Programming Language Rankings: </text:span><text:span text:style-name="T290">#12</text:span><text:span text:style-name="T208"> (Jun 2024)</text:span></text:p>
            <text:p text:style-name="P18"><text:span text:style-name="T290"><text:a xlink:href="https://www.statista.com/statistics/793628/worldwide-developer-survey-most-used-languages/" xlink:type="simple">Statista ▲</text:a></text:span><text:span text:style-name="T208"><text:s/>Most used programming languages among developers (2024): </text:span><text:span text:style-name="T290">#12</text:span></text:p>
            <text:p text:style-name="P18"><text:span text:style-name="T290"><text:a xlink:href="https://www.geeksforgeeks.org/top-programming-languages/" xlink:type="simple">GeeksForGeeks ▲</text:a></text:span><text:span text:style-name="T208"><text:s/>20 Best Programming Languages to Learn in 2025: </text:span><text:span text:style-name="T290">#13</text:span></text:p>
            <text:p text:style-name="P82"><text:span text:style-name="T298">* я не учитывал в индексах позицию HTML/CSS</text:span></text:p>
          </draw:text-box>
        </draw:frame>
        <draw:frame draw:style-name="gr147" draw:text-style-name="P83" draw:layer="layout" svg:width="6cm" svg:height="2.4cm" svg:x="21.4cm" svg:y="2.6cm">
          <draw:text-box>
            <text:p text:style-name="P40"><text:span text:style-name="T300"><text:a xlink:href="https://blog.jetbrains.com/research/2025/04/is-golang-still-growing-go-language-popularity-trends-in-2024/" xlink:type="simple">Is Golang Still Growing? Go Language Popularity Trends in 2024 ▲</text:a></text:span><text:span text:style-name="T300"><text:s/>@ JetBrains</text:span></text:p>
          </draw:text-box>
        </draw:frame>
        <draw:frame draw:style-name="gr148" draw:text-style-name="P83" draw:layer="layout" svg:width="6cm" svg:height="1.5cm" svg:x="21.5cm" svg:y="5.5cm">
          <draw:text-box>
            <text:p text:style-name="P40"><text:span text:style-name="T300"><text:a xlink:href="https://www.zenrows.com/blog/golang-popularity#cloud-native-ecosystem" xlink:type="simple">Golang in 2025: Usage, Trends, and Popularity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49" draw:text-style-name="P19" draw:layer="layout" svg:width="26.8cm" svg:height="12.884cm" svg:x="0.562cm" svg:y="2.327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301">Синтаксис слишком простой, мало syntactic sugar.</text:span></text:p>
              </text:list-item>
              <text:list-item>
                <text:p text:style-name="P18"><text:span text:style-name="T301">Нет полноценного ООП. </text:span></text:p>
              </text:list-item>
              <text:list-item>
                <text:p text:style-name="P18"><text:span text:style-name="T301">Явная обработка ошибок: смущает разработчиков, кто привык к исключениям (многословность, нет прерывания потока </text:span><text:span text:style-name="T301">выполнения).</text:span></text:p>
              </text:list-item>
              <text:list-item>
                <text:p text:style-name="P18"><text:span text:style-name="T301">Ограниченный вывод типов (inference): явное указание типов параметров снижает простоту и выгоды от шаблонного </text:span><text:span text:style-name="T301">кода.</text:span></text:p>
              </text:list-item>
              <text:list-item>
                <text:p text:style-name="P18"><text:span text:style-name="T301">Ограничения (constraints) задаются только интерфейсами и могут ограничивать гибкость generics в определённых </text:span><text:span text:style-name="T301">сценариях работы.</text:span></text:p>
              </text:list-item>
              <text:list-item>
                <text:p text:style-name="P18"><text:span text:style-name="T301">Синтаксис непривычный: использование </text:span><text:span text:style-name="T43">[ ]</text:span><text:span text:style-name="T301"> в типах параметров и в описании ограничений для generics снижает </text:span><text:span text:style-name="T301">читабельность.</text:span></text:p>
              </text:list-item>
              <text:list-item>
                <text:p text:style-name="P18"><text:span text:style-name="T301">Нет перегрузки функций (function overloading).</text:span></text:p>
              </text:list-item>
              <text:list-item>
                <text:p text:style-name="P18"><text:span text:style-name="T301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01">Нет возможности объявить неизменяемость (immutability declarations), кроме </text:span><text:span text:style-name="T43">const</text:span><text:span text:style-name="T301">.</text:span></text:p>
              </text:list-item>
              <text:list-item>
                <text:p text:style-name="P18"><text:span text:style-name="T301">Не хватает значений по умолчанию для параметров функций (default values for arguments)</text:span><text:span text:style-name="T302"> — сделано намеренно</text:span><text:span text:style-name="T301">.</text:span></text:p>
              </text:list-item>
              <text:list-item>
                <text:p text:style-name="P18"><text:span text:style-name="T301">Использование </text:span><text:span text:style-name="T43">nil</text:span><text:span text:style-name="T301"> и weak type safety?</text:span></text:p>
              </text:list-item>
              <text:list-item>
                <text:p text:style-name="P18"><text:span text:style-name="T301">Диспетчер сопрограмм (goroutines scheduler) управляет их выполнением, что может привести к недетерминированному </text:span><text:span text:style-name="T301">поведению.</text:span></text:p>
              </text:list-item>
              <text:list-item>
                <text:p text:style-name="P18"><text:span text:style-name="T301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01">Странный шаблон при форматировании даты и времени: "</text:span><text:span text:style-name="T43">Mon Jan 2 15:04:05 -0700 2006</text:span><text:span text:style-name="T301">".</text:span></text:p>
              </text:list-item>
              <text:list-item>
                <text:p text:style-name="P18"><text:span text:style-name="T301">Обескураживающий результат при проверке интерфейсов на </text:span><text:span text:style-name="T43">nil</text:span><text:span text:style-name="T301"> (</text:span><text:span text:style-name="T43">true</text:span><text:span text:style-name="T301"> только, если и значение, и тип == </text:span><text:span text:style-name="T43">nil</text:span><text:span text:style-name="T301">).</text:span></text:p>
              </text:list-item>
              <text:list-item>
                <text:p text:style-name="P18"><text:span text:style-name="T301">Рассогласование ссылок при изменении среза в функции (когда меняется ссылка на данные при изменении его </text:span><text:span text:style-name="T301">размера).</text:span></text:p>
              </text:list-item>
              <text:list-item>
                <text:p text:style-name="P18"><text:span text:style-name="T301">Нет проверки значений на соответствие перечислению, объявленному через </text:span><text:span text:style-name="T43">iota</text:span><text:span text:style-name="T301">.</text:span></text:p>
              </text:list-item>
              <text:list-item>
                <text:p text:style-name="P18"><text:span text:style-name="T301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37"><text:span text:style-name="T303"/></text:p>
            <text:p text:style-name="P37"><text:span text:style-name="T303">По-моему, эти претензии предъявляют те, кто не понял, для чего создавался Go, и хотят сделать из него </text:span><text:span text:style-name="T303">другой язык,</text:span></text:p>
            <text:p text:style-name="P37"><text:span text:style-name="T303">ещё один C++ / C# / Java.</text:span></text:p>
            <text:p text:style-name="P18"><text:span text:style-name="T44"/></text:p>
            <text:p text:style-name="P18"><text:span text:style-name="T44">Во многих проектах разработчики сочетают применение Go с использованием других новых </text:span><text:span text:style-name="T44">языков: </text:span><text:span text:style-name="T301"><text:a xlink:href="https://thenewstack.io/rust-vs-go-why-theyre-better-together/" xlink:type="simple">«Rust vs. Go: Why They’re Better Together» ▲</text:a></text:span><text:span text:style-name="T44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ои впечатления от Go </text:span></text:p>
          </draw:text-box>
        </draw:frame>
        <draw:frame draw:style-name="gr150" draw:text-style-name="P14" draw:layer="layout" svg:width="26.8cm" svg:height="13.238cm" svg:x="0.6cm" svg:y="2.1cm">
          <draw:text-box>
            <text:p text:style-name="P13"><text:span text:style-name="T10">Синтаксис лаконичный и понятны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динамического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 комптлятор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ограмм.</text:span></text:p>
            <text:p text:style-name="P13"><text:span text:style-name="T10">Осознал, что явная работа с ошибками дисциплинирует программиста: о них надо думать </text:span><text:span text:style-name="T10">постоянно.</text:span></text:p>
            <text:p text:style-name="P13"><text:span text:style-name="T10">Убедился в преимуществах отказа от традиционного ООП в пользу объектного подхода в Go.</text:span></text:p>
            <text:p text:style-name="P13"><text:span text:style-name="T10">Полюбил интерфейсы в Go — основу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, но современный и более надёжный, очень мощный.</text:span></text:p>
            <text:p text:style-name="P13"><text:span text:style-name="T10">Очень быстро компилируется. Удобно сразу выполнить: </text:span><text:span text:style-name="T133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: переписал на Go c Python и Ruby, сравнил скорость.</text:span></text:p>
            <text:p text:style-name="P13"><text:span text:style-name="T9"/></text:p>
            <text:p text:style-name="P13"><text:span text:style-name="T10">Очень 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и обновлять сторонние модули (которых неимоверно много)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>Хорошие инструменты в комплекте — можно разрабатывать без IDE.</text:span></text:p>
            <text:p text:style-name="P13"><text:span text:style-name="T10"/></text:p>
            <text:p text:style-name="P13"><text:span text:style-name="T10">На Си писать сложно и ненадёжно. А на Go пишу с удовольствием!</text:span></text:p>
          </draw:text-box>
        </draw:frame>
        <draw:custom-shape draw:style-name="gr151" draw:text-style-name="P86" draw:layer="layout" svg:width="7.9cm" svg:height="3.101cm" svg:x="19.5cm" svg:y="12.399cm">
          <text:p text:style-name="P84"><text:span text:style-name="T304"/></text:p>
          <text:p text:style-name="P84"><text:span text:style-name="T304">«Go isn’t like C, because it is garbage-</text:span></text:p>
          <text:p text:style-name="P84"><text:span text:style-name="T304">collected and has a real run-time, but it </text:span></text:p>
          <text:p text:style-name="P84"><text:span text:style-name="T305">is</text:span><text:span text:style-name="T304"> like C in that </text:span><text:span text:style-name="T306">you can fit the whole </text:span></text:p>
          <text:p text:style-name="P84"><text:span text:style-name="T306">language in your head</text:span><text:span text:style-name="T304">.»</text:span></text:p>
          <text:p text:style-name="P85"><text:span text:style-name="T305"><text:a xlink:href="https://sinclairtarget.com/blog/2025/08/thoughts-on-go-vs.-rust-vs.-zig/" xlink:type="simple">Sinclair Target</text:a></text:span><text:span text:style-name="T305"><text:s/></text:span></text:p>
          <text:p text:style-name="P85"><text:span text:style-name="T30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Мой опыт: советы</text:span></text:p>
          </draw:text-box>
        </draw:frame>
        <draw:frame draw:style-name="gr152" draw:text-style-name="P19" draw:layer="layout" svg:width="26.8cm" svg:height="12.884cm" svg:x="0.6cm" svg:y="2.116cm">
          <draw:text-box>
            <text:p text:style-name="P18"><text:span text:style-name="T27">Чему я научился, изучая Go:</text:span></text:p>
            <text:p text:style-name="P18"><text:span text:style-name="T27"/></text:p>
            <text:list text:style-name="L1">
              <text:list-item>
                <text:p text:style-name="P18"><text:span text:style-name="T27">Из функций, в которых возможна нештатная ситуация, нужно всегда возвращать </text:span><text:span text:style-name="T307">error</text:span><text:span text:style-name="T27">, </text:span><text:span text:style-name="T27">который будет о ней сообщать (можно управлять уровнем подробности).</text:span></text:p>
              </text:list-item>
              <text:list-item>
                <text:p text:style-name="P18"><text:span text:style-name="T27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7">Лучше разбивать исходники по пакетам в подкаталогах, которые специализируются на </text:span><text:span text:style-name="T27">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7">Когда пишешь пакет, лучше сначала все имена сделать неимпортируемыми (</text:span><text:span text:style-name="T39">names</text:span><text:span text:style-name="T27">), и </text:span><text:span text:style-name="T27">делать их видимыми извне (</text:span><text:span text:style-name="T39">Names</text:span><text:span text:style-name="T27">) при необходимости.</text:span></text:p>
              </text:list-item>
            </text:list>
            <text:p text:style-name="P37"><text:span text:style-name="T308"/></text:p>
            <text:p text:style-name="P37"><text:span text:style-name="T308"/></text:p>
          </draw:text-box>
        </draw:frame>
        <draw:frame draw:style-name="gr2" draw:text-style-name="P71" draw:layer="layout" svg:width="3.09cm" svg:height="6cm" svg:x="0.14cm" svg:y="9.6cm">
          <draw:image xlink:href="Pictures/100000010000018F000003061E7BE37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71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53" draw:text-style-name="P71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53" draw:text-style-name="P71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53" draw:text-style-name="P71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71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4" draw:text-style-name="P87" draw:layer="layout" svg:width="3.5cm" svg:height="4.585cm" svg:x="2cm" svg:y="9.1cm">
          <draw:text-box>
            <text:p text:style-name="P13"><text:span text:style-name="T309">Ken Thompson</text:span><text:span text:style-name="T310">, </text:span><text:span text:style-name="T311">США</text:span></text:p>
            <text:p><text:span text:style-name="T310">(</text:span><text:span text:style-name="T312">«старая инженерная школа»):</text:span></text:p>
            <text:p><text:span text:style-name="T313">разработчик языка C, ОС Unix, Plan 9</text:span><text:span text:style-name="T314">, Inferno, grep, ed, QED, UTF-8.</text:span></text:p>
          </draw:text-box>
        </draw:frame>
        <draw:frame draw:style-name="gr155" draw:text-style-name="P88" draw:layer="layout" svg:width="4.2cm" svg:height="5cm" svg:x="13.4cm" svg:y="7cm">
          <draw:text-box>
            <text:p><text:span text:style-name="T315">Robert Griesemer</text:span><text:span text:style-name="T316">,</text:span><text:span text:style-name="T312"> </text:span><text:span text:style-name="T317">Швейцария</text:span></text:p>
            <text:p><text:span text:style-name="T310">(«ученик Никласа Вирта (Pascal, Modula, Oberon), европейская школа</text:span><text:span text:style-name="T318">»</text:span><text:span text:style-name="T312">):</text:span></text:p>
            <text:p><text:span text:style-name="T314">разработчик V8 JS engine, Java HotSpot VM, языка Sawzall, a programming language for vector computers, системы Strongtalk.</text:span></text:p>
          </draw:text-box>
        </draw:frame>
        <draw:frame draw:style-name="gr156" draw:text-style-name="P87" draw:layer="layout" svg:width="3.6cm" svg:height="4.979cm" svg:x="5.5cm" svg:y="6.321cm">
          <draw:text-box>
            <text:p text:style-name="P13"><text:span text:style-name="T309">Rob Pike</text:span><text:span text:style-name="T310">, </text:span><text:span text:style-name="T311">Канада</text:span></text:p>
            <text:p><text:span text:style-name="T312">(«следующее поколение», специалист по concurrency):</text:span></text:p>
            <text:p><text:span text:style-name="T314">разработчик window system for Unix; ОС Plan 9, Inferno, UTF-8, sam, acme, языков Sawzall, Limbo, Newsqueak.</text:span></text:p>
          </draw:text-box>
        </draw:frame>
        <draw:frame draw:style-name="gr2" draw:text-style-name="P71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57" draw:text-style-name="P89" draw:layer="layout" svg:width="5cm" svg:height="1.8cm" svg:x="8cm" svg:y="11.6cm">
          <draw:text-box>
            <text:p text:style-name="P13"><text:span text:style-name="T319">Go = C tokens + </text:span></text:p>
            <text:p text:style-name="P13"><text:span text:style-name="T319"><text:s text:c="9"/>Oberon structure </text:span></text:p>
            <text:p text:style-name="P13"><text:span text:style-name="T319"><text:s text:c="8"/>(&amp; strictness)</text:span></text:p>
          </draw:text-box>
        </draw:frame>
        <draw:frame draw:style-name="gr158" draw:text-style-name="P90" draw:layer="layout" svg:width="8.6cm" svg:height="3.026cm" svg:x="18.4cm" svg:y="3.9cm">
          <draw:text-box>
            <text:p text:style-name="P18"><text:span text:style-name="T320">«Our original goal was not to create a new programming language, it was to create a better way to write </text:span><text:span text:style-name="T320">programs.»</text:span></text:p>
            <text:p text:style-name="P82"><text:span text:style-name="T321">Rob</text:span><text:span text:style-name="T251"> </text:span><text:span text:style-name="T321">Pike</text:span></text:p>
          </draw:text-box>
        </draw:frame>
        <draw:frame draw:style-name="gr159" draw:text-style-name="P90" draw:layer="layout" svg:width="8.6cm" svg:height="3.026cm" svg:x="18.5cm" svg:y="7.4cm">
          <draw:text-box>
            <text:p text:style-name="P18"><text:span text:style-name="T322">«Нашей изначальной целью было не разработать новый язык программирования, а создать лучший способ </text:span><text:span text:style-name="T322">писать программы.»</text:span></text:p>
            <text:p text:style-name="P82"><text:span text:style-name="T321">Rob</text:span><text:span text:style-name="T251"> </text:span><text:span text:style-name="T321">Pike</text:span></text:p>
          </draw:text-box>
        </draw:frame>
        <draw:custom-shape draw:style-name="gr160" draw:text-style-name="P92" draw:layer="layout" svg:width="8.1cm" svg:height="2.501cm" svg:x="13.7cm" svg:y="12.9cm">
          <text:p text:style-name="P91"><text:span text:style-name="T139">Наверное, это последний язык, </text:span></text:p>
          <text:p text:style-name="P91"><text:span text:style-name="T139">разработанный «классиками»,</text:span></text:p>
          <text:p text:style-name="P91"><text:span text:style-name="T13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Книг много</text:span><text:span text:style-name="T323"> </text:span><text:span text:style-name="T324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61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61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61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61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61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61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62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61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71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сылки </text:span><text:span text:style-name="T325">▲</text:span></text:p>
          </draw:text-box>
        </draw:frame>
        <draw:frame draw:style-name="gr163" draw:text-style-name="P94" draw:layer="layout" svg:width="27cm" svg:height="13.151cm" svg:x="0.5cm" svg:y="2.127cm">
          <draw:text-box>
            <text:list text:style-name="L1">
              <text:list-item>
                <text:p text:style-name="P93"><text:span text:style-name="T235"><text:a xlink:href="https://go.dev/" xlink:type="simple">go.dev/</text:a></text:span><text:span text:style-name="T235"><text:s text:c="35"/></text:span><text:span text:style-name="T326"><text:s text:c="4"/>// Официальный сайт языка</text:span></text:p>
              </text:list-item>
              <text:list-item>
                <text:p text:style-name="P93"><text:span text:style-name="T235"><text:a xlink:href="https://go.dev/play/" xlink:type="simple">go.dev/play/</text:a></text:span><text:span text:style-name="T117"><text:s text:c="30"/></text:span><text:span text:style-name="T326"><text:s text:c="4"/>// Go Playground ~ выполнение в браузере</text:span></text:p>
              </text:list-item>
              <text:list-item>
                <text:p text:style-name="P93"><text:span text:style-name="T235"><text:a xlink:href="https://go.dev/ref/spec" xlink:type="simple">go.dev/ref/spec</text:a></text:span><text:span text:style-name="T235"><text:s text:c="27"/></text:span><text:span text:style-name="T326"><text:s text:c="4"/></text:span><text:span text:style-name="T327">// Спецификация языка</text:span><text:span text:style-name="T326"> (!!!)</text:span></text:p>
              </text:list-item>
              <text:list-item>
                <text:p text:style-name="P93"><text:span text:style-name="T327"><text:a xlink:href="https://github.com/golang/go" xlink:type="simple">github.com/golang/go</text:a></text:span><text:span text:style-name="T327"><text:s text:c="26"/></text:span><text:span text:style-name="T326">// Исходники</text:span></text:p>
              </text:list-item>
              <text:list-item>
                <text:p text:style-name="P93"><text:span text:style-name="T235"><text:a xlink:href="https://go.dev/doc/" xlink:type="simple">go.dev/doc/</text:a></text:span><text:span text:style-name="T117"><text:s text:c="31"/></text:span><text:span text:style-name="T326"><text:s text:c="4"/>// Документация</text:span></text:p>
              </text:list-item>
              <text:list-item>
                <text:p text:style-name="P93"><text:span text:style-name="T235"><text:a xlink:href="https://go.dev/doc/code" xlink:type="simple">go.dev/doc/code</text:a></text:span><text:span text:style-name="T117"><text:s text:c="27"/></text:span><text:span text:style-name="T326"><text:s text:c="4"/>// How to Write Go Code</text:span></text:p>
              </text:list-item>
              <text:list-item>
                <text:p text:style-name="P93"><text:span text:style-name="T235"><text:a xlink:href="https://pkg.go.dev/std" xlink:type="simple">pkg.go.dev/std</text:a></text:span><text:span text:style-name="T235"><text:s text:c="20"/></text:span><text:span text:style-name="T117"><text:s text:c="8"/></text:span><text:span text:style-name="T326"><text:s text:c="4"/>// стандартная библиотека</text:span></text:p>
              </text:list-item>
              <text:list-item>
                <text:p text:style-name="P18"><text:span text:style-name="T235"><text:a xlink:href="https://gobyexample.com/" xlink:type="simple">gobyexample.com</text:a></text:span><text:span text:style-name="T117"><text:s text:c="27"/></text:span><text:span text:style-name="T326"><text:s text:c="4"/>// Go в примерах</text:span></text:p>
              </text:list-item>
              <text:list-item>
                <text:p text:style-name="P18"><text:span text:style-name="T327"><text:a xlink:href="https://go.dev/doc/modules/layout" xlink:type="simple">go.dev/doc/modules/layout</text:a></text:span><text:span text:style-name="T326"><text:s text:c="21"/>// Структура каталогов</text:span></text:p>
              </text:list-item>
              <text:list-item>
                <text:p text:style-name="P18"><text:span text:style-name="T235"><text:a xlink:href="https://github.com/golang-standards/project-layout/blob/master/README_ru.md" xlink:type="simple">github.com/golang-standards/project-layout</text:a></text:span><text:span text:style-name="T117"><text:s text:c="4"/>// </text:span><text:span text:style-name="T326">Стандартный макет [большого] Go проекта</text:span></text:p>
              </text:list-item>
              <text:list-item>
                <text:p text:style-name="P93"><text:span text:style-name="T235"><text:a xlink:href="https://tour.golang.org/" xlink:type="simple">tour.golang.org</text:a></text:span><text:span text:style-name="T117"><text:s text:c="27"/></text:span><text:span text:style-name="T326"><text:s text:c="4"/>// Экскурсия по возможностям Go</text:span></text:p>
              </text:list-item>
              <text:list-item>
                <text:p text:style-name="P93"><text:span text:style-name="T235"><text:a xlink:href="https://golangdocs.com/" xlink:type="simple">golangdocs.com</text:a></text:span><text:span text:style-name="T117"><text:s text:c="28"/></text:span><text:span text:style-name="T326"><text:s text:c="4"/>// Примеры конструкций</text:span></text:p>
              </text:list-item>
              <text:list-item>
                <text:p text:style-name="P93"><text:span text:style-name="T327"><text:a xlink:href="https://appliedgo.net/why-go/" xlink:type="simple">appliedgo.net/why-go/</text:a></text:span><text:span text:style-name="T326"><text:s text:c="25"/>// 15 Reasons I Love Go</text:span></text:p>
              </text:list-item>
              <text:list-item>
                <text:p text:style-name="P93"><text:span text:style-name="T327"><text:a xlink:href="https://github.com/avelino/awesome-go" xlink:type="simple">awesome-go</text:a></text:span><text:span text:style-name="T326"><text:s text:c="36"/>// Подборка библиотек и инструментов: для «всего на </text:span><text:span text:style-name="T326">свете»</text:span></text:p>
              </text:list-item>
            </text:list>
            <text:p text:style-name="P93"><text:span text:style-name="T327"/></text:p>
            <text:list text:continue-numbering="true" text:style-name="L1">
              <text:list-item>
                <text:p text:style-name="P18"><text:span text:style-name="T235"><text:a xlink:href="https://go.dev/doc/effective_go" xlink:type="simple">go.dev/doc/effective_go</text:a></text:span><text:span text:style-name="T235"><text:s text:c="4"/></text:span><text:span text:style-name="T117"><text:s text:c="9"/></text:span><text:span text:style-name="T326"><text:s text:c="10"/>// "Effecive Go" бесплатная web-книга</text:span></text:p>
              </text:list-item>
              <text:list-item>
                <text:p text:style-name="P93"><text:span text:style-name="T327"><text:a xlink:href="https://gopl.io/" xlink:type="simple">gopl.io</text:a></text:span><text:span text:style-name="T326"><text:s text:c="18"/>// "The Go Programming Language" by A.A.A.Donovan &amp; B.W.Kernighan</text:span></text:p>
              </text:list-item>
            </text:list>
            <text:p text:style-name="P93"><text:span text:style-name="T326"/></text:p>
            <text:list text:continue-numbering="true" text:style-name="L1">
              <text:list-item>
                <text:p text:style-name="P93"><text:span text:style-name="T235"><text:a xlink:href="https://www.w3schools.com/go/index.php" xlink:type="simple">w3schools.com/go/</text:a></text:span><text:span text:style-name="T117"><text:s text:c="16"/></text:span><text:span text:style-name="T326">@ w3schools <text:s/>// Справочник</text:span></text:p>
              </text:list-item>
              <text:list-item>
                <text:p text:style-name="P93"><text:span text:style-name="T23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17"><text:s/></text:span><text:span text:style-name="T326">@ proglib.io // Самоучитель</text:span></text:p>
              </text:list-item>
              <text:list-item>
                <text:p text:style-name="P93"><text:span text:style-name="T326"><text:a xlink:href="https://uproger.com/uchebnik-go-golang-dlya-nachinayushhih/" xlink:type="simple">Учебник для начинающих</text:a></text:span><text:span text:style-name="T326"><text:s text:c="11"/>@ uproger <text:s text:c="3"/>// Учебник</text:span></text:p>
              </text:list-item>
              <text:list-item>
                <text:p text:style-name="P93"><text:span text:style-name="T235"><text:a xlink:href="https://proglib.io/p/dorozhnaya-karta-go-razrabotchika-v-2023-godu-2023-11-01" xlink:type="simple">Дорожная карта Go-разработчика</text:a></text:span><text:span text:style-name="T117"><text:s text:c="3"/></text:span><text:span text:style-name="T326">@ proglib.io // План изучения</text:span></text:p>
              </text:list-item>
              <text:list-item>
                <text:p text:style-name="P93"><text:span text:style-name="T327"><text:a xlink:href="https://lyceum.yandex.ru/go" xlink:type="simple">lyceum.yandex.ru/go</text:a></text:span><text:span text:style-name="T326"><text:s text:c="27"/>// Яндекс-лицей: Программирование на Go</text:span></text:p>
              </text:list-item>
              <text:list-item>
                <text:p text:style-name="P93"><text:span text:style-name="T327"><text:a xlink:href="https://start.practicum.yandex/go-basics/" xlink:type="simple">start.practicum.yandex/go-basics/</text:a></text:span><text:span text:style-name="T326"><text:s text:c="13"/>// Яндекс-практикум: Основы Go</text:span></text:p>
              </text:list-item>
              <text:list-item>
                <text:p text:style-name="P93"><text:span text:style-name="T327"><text:a xlink:href="https://codelibs.ru/category/go/" xlink:type="simple">Книги по Go</text:a></text:span><text:span text:style-name="T326"><text:s text:c="22"/>@codelibs.ru // Учебники по Go</text:span></text:p>
              </text:list-item>
            </text:list>
            <text:p text:style-name="P93"><text:span text:style-name="T326"/></text:p>
            <text:list text:continue-numbering="true" text:style-name="L1">
              <text:list-item>
                <text:p text:style-name="P93"><text:span text:style-name="T327"><text:a xlink:href="https://tinygo.org/" xlink:type="simple">tinygo.org</text:a></text:span><text:span text:style-name="T326"><text:s text:c="36"/>// TinyGo: Go on embedded systems &amp; WebAssembly</text:span></text:p>
              </text:list-item>
              <text:list-item>
                <text:p text:style-name="P93"><text:span text:style-name="T326"><text:a xlink:href="https://github.com/open2b/scriggo/" xlink:type="simple">scriggo.com</text:a></text:span><text:span text:style-name="T326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Готов ответить на вопросы</text:span></text:p>
          </draw:text-box>
        </draw:frame>
        <draw:frame draw:style-name="gr12" draw:text-style-name="P95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>Ссылка на презентацию</text:span></text:p>
          </draw:image>
        </draw:frame>
        <draw:frame draw:style-name="gr164" draw:text-style-name="P96" draw:layer="layout" svg:width="6.527cm" svg:height="3.405cm" svg:x="10cm" svg:y="6.834cm">
          <draw:text-box>
            <text:p text:style-name="P2"><text:span text:style-name="T329">???</text:span></text:p>
          </draw:text-box>
        </draw:frame>
        <draw:frame draw:style-name="gr2" draw:text-style-name="P71" draw:layer="layout" svg:width="10cm" svg:height="10cm" svg:x="9.137cm" svg:y="5.084cm">
          <draw:image xlink:href="Pictures/1000003C000001F4000001F40032A19C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ловарик</text:span></text:p>
          </draw:text-box>
        </draw:frame>
        <draw:frame draw:style-name="gr165" draw:text-style-name="P97" draw:layer="layout" svg:width="26.4cm" svg:height="12.473cm" svg:x="0.8cm" svg:y="2.527cm">
          <draw:text-box>
            <text:p text:style-name="P18"><text:span text:style-name="T330">communicating sequential processes ~ взаимодействие последовательных процессов </text:span></text:p>
            <text:p text:style-name="P18"><text:span text:style-name="T330">concurrency ~ свойство программы, допускающее одновременное выполнение нескольких вычислительных </text:span><text:span text:style-name="T330">процессов</text:span></text:p>
            <text:p text:style-name="P18"><text:span text:style-name="T330">CSP <text:s/>= communicating sequential processes</text:span></text:p>
            <text:p text:style-name="P18"><text:span text:style-name="T330">gopher ~ программист на Go</text:span></text:p>
            <text:p text:style-name="P18"><text:span text:style-name="T330">goroutine ~ подпрограмма, запущенная для одновременного выволнения, возможно, выполняемая параллельно</text:span></text:p>
            <text:p text:style-name="P18"><text:span text:style-name="T330">multitasking ~ многозадачность</text:span></text:p>
            <text:p text:style-name="P18"><text:span text:style-name="T330">parallelism ~ параллелизм = параллельное выполнение вычислений</text:span></text:p>
            <text:p text:style-name="P18"><text:span text:style-name="T330">process ~ процесс</text:span></text:p>
            <text:p text:style-name="P18"><text:span text:style-name="T330">subprocess ~ подпроцесс</text:span></text:p>
            <text:p text:style-name="P18"><text:span text:style-name="T330">subtask ~ подзадача</text:span></text:p>
            <text:p text:style-name="P18"><text:span text:style-name="T330">task ~ задача</text:span></text:p>
            <text:p text:style-name="P18"><text:span text:style-name="T330">zero value ~</text:span></text:p>
            <text:p text:style-name="P18"><text:span text:style-name="T330"/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2-22T17:30:57.343924336</dc:date>
    <meta:editing-duration>P12DT7H3M11S</meta:editing-duration>
    <meta:editing-cycles>2025</meta:editing-cycles>
    <meta:generator>LibreOffice/25.2.3.2$Linux_X86_64 LibreOffice_project/520$Build-2</meta:generator>
    <meta:print-date>2025-11-27T16:35:08.716618556</meta:print-date>
    <meta:printed-by>PDF files</meta:printed-by>
    <meta:document-statistic meta:object-count="621"/>
  </office:meta>
</office:document-meta>
</file>